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298cm" fo:margin-left="1.281cm" table:align="left"/>
    </style:style>
    <style:style style:name="Table1.A" style:family="table-column">
      <style:table-column-properties style:column-width="2.302cm"/>
    </style:style>
    <style:style style:name="Table1.B" style:family="table-column">
      <style:table-column-properties style:column-width="2.699cm"/>
    </style:style>
    <style:style style:name="Table1.C" style:family="table-column">
      <style:table-column-properties style:column-width="3.307cm"/>
    </style:style>
    <style:style style:name="Table1.D"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871a"/>
    </style:style>
    <style:style style:name="P2" style:family="paragraph" style:parent-style-name="Standard">
      <style:text-properties officeooo:rsid="00097a36" officeooo:paragraph-rsid="00097a36"/>
    </style:style>
    <style:style style:name="P3" style:family="paragraph" style:parent-style-name="Standard">
      <style:text-properties officeooo:rsid="000e36cd" officeooo:paragraph-rsid="000e36cd"/>
    </style:style>
    <style:style style:name="P4" style:family="paragraph" style:parent-style-name="Standard">
      <style:text-properties officeooo:paragraph-rsid="000eeb23"/>
    </style:style>
    <style:style style:name="P5" style:family="paragraph" style:parent-style-name="Standard">
      <style:text-properties officeooo:rsid="00108d7f" officeooo:paragraph-rsid="00108d7f"/>
    </style:style>
    <style:style style:name="P6" style:family="paragraph" style:parent-style-name="Standard">
      <style:text-properties officeooo:rsid="00108d7f" officeooo:paragraph-rsid="00330d67"/>
    </style:style>
    <style:style style:name="P7" style:family="paragraph" style:parent-style-name="Standard">
      <style:text-properties officeooo:rsid="0010e55f" officeooo:paragraph-rsid="0010e55f"/>
    </style:style>
    <style:style style:name="P8" style:family="paragraph" style:parent-style-name="Standard">
      <style:text-properties officeooo:rsid="0010e55f" officeooo:paragraph-rsid="00330d67"/>
    </style:style>
    <style:style style:name="P9" style:family="paragraph" style:parent-style-name="Standard">
      <style:text-properties fo:font-style="italic" officeooo:rsid="0010e55f" officeooo:paragraph-rsid="0010e55f" style:font-style-asian="italic" style:font-style-complex="italic"/>
    </style:style>
    <style:style style:name="P10" style:family="paragraph" style:parent-style-name="Standard">
      <style:text-properties fo:font-style="italic" officeooo:paragraph-rsid="000eeb23" style:font-style-asian="italic" style:font-style-complex="italic"/>
    </style:style>
    <style:style style:name="P11" style:family="paragraph" style:parent-style-name="Standard">
      <style:text-properties fo:font-style="italic" officeooo:rsid="001b4e15" officeooo:paragraph-rsid="001b4e15" style:font-style-asian="italic" style:font-style-complex="italic"/>
    </style:style>
    <style:style style:name="P12" style:family="paragraph" style:parent-style-name="Standard">
      <style:text-properties fo:font-style="italic" officeooo:rsid="00178e6e" officeooo:paragraph-rsid="0038c4b3" style:font-style-asian="italic" style:font-style-complex="italic"/>
    </style:style>
    <style:style style:name="P13" style:family="paragraph" style:parent-style-name="Standard">
      <style:text-properties fo:font-style="italic" officeooo:rsid="00387c7d" officeooo:paragraph-rsid="00387c7d" style:font-style-asian="italic" style:font-style-complex="italic"/>
    </style:style>
    <style:style style:name="P14" style:family="paragraph" style:parent-style-name="Standard">
      <style:text-properties fo:font-style="italic" officeooo:rsid="0038c4b3" officeooo:paragraph-rsid="0038c4b3" style:font-style-asian="italic" style:font-style-complex="italic"/>
    </style:style>
    <style:style style:name="P15" style:family="paragraph" style:parent-style-name="Standard">
      <style:text-properties officeooo:paragraph-rsid="0012c6a5"/>
    </style:style>
    <style:style style:name="P16" style:family="paragraph" style:parent-style-name="Standard">
      <style:text-properties officeooo:rsid="001517c8" officeooo:paragraph-rsid="001517c8"/>
    </style:style>
    <style:style style:name="P17" style:family="paragraph" style:parent-style-name="Standard">
      <style:text-properties officeooo:rsid="001517c8" officeooo:paragraph-rsid="00387c7d"/>
    </style:style>
    <style:style style:name="P18" style:family="paragraph" style:parent-style-name="Standard">
      <style:text-properties officeooo:rsid="001517c8" officeooo:paragraph-rsid="0038c4b3"/>
    </style:style>
    <style:style style:name="P19" style:family="paragraph" style:parent-style-name="Standard">
      <style:text-properties officeooo:rsid="00178e6e" officeooo:paragraph-rsid="001517c8"/>
    </style:style>
    <style:style style:name="P20" style:family="paragraph" style:parent-style-name="Standard">
      <style:text-properties officeooo:rsid="00178e6e" officeooo:paragraph-rsid="00178e6e"/>
    </style:style>
    <style:style style:name="P21" style:family="paragraph" style:parent-style-name="Standard">
      <style:text-properties officeooo:rsid="00178e6e" officeooo:paragraph-rsid="003be996"/>
    </style:style>
    <style:style style:name="P22" style:family="paragraph" style:parent-style-name="Standard">
      <style:text-properties officeooo:rsid="001b4e15" officeooo:paragraph-rsid="001b4e15"/>
    </style:style>
    <style:style style:name="P23" style:family="paragraph" style:parent-style-name="Standard">
      <style:text-properties officeooo:rsid="001b4e15" officeooo:paragraph-rsid="001f664f"/>
    </style:style>
    <style:style style:name="P24" style:family="paragraph" style:parent-style-name="Standard">
      <style:text-properties officeooo:rsid="001c9650" officeooo:paragraph-rsid="001e681e"/>
    </style:style>
    <style:style style:name="P25" style:family="paragraph" style:parent-style-name="Standard">
      <style:text-properties officeooo:rsid="001c9650" officeooo:paragraph-rsid="003be996"/>
    </style:style>
    <style:style style:name="P26" style:family="paragraph" style:parent-style-name="Standard">
      <style:text-properties officeooo:rsid="001cce01" officeooo:paragraph-rsid="001cce01"/>
    </style:style>
    <style:style style:name="P27" style:family="paragraph" style:parent-style-name="Standard">
      <style:text-properties officeooo:rsid="001cce01" officeooo:paragraph-rsid="001f664f"/>
    </style:style>
    <style:style style:name="P28" style:family="paragraph" style:parent-style-name="Standard">
      <style:text-properties officeooo:rsid="001cce01" officeooo:paragraph-rsid="0020e7ee"/>
    </style:style>
    <style:style style:name="P29" style:family="paragraph" style:parent-style-name="Standard">
      <style:text-properties officeooo:rsid="001cce01" officeooo:paragraph-rsid="0028da05"/>
    </style:style>
    <style:style style:name="P30" style:family="paragraph" style:parent-style-name="Standard">
      <style:text-properties officeooo:rsid="001cce01" officeooo:paragraph-rsid="003be996"/>
    </style:style>
    <style:style style:name="P31" style:family="paragraph" style:parent-style-name="Standard">
      <style:text-properties officeooo:rsid="001e681e" officeooo:paragraph-rsid="001cce01"/>
    </style:style>
    <style:style style:name="P32" style:family="paragraph" style:parent-style-name="Standard">
      <style:text-properties officeooo:rsid="002100d8" officeooo:paragraph-rsid="002100d8"/>
    </style:style>
    <style:style style:name="P33" style:family="paragraph" style:parent-style-name="Standard">
      <style:text-properties officeooo:paragraph-rsid="002100d8"/>
    </style:style>
    <style:style style:name="P34" style:family="paragraph" style:parent-style-name="Standard">
      <style:text-properties officeooo:rsid="002188f4" officeooo:paragraph-rsid="001b4e15"/>
    </style:style>
    <style:style style:name="P35" style:family="paragraph" style:parent-style-name="Standard">
      <style:text-properties officeooo:rsid="002188f4" officeooo:paragraph-rsid="001c9650"/>
    </style:style>
    <style:style style:name="P36" style:family="paragraph" style:parent-style-name="Standard">
      <style:text-properties officeooo:rsid="0023fed9" officeooo:paragraph-rsid="0023fed9"/>
    </style:style>
    <style:style style:name="P37" style:family="paragraph" style:parent-style-name="Standard">
      <style:text-properties officeooo:rsid="00259ce1" officeooo:paragraph-rsid="00259ce1"/>
    </style:style>
    <style:style style:name="P38" style:family="paragraph" style:parent-style-name="Standard">
      <style:text-properties officeooo:rsid="002736c6" officeooo:paragraph-rsid="002736c6"/>
    </style:style>
    <style:style style:name="P39" style:family="paragraph" style:parent-style-name="Standard">
      <style:text-properties officeooo:rsid="002736c6" officeooo:paragraph-rsid="003cf098"/>
    </style:style>
    <style:style style:name="P40" style:family="paragraph" style:parent-style-name="Standard">
      <style:text-properties officeooo:rsid="00282f3b" officeooo:paragraph-rsid="00282f3b"/>
    </style:style>
    <style:style style:name="P41" style:family="paragraph" style:parent-style-name="Standard">
      <style:text-properties officeooo:rsid="00290e14" officeooo:paragraph-rsid="00290e14"/>
    </style:style>
    <style:style style:name="P42" style:family="paragraph" style:parent-style-name="Standard">
      <style:text-properties officeooo:rsid="002a6b9c" officeooo:paragraph-rsid="002a6b9c"/>
    </style:style>
    <style:style style:name="P43" style:family="paragraph" style:parent-style-name="Standard">
      <style:text-properties officeooo:rsid="002ad372" officeooo:paragraph-rsid="002ad372"/>
    </style:style>
    <style:style style:name="P44" style:family="paragraph" style:parent-style-name="Standard">
      <style:text-properties officeooo:rsid="002c4182" officeooo:paragraph-rsid="002c4182"/>
    </style:style>
    <style:style style:name="P45" style:family="paragraph" style:parent-style-name="Standard">
      <style:text-properties officeooo:rsid="002c4182" officeooo:paragraph-rsid="0048da03"/>
    </style:style>
    <style:style style:name="P46" style:family="paragraph" style:parent-style-name="Standard">
      <style:text-properties officeooo:rsid="002c4182" officeooo:paragraph-rsid="007b49f9"/>
    </style:style>
    <style:style style:name="P47" style:family="paragraph" style:parent-style-name="Standard">
      <style:text-properties officeooo:rsid="002e5fa0" officeooo:paragraph-rsid="0049bc9e"/>
    </style:style>
    <style:style style:name="P48" style:family="paragraph" style:parent-style-name="Standard">
      <style:text-properties officeooo:rsid="002e5fa0" officeooo:paragraph-rsid="00794319"/>
    </style:style>
    <style:style style:name="P49" style:family="paragraph" style:parent-style-name="Standard">
      <style:text-properties officeooo:rsid="002f2958" officeooo:paragraph-rsid="002f2958"/>
    </style:style>
    <style:style style:name="P50" style:family="paragraph" style:parent-style-name="Standard">
      <style:text-properties officeooo:rsid="002f2958" officeooo:paragraph-rsid="00a22680"/>
    </style:style>
    <style:style style:name="P51" style:family="paragraph" style:parent-style-name="Standard">
      <style:text-properties officeooo:rsid="003021af" officeooo:paragraph-rsid="003021af"/>
    </style:style>
    <style:style style:name="P52" style:family="paragraph" style:parent-style-name="Standard">
      <style:text-properties officeooo:rsid="003021af" officeooo:paragraph-rsid="0099e37c"/>
    </style:style>
    <style:style style:name="P53" style:family="paragraph" style:parent-style-name="Standard">
      <style:text-properties officeooo:rsid="003021af" officeooo:paragraph-rsid="009cf590"/>
    </style:style>
    <style:style style:name="P54" style:family="paragraph" style:parent-style-name="Standard">
      <style:text-properties officeooo:rsid="003021af" officeooo:paragraph-rsid="009e8366"/>
    </style:style>
    <style:style style:name="P55" style:family="paragraph" style:parent-style-name="Standard">
      <style:text-properties officeooo:rsid="0030c0bd" officeooo:paragraph-rsid="0099e37c"/>
    </style:style>
    <style:style style:name="P56" style:family="paragraph" style:parent-style-name="Standard">
      <style:text-properties officeooo:rsid="00315273" officeooo:paragraph-rsid="00315273"/>
    </style:style>
    <style:style style:name="P57" style:family="paragraph" style:parent-style-name="Standard">
      <style:text-properties officeooo:paragraph-rsid="00330d67"/>
    </style:style>
    <style:style style:name="P58" style:family="paragraph" style:parent-style-name="Standard">
      <style:text-properties officeooo:rsid="0034032c" officeooo:paragraph-rsid="0034032c"/>
    </style:style>
    <style:style style:name="P59" style:family="paragraph" style:parent-style-name="Standard">
      <style:text-properties officeooo:rsid="0038c4b3" officeooo:paragraph-rsid="0038c4b3"/>
    </style:style>
    <style:style style:name="P60" style:family="paragraph" style:parent-style-name="Standard">
      <style:text-properties fo:font-style="normal" officeooo:rsid="00097a36" officeooo:paragraph-rsid="00097a36" style:font-style-asian="normal" style:font-style-complex="normal"/>
    </style:style>
    <style:style style:name="P61" style:family="paragraph" style:parent-style-name="Standard">
      <style:text-properties fo:font-style="normal" officeooo:rsid="001e681e" officeooo:paragraph-rsid="002100d8" style:font-style-asian="normal" style:font-style-complex="normal"/>
    </style:style>
    <style:style style:name="P62" style:family="paragraph" style:parent-style-name="Standard">
      <style:text-properties fo:font-style="normal" officeooo:rsid="001e681e" officeooo:paragraph-rsid="00370672" style:font-style-asian="normal" style:font-style-complex="normal"/>
    </style:style>
    <style:style style:name="P63" style:family="paragraph" style:parent-style-name="Standard">
      <style:text-properties fo:font-style="normal" officeooo:rsid="001e681e" officeooo:paragraph-rsid="00235d4b" style:font-style-asian="normal" style:font-style-complex="normal"/>
    </style:style>
    <style:style style:name="P64" style:family="paragraph" style:parent-style-name="Standard">
      <style:text-properties fo:font-style="normal" officeooo:rsid="001e681e" officeooo:paragraph-rsid="001e681e" style:font-style-asian="normal" style:font-style-complex="normal"/>
    </style:style>
    <style:style style:name="P65" style:family="paragraph" style:parent-style-name="Standard">
      <style:text-properties fo:font-style="normal" officeooo:rsid="002188f4" officeooo:paragraph-rsid="002188f4" style:font-style-asian="normal" style:font-style-complex="normal"/>
    </style:style>
    <style:style style:name="P66" style:family="paragraph" style:parent-style-name="Standard">
      <style:text-properties fo:font-style="normal" officeooo:rsid="00235d4b" officeooo:paragraph-rsid="00235d4b" style:font-style-asian="normal" style:font-style-complex="normal"/>
    </style:style>
    <style:style style:name="P67" style:family="paragraph" style:parent-style-name="Standard">
      <style:text-properties fo:font-style="normal" officeooo:rsid="00259ce1" officeooo:paragraph-rsid="0023fed9" style:font-style-asian="normal" style:font-style-complex="normal"/>
    </style:style>
    <style:style style:name="P68" style:family="paragraph" style:parent-style-name="Standard">
      <style:text-properties officeooo:paragraph-rsid="003a6d68"/>
    </style:style>
    <style:style style:name="P69" style:family="paragraph" style:parent-style-name="Standard">
      <style:text-properties officeooo:paragraph-rsid="003be996"/>
    </style:style>
    <style:style style:name="P70" style:family="paragraph" style:parent-style-name="Standard">
      <style:text-properties officeooo:rsid="003dbba6" officeooo:paragraph-rsid="003dbba6"/>
    </style:style>
    <style:style style:name="P71" style:family="paragraph" style:parent-style-name="Standard">
      <style:text-properties officeooo:rsid="003dbba6" officeooo:paragraph-rsid="004587dd"/>
    </style:style>
    <style:style style:name="P72" style:family="paragraph" style:parent-style-name="Standard">
      <style:text-properties officeooo:rsid="0044532a" officeooo:paragraph-rsid="0044532a"/>
    </style:style>
    <style:style style:name="P73" style:family="paragraph" style:parent-style-name="Standard">
      <style:text-properties officeooo:rsid="004587dd" officeooo:paragraph-rsid="004587dd"/>
    </style:style>
    <style:style style:name="P74" style:family="paragraph" style:parent-style-name="Standard">
      <style:text-properties officeooo:rsid="00477227" officeooo:paragraph-rsid="00477227"/>
    </style:style>
    <style:style style:name="P75" style:family="paragraph" style:parent-style-name="Standard">
      <style:text-properties officeooo:rsid="0048da03" officeooo:paragraph-rsid="0048da03"/>
    </style:style>
    <style:style style:name="P76" style:family="paragraph" style:parent-style-name="Standard">
      <style:text-properties officeooo:rsid="0048da03" officeooo:paragraph-rsid="007ac5c5"/>
    </style:style>
    <style:style style:name="P77" style:family="paragraph" style:parent-style-name="Standard">
      <style:text-properties officeooo:rsid="00492a95" officeooo:paragraph-rsid="00492a95"/>
    </style:style>
    <style:style style:name="P78" style:family="paragraph" style:parent-style-name="Standard">
      <style:text-properties officeooo:rsid="00499747" officeooo:paragraph-rsid="0049bc9e"/>
    </style:style>
    <style:style style:name="P79" style:family="paragraph" style:parent-style-name="Standard">
      <style:text-properties officeooo:rsid="00499747" officeooo:paragraph-rsid="00794319"/>
    </style:style>
    <style:style style:name="P80" style:family="paragraph" style:parent-style-name="Standard">
      <style:text-properties officeooo:rsid="00499747" officeooo:paragraph-rsid="007ac5c5"/>
    </style:style>
    <style:style style:name="P81" style:family="paragraph" style:parent-style-name="Standard">
      <style:text-properties officeooo:rsid="00499747" officeooo:paragraph-rsid="00c9e022"/>
    </style:style>
    <style:style style:name="P82" style:family="paragraph" style:parent-style-name="Standard">
      <style:text-properties officeooo:rsid="00499747" officeooo:paragraph-rsid="00cb0b48"/>
    </style:style>
    <style:style style:name="P83" style:family="paragraph" style:parent-style-name="Standard">
      <style:text-properties officeooo:rsid="00794319" officeooo:paragraph-rsid="00794319"/>
    </style:style>
    <style:style style:name="P84" style:family="paragraph" style:parent-style-name="Standard">
      <style:text-properties officeooo:rsid="007b49f9" officeooo:paragraph-rsid="007d6ee5"/>
    </style:style>
    <style:style style:name="P85" style:family="paragraph" style:parent-style-name="Standard">
      <style:text-properties officeooo:rsid="007b49f9" officeooo:paragraph-rsid="008d1aa5"/>
    </style:style>
    <style:style style:name="P86" style:family="paragraph" style:parent-style-name="Standard">
      <style:text-properties officeooo:rsid="00837b16" officeooo:paragraph-rsid="008ec977"/>
    </style:style>
    <style:style style:name="P87" style:family="paragraph" style:parent-style-name="Standard">
      <style:text-properties officeooo:rsid="008d1aa5" officeooo:paragraph-rsid="008d1aa5"/>
    </style:style>
    <style:style style:name="P88" style:family="paragraph" style:parent-style-name="Standard">
      <style:text-properties officeooo:rsid="008ec977" officeooo:paragraph-rsid="008ec977"/>
    </style:style>
    <style:style style:name="P89" style:family="paragraph" style:parent-style-name="Standard">
      <style:text-properties officeooo:rsid="008ec977" officeooo:paragraph-rsid="00cb0b48"/>
    </style:style>
    <style:style style:name="P90" style:family="paragraph" style:parent-style-name="Standard">
      <style:text-properties officeooo:rsid="008f11d4" officeooo:paragraph-rsid="008f11d4"/>
    </style:style>
    <style:style style:name="P91" style:family="paragraph" style:parent-style-name="Standard">
      <style:text-properties officeooo:rsid="008f11d4" officeooo:paragraph-rsid="00907995"/>
    </style:style>
    <style:style style:name="P92" style:family="paragraph" style:parent-style-name="Standard">
      <style:text-properties officeooo:rsid="009092cb" officeooo:paragraph-rsid="009092cb"/>
    </style:style>
    <style:style style:name="P93" style:family="paragraph" style:parent-style-name="Standard">
      <style:text-properties officeooo:rsid="00916a89" officeooo:paragraph-rsid="009092cb"/>
    </style:style>
    <style:style style:name="P94" style:family="paragraph" style:parent-style-name="Standard">
      <style:text-properties officeooo:rsid="00916a89" officeooo:paragraph-rsid="0095acd6"/>
    </style:style>
    <style:style style:name="P95" style:family="paragraph" style:parent-style-name="Standard">
      <style:text-properties officeooo:rsid="00930480" officeooo:paragraph-rsid="00930480"/>
    </style:style>
    <style:style style:name="P96" style:family="paragraph" style:parent-style-name="Standard">
      <style:text-properties officeooo:rsid="00930480" officeooo:paragraph-rsid="0095acd6"/>
    </style:style>
    <style:style style:name="P97" style:family="paragraph" style:parent-style-name="Standard">
      <style:text-properties officeooo:rsid="009435a2" officeooo:paragraph-rsid="0095acd6"/>
    </style:style>
    <style:style style:name="P98" style:family="paragraph" style:parent-style-name="Standard">
      <style:text-properties officeooo:rsid="009435a2" officeooo:paragraph-rsid="00a00575"/>
    </style:style>
    <style:style style:name="P99" style:family="paragraph" style:parent-style-name="Standard">
      <style:text-properties officeooo:rsid="009435a2" officeooo:paragraph-rsid="009435a2"/>
    </style:style>
    <style:style style:name="P100" style:family="paragraph" style:parent-style-name="Standard">
      <style:text-properties officeooo:rsid="0095acd6" officeooo:paragraph-rsid="0095acd6"/>
    </style:style>
    <style:style style:name="P101" style:family="paragraph" style:parent-style-name="Standard">
      <style:text-properties officeooo:rsid="0098d23a" officeooo:paragraph-rsid="0098d23a"/>
    </style:style>
    <style:style style:name="P102" style:family="paragraph" style:parent-style-name="Standard">
      <style:text-properties officeooo:rsid="0098d23a" officeooo:paragraph-rsid="00cc7ac0"/>
    </style:style>
    <style:style style:name="P103" style:family="paragraph" style:parent-style-name="Standard">
      <style:text-properties officeooo:rsid="00098642" officeooo:paragraph-rsid="003a6d68"/>
    </style:style>
    <style:style style:name="P104" style:family="paragraph" style:parent-style-name="Standard">
      <style:text-properties officeooo:rsid="001290de" officeooo:paragraph-rsid="001290de"/>
    </style:style>
    <style:style style:name="P105" style:family="paragraph" style:parent-style-name="Standard">
      <style:text-properties officeooo:rsid="009b75d5" officeooo:paragraph-rsid="009b75d5"/>
    </style:style>
    <style:style style:name="P106" style:family="paragraph" style:parent-style-name="Standard">
      <style:text-properties officeooo:rsid="00a5c529" officeooo:paragraph-rsid="00a5c529"/>
    </style:style>
    <style:style style:name="P107" style:family="paragraph" style:parent-style-name="Standard">
      <style:text-properties officeooo:rsid="00a5c529" officeooo:paragraph-rsid="00098642"/>
    </style:style>
    <style:style style:name="P108" style:family="paragraph" style:parent-style-name="Standard">
      <style:text-properties officeooo:rsid="003a6d68" officeooo:paragraph-rsid="003a6d68"/>
    </style:style>
    <style:style style:name="P109" style:family="paragraph" style:parent-style-name="Standard">
      <style:text-properties officeooo:rsid="003a6d68" officeooo:paragraph-rsid="00a7c9fa"/>
    </style:style>
    <style:style style:name="P110" style:family="paragraph" style:parent-style-name="Standard">
      <style:text-properties officeooo:rsid="003a6d68" officeooo:paragraph-rsid="00c40566"/>
    </style:style>
    <style:style style:name="P111" style:family="paragraph" style:parent-style-name="Standard">
      <style:text-properties officeooo:paragraph-rsid="00c40566"/>
    </style:style>
    <style:style style:name="P112" style:family="paragraph" style:parent-style-name="Standard">
      <style:text-properties officeooo:paragraph-rsid="00097a36"/>
    </style:style>
    <style:style style:name="P113" style:family="paragraph" style:parent-style-name="Standard">
      <style:text-properties officeooo:rsid="009771ad" officeooo:paragraph-rsid="00cc7ac0"/>
    </style:style>
    <style:style style:name="P114" style:family="paragraph" style:parent-style-name="Standard">
      <style:text-properties officeooo:rsid="009771ad" officeooo:paragraph-rsid="0096b0ab"/>
    </style:style>
    <style:style style:name="P115" style:family="paragraph" style:parent-style-name="Standard">
      <style:text-properties officeooo:rsid="009771ad" officeooo:paragraph-rsid="00d06678"/>
    </style:style>
    <style:style style:name="P116" style:family="paragraph" style:parent-style-name="Standard">
      <style:text-properties officeooo:rsid="0096b0ab" officeooo:paragraph-rsid="00cff2ce"/>
    </style:style>
    <style:style style:name="P117" style:family="paragraph" style:parent-style-name="Standard">
      <style:text-properties officeooo:rsid="00d67760" officeooo:paragraph-rsid="00d67760"/>
    </style:style>
    <style:style style:name="P118" style:family="paragraph" style:parent-style-name="Standard">
      <style:text-properties officeooo:rsid="00d67760" officeooo:paragraph-rsid="00d690bb"/>
    </style:style>
    <style:style style:name="P119" style:family="paragraph" style:parent-style-name="Standard">
      <style:text-properties officeooo:rsid="00d690bb" officeooo:paragraph-rsid="00d690bb"/>
    </style:style>
    <style:style style:name="P120" style:family="paragraph" style:parent-style-name="Standard">
      <style:text-properties officeooo:rsid="00d690bb" officeooo:paragraph-rsid="00d6aa60"/>
    </style:style>
    <style:style style:name="P121" style:family="paragraph" style:parent-style-name="Standard">
      <style:text-properties officeooo:rsid="00d87321" officeooo:paragraph-rsid="00d87321"/>
    </style:style>
    <style:style style:name="P122" style:family="paragraph" style:parent-style-name="Standard">
      <style:text-properties officeooo:paragraph-rsid="00d87321"/>
    </style:style>
    <style:style style:name="P123" style:family="paragraph" style:parent-style-name="Standard">
      <style:text-properties officeooo:rsid="00da5642" officeooo:paragraph-rsid="00da5642"/>
    </style:style>
    <style:style style:name="P124" style:family="paragraph" style:parent-style-name="Standard">
      <style:paragraph-properties fo:margin-left="1.251cm" fo:margin-right="0cm" fo:text-indent="0cm" style:auto-text-indent="false"/>
      <style:text-properties fo:font-style="italic" officeooo:rsid="0038c4b3" officeooo:paragraph-rsid="0038c4b3" style:font-style-asian="italic" style:font-style-complex="italic"/>
    </style:style>
    <style:style style:name="P125" style:family="paragraph" style:parent-style-name="Standard">
      <style:paragraph-properties fo:margin-left="1.251cm" fo:margin-right="0cm" fo:text-indent="0cm" style:auto-text-indent="false"/>
      <style:text-properties fo:font-style="italic" officeooo:rsid="003a34b0" officeooo:paragraph-rsid="003a34b0" style:font-style-asian="italic" style:font-style-complex="italic"/>
    </style:style>
    <style:style style:name="P126" style:family="paragraph" style:parent-style-name="Preformatted_20_Text">
      <style:paragraph-properties fo:margin-left="1.251cm" fo:margin-right="0cm" fo:text-indent="0cm" style:auto-text-indent="false"/>
    </style:style>
    <style:style style:name="P127" style:family="paragraph" style:parent-style-name="Preformatted_20_Text">
      <style:paragraph-properties fo:margin-left="1.251cm" fo:margin-right="0cm" fo:text-indent="0cm" style:auto-text-indent="false"/>
      <style:text-properties officeooo:paragraph-rsid="00370672"/>
    </style:style>
    <style:style style:name="P128" style:family="paragraph" style:parent-style-name="Preformatted_20_Text">
      <style:paragraph-properties fo:margin-left="1.251cm" fo:margin-right="0cm" fo:text-indent="0cm" style:auto-text-indent="false"/>
      <style:text-properties officeooo:paragraph-rsid="008f11d4"/>
    </style:style>
    <style:style style:name="P129" style:family="paragraph" style:parent-style-name="Text_20_body">
      <style:text-properties officeooo:rsid="00a8efbf" officeooo:paragraph-rsid="00a8efbf"/>
    </style:style>
    <style:style style:name="P130" style:family="paragraph" style:parent-style-name="Text_20_body">
      <style:text-properties officeooo:rsid="00b38ad2" officeooo:paragraph-rsid="00b38ad2"/>
    </style:style>
    <style:style style:name="P131" style:family="paragraph" style:parent-style-name="Text_20_body">
      <style:text-properties officeooo:rsid="00b3b6e4" officeooo:paragraph-rsid="00b3b6e4"/>
    </style:style>
    <style:style style:name="P132" style:family="paragraph" style:parent-style-name="Text_20_body">
      <style:text-properties officeooo:rsid="00b64d5f" officeooo:paragraph-rsid="00b64d5f"/>
    </style:style>
    <style:style style:name="P133" style:family="paragraph" style:parent-style-name="Text_20_body">
      <style:text-properties officeooo:rsid="00b64d5f" officeooo:paragraph-rsid="00b6d54f"/>
    </style:style>
    <style:style style:name="P134" style:family="paragraph" style:parent-style-name="Text_20_body">
      <style:text-properties officeooo:rsid="00b6d54f" officeooo:paragraph-rsid="00b6d54f"/>
    </style:style>
    <style:style style:name="P135" style:family="paragraph" style:parent-style-name="Text_20_body">
      <style:text-properties officeooo:paragraph-rsid="00b6d54f"/>
    </style:style>
    <style:style style:name="P136" style:family="paragraph" style:parent-style-name="Text_20_body">
      <style:text-properties officeooo:rsid="00da8c12" officeooo:paragraph-rsid="00da8c12"/>
    </style:style>
    <style:style style:name="P137" style:family="paragraph" style:parent-style-name="Standard">
      <style:paragraph-properties fo:margin-left="0cm" fo:margin-right="0cm" fo:text-indent="0cm" style:auto-text-indent="false"/>
      <style:text-properties officeooo:rsid="002736c6" officeooo:paragraph-rsid="00c58aaf"/>
    </style:style>
    <style:style style:name="P138" style:family="paragraph" style:parent-style-name="Standard" style:list-style-name="L1"/>
    <style:style style:name="P139" style:family="paragraph" style:parent-style-name="Standard" style:list-style-name="L1">
      <style:text-properties officeooo:rsid="00c40566" officeooo:paragraph-rsid="00c40566"/>
    </style:style>
    <style:style style:name="P140" style:family="paragraph" style:parent-style-name="Standard" style:list-style-name="L1">
      <style:text-properties officeooo:rsid="00097a36" officeooo:paragraph-rsid="00c40566"/>
    </style:style>
    <style:style style:name="P141" style:family="paragraph" style:parent-style-name="Standard" style:list-style-name="L2">
      <style:text-properties officeooo:rsid="00a5c529" officeooo:paragraph-rsid="00c40566"/>
    </style:style>
    <style:style style:name="P142" style:family="paragraph" style:parent-style-name="Standard" style:list-style-name="L3">
      <style:text-properties officeooo:rsid="0038c4b3" officeooo:paragraph-rsid="0038c4b3"/>
    </style:style>
    <style:style style:name="P143" style:family="paragraph" style:parent-style-name="Standard" style:list-style-name="L4">
      <style:text-properties officeooo:rsid="000a4679" officeooo:paragraph-rsid="00066983"/>
    </style:style>
    <style:style style:name="P144" style:family="paragraph" style:parent-style-name="Standard" style:list-style-name="L4">
      <style:text-properties officeooo:rsid="0006871a" officeooo:paragraph-rsid="000a4679"/>
    </style:style>
    <style:style style:name="P145" style:family="paragraph" style:parent-style-name="Standard" style:list-style-name="L4">
      <style:text-properties officeooo:rsid="000b7fe8" officeooo:paragraph-rsid="000b7fe8"/>
    </style:style>
    <style:style style:name="P146" style:family="paragraph" style:parent-style-name="Standard" style:list-style-name="L5">
      <style:text-properties officeooo:rsid="001cce01" officeooo:paragraph-rsid="001cce01"/>
    </style:style>
    <style:style style:name="P147" style:family="paragraph" style:parent-style-name="Standard" style:list-style-name="L6">
      <style:text-properties officeooo:rsid="0023fed9" officeooo:paragraph-rsid="001cce01"/>
    </style:style>
    <style:style style:name="P148" style:family="paragraph" style:parent-style-name="Standard" style:list-style-name="L6">
      <style:text-properties officeooo:rsid="0023fed9" officeooo:paragraph-rsid="0023fed9"/>
    </style:style>
    <style:style style:name="P149" style:family="paragraph" style:parent-style-name="Standard" style:list-style-name="L7">
      <style:text-properties fo:font-style="normal" officeooo:rsid="00259ce1" officeooo:paragraph-rsid="0023fed9" style:font-style-asian="normal" style:font-style-complex="normal"/>
    </style:style>
    <style:style style:name="P150" style:family="paragraph" style:parent-style-name="Standard" style:list-style-name="L7">
      <style:text-properties fo:font-style="normal" officeooo:rsid="00259ce1" officeooo:paragraph-rsid="00259ce1" style:font-style-asian="normal" style:font-style-complex="normal"/>
    </style:style>
    <style:style style:name="P151" style:family="paragraph" style:parent-style-name="Standard" style:list-style-name="L7">
      <style:text-properties fo:font-style="normal" officeooo:rsid="00259ce1" officeooo:paragraph-rsid="0028da05" style:font-style-asian="normal" style:font-style-complex="normal"/>
    </style:style>
    <style:style style:name="P152" style:family="paragraph" style:parent-style-name="Standard" style:list-style-name="L7">
      <style:text-properties fo:font-style="normal" officeooo:rsid="0028da05" officeooo:paragraph-rsid="0028da05" style:font-style-asian="normal" style:font-style-complex="normal"/>
    </style:style>
    <style:style style:name="P153" style:family="paragraph" style:parent-style-name="Standard" style:list-style-name="L7">
      <style:text-properties officeooo:rsid="00259ce1" officeooo:paragraph-rsid="00259ce1"/>
    </style:style>
    <style:style style:name="P154" style:family="paragraph" style:parent-style-name="Standard" style:list-style-name="L7">
      <style:text-properties officeooo:rsid="0028da05" officeooo:paragraph-rsid="0028da05"/>
    </style:style>
    <style:style style:name="P155" style:family="paragraph" style:parent-style-name="Standard" style:list-style-name="L8">
      <style:text-properties officeooo:rsid="002a6b9c" officeooo:paragraph-rsid="002a6b9c"/>
    </style:style>
    <style:style style:name="P156" style:family="paragraph" style:parent-style-name="Standard" style:list-style-name="L9">
      <style:text-properties officeooo:rsid="00492a95" officeooo:paragraph-rsid="00492a95"/>
    </style:style>
    <style:style style:name="P157" style:family="paragraph" style:parent-style-name="Standard">
      <style:text-properties officeooo:rsid="002f2958" officeooo:paragraph-rsid="002f2958"/>
    </style:style>
    <style:style style:name="P158" style:family="paragraph" style:parent-style-name="Standard">
      <style:text-properties officeooo:rsid="002f2958" officeooo:paragraph-rsid="00a22680"/>
    </style:style>
    <style:style style:name="P159" style:family="paragraph" style:parent-style-name="Heading_20_3">
      <style:text-properties officeooo:rsid="00da5642"/>
    </style:style>
    <style:style style:name="P160" style:family="paragraph" style:parent-style-name="Text_20_body">
      <style:text-properties officeooo:rsid="00d690bb" officeooo:paragraph-rsid="00b6d54f"/>
    </style:style>
    <style:style style:name="P161" style:family="paragraph" style:parent-style-name="Heading_20_1">
      <style:paragraph-properties fo:break-before="page"/>
    </style:style>
    <style:style style:name="P162" style:family="paragraph" style:parent-style-name="Heading_20_2" style:list-style-name=""/>
    <style:style style:name="P163" style:family="paragraph" style:parent-style-name="Heading_20_2" style:list-style-name="">
      <style:text-properties fo:font-style="normal" officeooo:rsid="002736c6" style:font-style-asian="normal" style:font-style-complex="normal"/>
    </style:style>
    <style:style style:name="P164" style:family="paragraph" style:parent-style-name="Heading_20_2">
      <style:paragraph-properties fo:break-before="page"/>
    </style:style>
    <style:style style:name="P16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style>
    <style:style style:name="P167"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69" style:family="paragraph">
      <loext:graphic-properties draw:fill="none" draw:fill-color="#cfe7e5"/>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none" draw:fill-color="#cfe7e5" draw:opacity="100%"/>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ffff6d"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cfe7e5"/>
      <style:paragraph-properties fo:margin-left="0cm" fo:margin-right="0cm" fo:margin-top="0cm" fo:margin-bottom="0cm" fo:line-height="100%" fo:text-align="center" fo:text-indent="0cm"/>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99ff66"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ff6d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66983"/>
    </style:style>
    <style:style style:name="T2" style:family="text">
      <style:text-properties officeooo:rsid="000811f8"/>
    </style:style>
    <style:style style:name="T3" style:family="text">
      <style:text-properties officeooo:rsid="000a4679"/>
    </style:style>
    <style:style style:name="T4" style:family="text">
      <style:text-properties officeooo:rsid="000b7fe8"/>
    </style:style>
    <style:style style:name="T5" style:family="text">
      <style:text-properties officeooo:rsid="000e36cd"/>
    </style:style>
    <style:style style:name="T6" style:family="text">
      <style:text-properties officeooo:rsid="00108d7f"/>
    </style:style>
    <style:style style:name="T7" style:family="text">
      <style:text-properties officeooo:rsid="0010e55f"/>
    </style:style>
    <style:style style:name="T8" style:family="text">
      <style:text-properties fo:font-style="italic" style:font-style-asian="italic" style:font-style-complex="italic"/>
    </style:style>
    <style:style style:name="T9" style:family="text">
      <style:text-properties fo:font-style="italic" officeooo:rsid="0010e55f" style:font-style-asian="italic" style:font-style-complex="italic"/>
    </style:style>
    <style:style style:name="T10" style:family="text">
      <style:text-properties fo:font-style="italic" officeooo:rsid="007ac5c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b6e4" style:font-style-asian="italic" style:font-weight-asian="bold" style:font-style-complex="italic" style:font-weight-complex="bold"/>
    </style:style>
    <style:style style:name="T13" style:family="text">
      <style:text-properties officeooo:rsid="001290de"/>
    </style:style>
    <style:style style:name="T14" style:family="text">
      <style:text-properties officeooo:rsid="0016dfb0"/>
    </style:style>
    <style:style style:name="T15" style:family="text">
      <style:text-properties officeooo:rsid="0019c776"/>
    </style:style>
    <style:style style:name="T16" style:family="text">
      <style:text-properties officeooo:rsid="001b4e15"/>
    </style:style>
    <style:style style:name="T17" style:family="text">
      <style:text-properties officeooo:rsid="001c9650"/>
    </style:style>
    <style:style style:name="T18" style:family="text">
      <style:text-properties fo:font-style="normal" style:font-style-asian="normal" style:font-style-complex="normal"/>
    </style:style>
    <style:style style:name="T19" style:family="text">
      <style:text-properties fo:font-style="normal" officeooo:rsid="0010e55f" style:font-style-asian="normal" style:font-style-complex="normal"/>
    </style:style>
    <style:style style:name="T20" style:family="text">
      <style:text-properties fo:font-style="normal" officeooo:rsid="001e681e" style:font-style-asian="normal" style:font-style-complex="normal"/>
    </style:style>
    <style:style style:name="T21" style:family="text">
      <style:text-properties fo:font-style="normal" officeooo:rsid="001c9650" style:font-style-asian="normal" style:font-style-complex="normal"/>
    </style:style>
    <style:style style:name="T22" style:family="text">
      <style:text-properties fo:font-style="normal" officeooo:rsid="00108d7f" style:font-style-asian="normal" style:font-style-complex="normal"/>
    </style:style>
    <style:style style:name="T23" style:family="text">
      <style:text-properties fo:font-style="normal" officeooo:rsid="002100d8" style:font-style-asian="normal" style:font-style-complex="normal"/>
    </style:style>
    <style:style style:name="T24" style:family="text">
      <style:text-properties fo:font-style="normal" officeooo:rsid="001cce01" style:font-style-asian="normal" style:font-style-complex="normal"/>
    </style:style>
    <style:style style:name="T25" style:family="text">
      <style:text-properties fo:font-style="normal" officeooo:rsid="002188f4" style:font-style-asian="normal" style:font-style-complex="normal"/>
    </style:style>
    <style:style style:name="T26" style:family="text">
      <style:text-properties fo:font-style="normal" officeooo:rsid="00259ce1" style:font-style-asian="normal" style:font-style-complex="normal"/>
    </style:style>
    <style:style style:name="T27" style:family="text">
      <style:text-properties fo:font-style="normal" officeooo:rsid="002736c6" style:font-style-asian="normal" style:font-style-complex="normal"/>
    </style:style>
    <style:style style:name="T28" style:family="text">
      <style:text-properties fo:font-style="normal" officeooo:rsid="0028da05" style:font-style-asian="normal" style:font-style-complex="normal"/>
    </style:style>
    <style:style style:name="T29" style:family="text">
      <style:text-properties fo:font-style="normal" officeooo:rsid="00290e14" style:font-style-asian="normal" style:font-style-complex="normal"/>
    </style:style>
    <style:style style:name="T30" style:family="text">
      <style:text-properties fo:font-style="normal" officeooo:rsid="00370672" style:font-style-asian="normal" style:font-style-complex="normal"/>
    </style:style>
    <style:style style:name="T31" style:family="text">
      <style:text-properties fo:font-style="normal" officeooo:rsid="00387c7d" style:font-style-asian="normal" style:font-style-complex="normal"/>
    </style:style>
    <style:style style:name="T32" style:family="text">
      <style:text-properties fo:font-style="normal" officeooo:rsid="003cf098" style:font-style-asian="normal" style:font-style-complex="normal"/>
    </style:style>
    <style:style style:name="T33" style:family="text">
      <style:text-properties fo:font-style="normal" officeooo:rsid="003dbba6" style:font-style-asian="normal" style:font-style-complex="normal"/>
    </style:style>
    <style:style style:name="T34" style:family="text">
      <style:text-properties officeooo:rsid="001e681e"/>
    </style:style>
    <style:style style:name="T35" style:family="text">
      <style:text-properties officeooo:rsid="0020e7ee"/>
    </style:style>
    <style:style style:name="T36" style:family="text">
      <style:text-properties officeooo:rsid="002188f4"/>
    </style:style>
    <style:style style:name="T37" style:family="text">
      <style:text-properties officeooo:rsid="0023fed9"/>
    </style:style>
    <style:style style:name="T38" style:family="text">
      <style:text-properties officeooo:rsid="002736c6"/>
    </style:style>
    <style:style style:name="T39" style:family="text">
      <style:text-properties officeooo:rsid="00282f3b"/>
    </style:style>
    <style:style style:name="T40" style:family="text">
      <style:text-properties officeooo:rsid="0028da05"/>
    </style:style>
    <style:style style:name="T41" style:family="text">
      <style:text-properties officeooo:rsid="00290e14"/>
    </style:style>
    <style:style style:name="T42" style:family="text">
      <style:text-properties officeooo:rsid="002a6b9c"/>
    </style:style>
    <style:style style:name="T43" style:family="text">
      <style:text-properties officeooo:rsid="002c4182"/>
    </style:style>
    <style:style style:name="T44" style:family="text">
      <style:text-properties officeooo:rsid="003021af"/>
    </style:style>
    <style:style style:name="T45" style:family="text">
      <style:text-properties officeooo:rsid="0030c0bd"/>
    </style:style>
    <style:style style:name="T46" style:family="text">
      <style:text-properties officeooo:rsid="00330d67"/>
    </style:style>
    <style:style style:name="T47" style:family="text">
      <style:text-properties officeooo:rsid="0034032c"/>
    </style:style>
    <style:style style:name="T48" style:family="text">
      <style:text-properties officeooo:rsid="003447c3"/>
    </style:style>
    <style:style style:name="T49" style:family="text">
      <style:text-properties officeooo:rsid="00355ccc"/>
    </style:style>
    <style:style style:name="T50" style:family="text">
      <style:text-properties officeooo:rsid="00370672"/>
    </style:style>
    <style:style style:name="T51" style:family="text">
      <style:text-properties officeooo:rsid="0038c4b3"/>
    </style:style>
    <style:style style:name="T52" style:family="text">
      <style:text-properties officeooo:rsid="003a1156"/>
    </style:style>
    <style:style style:name="T53" style:family="text">
      <style:text-properties officeooo:rsid="003a34b0"/>
    </style:style>
    <style:style style:name="T54" style:family="text">
      <style:text-properties style:text-position="super 58%"/>
    </style:style>
    <style:style style:name="T55" style:family="text">
      <style:text-properties officeooo:rsid="003a6d68"/>
    </style:style>
    <style:style style:name="T56" style:family="text">
      <style:text-properties officeooo:rsid="003be996"/>
    </style:style>
    <style:style style:name="T57" style:family="text">
      <style:text-properties officeooo:rsid="003cf098"/>
    </style:style>
    <style:style style:name="T58" style:family="text">
      <style:text-properties officeooo:rsid="003dbba6"/>
    </style:style>
    <style:style style:name="T59" style:family="text">
      <style:text-properties officeooo:rsid="0044532a"/>
    </style:style>
    <style:style style:name="T60" style:family="text">
      <style:text-properties officeooo:rsid="004587dd"/>
    </style:style>
    <style:style style:name="T61" style:family="text">
      <style:text-properties officeooo:rsid="00479677"/>
    </style:style>
    <style:style style:name="T62" style:family="text">
      <style:text-properties officeooo:rsid="0047fff5"/>
    </style:style>
    <style:style style:name="T63" style:family="text">
      <style:text-properties officeooo:rsid="00492a95"/>
    </style:style>
    <style:style style:name="T64" style:family="text">
      <style:text-properties officeooo:rsid="00499747"/>
    </style:style>
    <style:style style:name="T65" style:family="text">
      <style:text-properties officeooo:rsid="0049bc9e"/>
    </style:style>
    <style:style style:name="T66" style:family="text">
      <style:text-properties officeooo:rsid="0078adf9"/>
    </style:style>
    <style:style style:name="T67" style:family="text">
      <style:text-properties officeooo:rsid="00794319"/>
    </style:style>
    <style:style style:name="T68" style:family="text">
      <style:text-properties officeooo:rsid="007ac5c5"/>
    </style:style>
    <style:style style:name="T69" style:family="text">
      <style:text-properties officeooo:rsid="007f41a7"/>
    </style:style>
    <style:style style:name="T70" style:family="text">
      <style:text-properties officeooo:rsid="008ec977"/>
    </style:style>
    <style:style style:name="T71" style:family="text">
      <style:text-properties officeooo:rsid="008f11d4"/>
    </style:style>
    <style:style style:name="T72" style:family="text">
      <style:text-properties officeooo:rsid="00907995"/>
    </style:style>
    <style:style style:name="T73" style:family="text">
      <style:text-properties officeooo:rsid="009092cb"/>
    </style:style>
    <style:style style:name="T74" style:family="text">
      <style:text-properties officeooo:rsid="00916a89"/>
    </style:style>
    <style:style style:name="T75" style:family="text">
      <style:text-properties officeooo:rsid="009435a2"/>
    </style:style>
    <style:style style:name="T76" style:family="text">
      <style:text-properties officeooo:rsid="0095acd6"/>
    </style:style>
    <style:style style:name="T77" style:family="text">
      <style:text-properties officeooo:rsid="0096b0ab"/>
    </style:style>
    <style:style style:name="T78" style:family="text">
      <style:text-properties officeooo:rsid="009771ad"/>
    </style:style>
    <style:style style:name="T79" style:family="text">
      <style:text-properties officeooo:rsid="0098d23a"/>
    </style:style>
    <style:style style:name="T80" style:family="text">
      <style:text-properties officeooo:rsid="0099e37c"/>
    </style:style>
    <style:style style:name="T81" style:family="text">
      <style:text-properties officeooo:rsid="009b75d5"/>
    </style:style>
    <style:style style:name="T82" style:family="text">
      <style:text-properties officeooo:rsid="009cf590"/>
    </style:style>
    <style:style style:name="T83" style:family="text">
      <style:text-properties officeooo:rsid="009e8366"/>
    </style:style>
    <style:style style:name="T84" style:family="text">
      <style:text-properties officeooo:rsid="00a00575"/>
    </style:style>
    <style:style style:name="T85" style:family="text">
      <style:text-properties officeooo:rsid="00a02993"/>
    </style:style>
    <style:style style:name="T86" style:family="text">
      <style:text-properties officeooo:rsid="00a22680"/>
    </style:style>
    <style:style style:name="T87" style:family="text">
      <style:text-properties officeooo:rsid="00a4206c"/>
    </style:style>
    <style:style style:name="T88" style:family="text">
      <style:text-properties officeooo:rsid="00a5c529"/>
    </style:style>
    <style:style style:name="T89" style:family="text">
      <style:text-properties officeooo:rsid="00a8efbf"/>
    </style:style>
    <style:style style:name="T90" style:family="text">
      <style:text-properties officeooo:rsid="00a9f3b5"/>
    </style:style>
    <style:style style:name="T91" style:family="text">
      <style:text-properties officeooo:rsid="00b38ad2"/>
    </style:style>
    <style:style style:name="T92" style:family="text">
      <style:text-properties officeooo:rsid="00b3b6e4"/>
    </style:style>
    <style:style style:name="T93" style:family="text">
      <style:text-properties officeooo:rsid="00b64d5f"/>
    </style:style>
    <style:style style:name="T94" style:family="text">
      <style:text-properties officeooo:rsid="00b6d54f"/>
    </style:style>
    <style:style style:name="T95" style:family="text">
      <style:text-properties fo:font-weight="normal" style:font-weight-asian="normal" style:font-weight-complex="normal"/>
    </style:style>
    <style:style style:name="T96" style:family="text">
      <style:text-properties officeooo:rsid="00c40566"/>
    </style:style>
    <style:style style:name="T97" style:family="text">
      <style:text-properties officeooo:rsid="00c557ec"/>
    </style:style>
    <style:style style:name="T98" style:family="text">
      <style:text-properties officeooo:rsid="00c58aaf"/>
    </style:style>
    <style:style style:name="T99" style:family="text">
      <style:text-properties officeooo:rsid="00cb0b48"/>
    </style:style>
    <style:style style:name="T100" style:family="text">
      <style:text-properties officeooo:rsid="00cb21e5"/>
    </style:style>
    <style:style style:name="T101" style:family="text">
      <style:text-properties officeooo:rsid="00cde3d5"/>
    </style:style>
    <style:style style:name="T102" style:family="text">
      <style:text-properties officeooo:rsid="00cf919f"/>
    </style:style>
    <style:style style:name="T103" style:family="text">
      <style:text-properties officeooo:rsid="00d24aff"/>
    </style:style>
    <style:style style:name="T104" style:family="text">
      <style:text-properties officeooo:rsid="00d31057"/>
    </style:style>
    <style:style style:name="T105" style:family="text">
      <style:text-properties officeooo:rsid="00d56b5c"/>
    </style:style>
    <style:style style:name="T106" style:family="text">
      <style:text-properties officeooo:rsid="00d67760"/>
    </style:style>
    <style:style style:name="T107" style:family="text">
      <style:text-properties officeooo:rsid="00d690bb"/>
    </style:style>
    <style:style style:name="T108" style:family="text">
      <style:text-properties officeooo:rsid="00d6aa60"/>
    </style:style>
    <style:style style:name="T109" style:family="text">
      <style:text-properties officeooo:rsid="00da5642"/>
    </style:style>
    <style:style style:name="T110"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1"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2" style:family="text">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3" style:family="text">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0.4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8cm"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8cm" fo:padding-top="0.125cm" fo:padding-bottom="0.125cm" fo:padding-left="0.25cm" fo:padding-right="0.25cm" draw:shadow="hidden" draw:shadow-offset-x="0.199cm" draw:shadow-offset-y="0.199cm" draw:shadow-color="#808080" draw:shadow-opacity="5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8cm" fo:padding-top="0.125cm" fo:padding-bottom="0.125cm" fo:padding-left="0.25cm" fo:padding-right="0.25cm" draw:shadow="hidden" draw:shadow-offset-x="0.199cm" draw:shadow-offset-y="0.199cm" draw:shadow-color="#808080" draw:shadow-opacity="5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3cm" fo:padding-top="0.125cm" fo:padding-bottom="0.125cm" fo:padding-left="0.25cm" fo:padding-right="0.25cm" draw:shadow="hidden" draw:shadow-offset-x="0.199cm" draw:shadow-offset-y="0.199cm" draw:shadow-color="#808080" draw:shadow-opacity="5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1cm" fo:padding-top="0.125cm" fo:padding-bottom="0.125cm" fo:padding-left="0.25cm" fo:padding-right="0.25cm" draw:shadow="hidden" draw:shadow-offset-x="0.199cm" draw:shadow-offset-y="0.199cm" draw:shadow-color="#808080" draw:shadow-opacity="5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1cm" fo:padding-top="0.125cm" fo:padding-bottom="0.125cm" fo:padding-left="0.25cm" fo:padding-right="0.25cm" draw:shadow="hidden" draw:shadow-offset-x="0.199cm" draw:shadow-offset-y="0.199cm" draw:shadow-color="#808080" draw:shadow-opacity="5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1cm" fo:padding-top="0.125cm" fo:padding-bottom="0.125cm" fo:padding-left="0.25cm" fo:padding-right="0.25cm" draw:shadow="hidden" draw:shadow-offset-x="0.199cm" draw:shadow-offset-y="0.199cm" draw:shadow-color="#808080" draw:shadow-opacity="5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41cm" fo:padding-top="0.125cm" fo:padding-bottom="0.125cm" fo:padding-left="0.25cm" fo:padding-right="0.25cm" draw:shadow="hidden" draw:shadow-offset-x="0.199cm" draw:shadow-offset-y="0.199cm" draw:shadow-color="#808080" draw:shadow-opacity="5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41cm" fo:padding-top="0.125cm" fo:padding-bottom="0.125cm" fo:padding-left="0.25cm" fo:padding-right="0.25cm" draw:shadow="hidden" draw:shadow-offset-x="0.199cm" draw:shadow-offset-y="0.199cm" draw:shadow-color="#808080" draw:shadow-opacity="5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39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34"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36cm" fo:min-width="10.49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5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4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5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draw:shadow-opacity="5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5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5.542cm" fo:min-width="10.49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55"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10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2.21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
      <text:p text:style-name="Standard">This report describes a series of experiments to evaluate technologies suitable for developing <text:span text:style-name="T96">a</text:span> <text:span text:style-name="T106">real-time </text:span>alert processing platform for LSST:UK capable of handling the data rates expected during the lifetime of the LSST project.</text:p>
      <text:p text:style-name="Standard"/>
      <text:p text:style-name="Standard">The evaluation criteria for the <text:span text:style-name="T1">experiments</text:span> <text:span text:style-name="T96">are based on the following </text:span>requirements:</text:p>
      <text:p text:style-name="Standard"/>
      <text:list xml:id="list1665216871" text:style-name="L1">
        <text:list-item>
          <text:p text:style-name="P138"><text:span text:style-name="T96">Capable of m</text:span>eeting the initial expected data rate from the LSST project.</text:p>
        </text:list-item>
        <text:list-item>
          <text:p text:style-name="P139">The ability to increase the processing speed of the system by adding new resources.</text:p>
        </text:list-item>
        <text:list-item>
          <text:p text:style-name="P139">The ability to increase the storage capacity of the system by adding new resources.</text:p>
        </text:list-item>
        <text:list-item>
          <text:p text:style-name="P140">How much downtime, if any, is required to add new resources to the system.</text:p>
        </text:list-item>
        <text:list-item>
          <text:p text:style-name="P140">The resilience of the system to individual component failures.</text:p>
        </text:list-item>
      </text:list>
      <text:p text:style-name="P112"/>
      <text:p text:style-name="P111"><text:span text:style-name="T88">An additional evaluation criteria is set by the requirements of the LSST:UK project and its links to the IRIS </text:span>eInfrastructure <text:span text:style-name="T88">initiative and the </text:span>DiRAC integrated supercomputing facility.</text:p>
      <text:p text:style-name="P111"/>
      <text:list xml:id="list1605533383" text:style-name="L2">
        <text:list-item>
          <text:p text:style-name="P141">Where possible implement the system using standard hardware resources.</text:p>
        </text:list-item>
      </text:list>
      <text:p text:style-name="P110"/>
      <text:p text:style-name="P2">The target data rates for the experiments are:</text:p>
      <text:p text:style-name="P2"/>
      <text:list xml:id="list881571762" text:style-name="L3">
        <text:list-item>
          <text:p text:style-name="P142">Sustained 1,000 alerts per second</text:p>
        </text:list-item>
        <text:list-item>
          <text:p text:style-name="P142">Stretch <text:span text:style-name="T53">goal </text:span>10,000 alerts per second</text:p>
        </text:list-item>
      </text:list>
      <text:p text:style-name="P59"/>
      <text:p text:style-name="P59">These numbers are based on the values given in <text:span text:style-name="T52">table 29 of the LSST System Science Requirements Document.</text:span></text:p>
      <text:p text:style-name="P59"/>
      <text:p text:style-name="P14">The LSST System Science Requirements Document (LPM-17)</text:p>
      <text:p text:style-name="P14"><text:a xlink:type="simple" xlink:href="https://docushare.lsstcorp.org/docushare/dsweb/Get/LPM-17/LPM17_LSSTSRD_20180130.pdf" text:style-name="Internet_20_link" text:visited-style-name="Visited_20_Internet_20_Link">https://docushare.lsstcorp.org/docushare/dsweb/Get/LPM-17/LPM17_LSSTSRD_20180130.pdf</text:a></text:p>
      <text:p text:style-name="P14"/>
      <text:p text:style-name="P124">“Specification: The system should be capable of reporting such data for at least transN candidate transients per field of view and visit (Table29)”</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Quantity</text:p>
          </table:table-cell>
          <table:table-cell table:style-name="Table1.A1" office:value-type="string">
            <text:p text:style-name="P14">DesignSpec </text:p>
          </table:table-cell>
          <table:table-cell table:style-name="Table1.A1" office:value-type="string">
            <text:p text:style-name="P14">MinimumSpec</text:p>
          </table:table-cell>
          <table:table-cell table:style-name="Table1.D1" office:value-type="string">
            <text:p text:style-name="P14">StretchGoal</text:p>
          </table:table-cell>
        </table:table-row>
        <table:table-row>
          <table:table-cell table:style-name="Table1.A2" office:value-type="string">
            <text:p text:style-name="P14">transN</text:p>
          </table:table-cell>
          <table:table-cell table:style-name="Table1.A2" office:value-type="string">
            <text:p text:style-name="P14">10<text:span text:style-name="T54">4</text:span> </text:p>
          </table:table-cell>
          <table:table-cell table:style-name="Table1.A2" office:value-type="string">
            <text:p text:style-name="P14"><text:span text:style-name="T53">1</text:span>0<text:span text:style-name="T54">3</text:span></text:p>
          </table:table-cell>
          <table:table-cell table:style-name="Table1.D2" office:value-type="string">
            <text:p text:style-name="P14">10<text:span text:style-name="T54">5</text:span></text:p>
          </table:table-cell>
        </table:table-row>
      </table:table>
      <text:p text:style-name="P60"/>
      <text:p text:style-name="P125">Table 29: The minimum number of candidate transients per field of view that the system can report in realtime</text:p>
      <text:p text:style-name="P2"/>
      <text:p text:style-name="P2">The <text:span text:style-name="T8">transN</text:span> value <text:span text:style-name="T55">sets </text:span>the number of alerts per visit, <text:span text:style-name="T55">this </text:span>combined with the <text:span text:style-name="T55">expected </text:span>cadence of 30 to 40 seconds per visit <text:span text:style-name="T96">gives us our target </text:span>evaluation criteria <text:span text:style-name="T53">of 1,000 alerts per second and the stretch goal of 10,000 alerts per second for these experiment</text:span>.</text:p>
      <text:p text:style-name="P2"/>
      <text:p text:style-name="P103">To meet the scalability and fault tolerance requirements the <text:span text:style-name="T96">architecture </text:span>design for the alert processing system is based on a distributed micro-service architecture, where multiple instances of each component can be deployed in parallel, using <text:span text:style-name="T96">Kafka </text:span>data streams to distribute the alert data between each stage of the pipeline.</text:p>
      <text:p text:style-name="P107"/>
      <text:p text:style-name="Standard"><text:span text:style-name="T1">The key advantages of using a </text:span>distributed micro-service architecture <text:span text:style-name="T1">are </text:span>:</text:p>
      <text:p text:style-name="Standard"/>
      <text:list xml:id="list3598043620" text:style-name="L4">
        <text:list-item>
          <text:p text:style-name="P143"><text:soft-page-break/>It provides a fault tolerant system with no single critical point of failure.</text:p>
        </text:list-item>
        <text:list-item>
          <text:p text:style-name="P144"><text:span text:style-name="T4">It makes it easier </text:span>to scale <text:span text:style-name="T3">the processing and storage capacity <text:s/></text:span>in response to changes in <text:span text:style-name="T3">system </text:span>load.</text:p>
        </text:list-item>
        <text:list-item>
          <text:p text:style-name="P145">It makes it easier to <text:span text:style-name="T96">modify or replace </text:span>components in response to changes in science requirements.</text:p>
        </text:list-item>
      </text:list>
      <text:p text:style-name="Standard"/>
      <text:p text:style-name="P68"><text:span text:style-name="T55">Within the scope of these experiments t</text:span>he <text:span text:style-name="T2">software for each experiment is implemented as a prototype implementation of the component along with one or more simple JUnit tests that demonstrate that the component is able to meet the target criteria.</text:span></text:p>
      <text:p text:style-name="P108"/>
      <text:p text:style-name="P109"/>
      <text:p text:style-name="P109"/>
      <text:p text:style-name="P106"/>
      <text:p text:style-name="P68"/>
      <text:p text:style-name="P68"/>
      <text:p text:style-name="P68"/>
      <text:p text:style-name="P68"/>
      <text:p text:style-name="P1"/>
      <text:h text:style-name="P161" text:outline-level="1">Crossmatch algorithms</text:h>
      <text:p text:style-name="P69"/>
      <text:p text:style-name="P69"><text:span text:style-name="T56">The following experiments compare the </text:span>Hierarchical Triangular Mesh <text:span text:style-name="T5">(HTM) algorithm used to index many of the WFAU catalogs with the zones based algorithm described in a 2004 paper by </text:span><text:span text:style-name="T9">J. Gray et al. </text:span><text:span text:style-name="T5">to identify the best option for implementing a cross match component capable of matching the live alert stream against one or more of the large science catalogs held by WFAU.</text:span></text:p>
      <text:p text:style-name="P69"/>
      <text:p text:style-name="P58">The <text:span text:style-name="T56">target criteria for </text:span>these experiments is to <text:span text:style-name="T56">demonstrate a </text:span>cross match <text:span text:style-name="T97">implementation </text:span>capable of meeting the target of 1,000 alerts per second, and be able to scale up to meet the higher stretch goals by adding additional resources.</text:p>
      <text:p text:style-name="P58"/>
      <text:p text:style-name="P21">The source code for <text:span text:style-name="T56">these </text:span>tests <text:span text:style-name="T56">is </text:span>available on GitHub :</text:p>
      <text:p text:style-name="P21"><text:a xlink:type="simple" xlink:href="https://github.com/lsst-uk/enteucha" text:style-name="Internet_20_link" text:visited-style-name="Visited_20_Internet_20_Link">https://github.com/lsst-uk/enteucha</text:a></text:p>
      <text:p text:style-name="P21"/>
      <text:h text:style-name="Heading_20_2" text:outline-level="2">Hierarchical Triangular Mesh (HTM)</text:h>
      <text:p text:style-name="P57">The Hierarchical Triangular Mesh (HTM) algorithm <text:span text:style-name="T6">starts by dividing </text:span>the celestial sphere into 8 spherical triangles, and then builds a quad-tree recursively decomposing each triangle into 4 sub-triangles.</text:p>
      <text:p text:style-name="P57"/>
      <text:p text:style-name="P6">See the following references for details of the algorithm :</text:p>
      <text:p text:style-name="P4"/>
      <text:p text:style-name="P10">The Hierarchical Triangular Mesh, P. Z. Kunszt <text:span text:style-name="T7">et al.</text:span></text:p>
      <text:p text:style-name="P4"><text:a xlink:type="simple" xlink:href="https://link.springer.com/chapter/10.1007/10849171_83" text:style-name="Internet_20_link" text:visited-style-name="Visited_20_Internet_20_Link"><text:span text:style-name="T8">https://link.springer.com/chapter/10.1007/10849171_83</text:span></text:a></text:p>
      <text:p text:style-name="P4"/>
      <text:p text:style-name="P10">The Indexing of the SDSS Science Archive, P. Z. Kunszt <text:span text:style-name="T7">et al.</text:span></text:p>
      <text:p text:style-name="P4"><text:a xlink:type="simple" xlink:href="http://www.skyserver.org/HTM/doc/adass99.ps" text:style-name="Internet_20_link" text:visited-style-name="Visited_20_Internet_20_Link"><text:span text:style-name="T8">http://www.skyserver.org/HTM/doc/adass99.ps</text:span></text:a></text:p>
      <text:p text:style-name="P4"/>
      <text:p text:style-name="P10">SkyServer HTM Documentation</text:p>
      <text:p text:style-name="P4"><text:a xlink:type="simple" xlink:href="http://www.skyserver.org/HTM/doc/intro.aspx" text:style-name="Internet_20_link" text:visited-style-name="Visited_20_Internet_20_Link"><text:span text:style-name="T8">http://www.skyserver.org/HTM/doc/intro.aspx</text:span></text:a></text:p>
      <text:p text:style-name="P4"/>
      <text:p text:style-name="P4"><text:span text:style-name="T6">The code to implement the HTM algorithm in our </text:span>tests <text:span text:style-name="T6">are based on </text:span>the <text:span text:style-name="T6">Java </text:span>library available from the <text:span text:style-name="T51">SkyServer </text:span>website <text:span text:style-name="T51">at John Hopkins University</text:span>.</text:p>
      <text:p text:style-name="P4"/>
      <text:p text:style-name="P4"><text:a xlink:type="simple" xlink:href="http://www.skyserver.org/htm/implementation.aspx#download" text:style-name="Internet_20_link" text:visited-style-name="Visited_20_Internet_20_Link"><text:span text:style-name="T8">http://www.skyserver.org/htm/implementation.aspx#download</text:span></text:a></text:p>
      <text:p text:style-name="P4"/>
      <text:p text:style-name="P5">Due to licensing issues we are unable to make this part of our code open source at this time.</text:p>
      <text:p text:style-name="P5"/>
      <text:h text:style-name="Heading_20_2" text:outline-level="2"><text:span text:style-name="T56">Z</text:span>one based <text:span text:style-name="T56">algorithm</text:span></text:h>
      <text:p text:style-name="P7">The <text:span text:style-name="T47">z</text:span>ones based indexing uses a much simpler method of dividing the celestial sphere into thin horizontal zones based <text:span text:style-name="T56">simply </text:span>on <text:span text:style-name="T46">the position </text:span>declication. </text:p>
      <text:p text:style-name="P7"/>
      <text:p text:style-name="P126">zoneNumber = floor((dec+90) /zoneHeight)</text:p>
      <text:p text:style-name="P7"/>
      <text:p text:style-name="P6">See the following paper for details of the algorithm :</text:p>
      <text:p text:style-name="P8"/>
      <text:p text:style-name="P9">There Goes the Neighborhood: Relational Algebra for Spatial Data Search, J. Gray et al</text:p>
      <text:p text:style-name="P7"><text:a xlink:type="simple" xlink:href="https://arxiv.org/pdf/cs/0408031.pdf" text:style-name="Internet_20_link" text:visited-style-name="Visited_20_Internet_20_Link"><text:span text:style-name="T8">https://arxiv.org/pdf/cs/0408031.pdf</text:span></text:a></text:p>
      <text:p text:style-name="P5"/>
      <text:p text:style-name="P7"><text:soft-page-break/><text:span text:style-name="T13">More recently, t</text:span>he <text:span text:style-name="T46">same z</text:span>ones based indexing has been used <text:span text:style-name="T13">as part of the </text:span>Astronomy eXtensions for Spark <text:span text:style-name="T13">(AXS) Spark extension and library.</text:span></text:p>
      <text:p text:style-name="P7"/>
      <text:p text:style-name="P9">AXS: A framework for fast astronomical data processing based on Apache Spark</text:p>
      <text:p text:style-name="P9"><text:a xlink:type="simple" xlink:href="https://arxiv.org/abs/1905.09034" text:style-name="Internet_20_link" text:visited-style-name="Visited_20_Internet_20_Link">https://arxiv.org/abs/1905.09034</text:a></text:p>
      <text:p text:style-name="P9"/>
      <text:p text:style-name="P104">The initial steps of the zones based algorithm are much simpler to implement and faster to execute than the equivalent steps of in HTM algorithm, requiring only simple floating point and integer arithmetic operations compared to the complex trigonometry involved in the HTM algorithm. The trade off is to start the <text:span text:style-name="T98">selection process </text:span>using very simple steps, significantly reducing the amount of data involved, and then use more complex steps later in the process.</text:p>
      <text:p text:style-name="P15"/>
      <text:h text:style-name="Heading_20_2" text:outline-level="2">Database platform</text:h>
      <text:p text:style-name="P18"><text:span text:style-name="T47">P</text:span>erforming crossmatches on large datasets <text:span text:style-name="T47">in </text:span>conventional database <text:span text:style-name="T47">systems </text:span>is <text:span text:style-name="T47">often </text:span>limited by I/O performance. <text:span text:style-name="T51">The overhead of getting the data off disc can obscure the relative performance of the indexing algorithms.</text:span></text:p>
      <text:p text:style-name="P18"/>
      <text:p text:style-name="P18">In order to <text:span text:style-name="T47">maximize the performance, the following experiments </text:span>were performed using in-memory databases. Once the I/O data access bottle neck is removed from the equation, the differences between the <text:span text:style-name="T56">indexing </text:span>algorithms becomes much more significant.</text:p>
      <text:p text:style-name="P19"/>
      <text:p text:style-name="P20">The <text:span text:style-name="T56">database </text:span>tests used <text:span text:style-name="T14">an in-memory instance of the HSQLDB database engine to </text:span>evaluate the algorithm<text:span text:style-name="T15">s</text:span>.</text:p>
      <text:p text:style-name="P20"/>
      <text:p text:style-name="P12">HSQLDB (Hyper SQL Database) Java relational database management system. </text:p>
      <text:p text:style-name="P13"><text:a xlink:type="simple" xlink:href="http://hsqldb.org/" text:style-name="Internet_20_link" text:visited-style-name="Visited_20_Internet_20_Link">http://hsqldb.org/</text:a></text:p>
      <text:p text:style-name="P17"/>
      <text:h text:style-name="Heading_20_2" text:outline-level="2">HTM vs zone comparison</text:h>
      <text:p text:style-name="P22">The <text:span text:style-name="T6">HTM tests </text:span>used the Java library from JHU to calculate which HTM triangle<text:span text:style-name="T17">s</text:span> <text:span text:style-name="T17">intersected </text:span>the target region and then queried the database to find all the sources within <text:span text:style-name="T17">those triangles</text:span>.</text:p>
      <text:p text:style-name="P34"/>
      <text:p text:style-name="P25">The <text:span text:style-name="T56">z</text:span>one <text:span text:style-name="T56">based tests </text:span>calculated which <text:span text:style-name="T36">z</text:span>ones intersected <text:span text:style-name="T16">the target region and then queried the database to find all the sources within </text:span>those <text:span text:style-name="T36">z</text:span>ones<text:span text:style-name="T16">.</text:span></text:p>
      <text:p text:style-name="P35"/>
      <text:p text:style-name="P30">The tests showed a significant advantage to the <text:span text:style-name="T56">zone </text:span>based algorithm, <text:span text:style-name="T56">demonstrating a performance increase of a factor of 10 compared to the HTM </text:span>algorithm.</text:p>
      <text:p text:style-name="P30"/>
      <text:list xml:id="list561451769" text:style-name="L5">
        <text:list-item>
          <text:p text:style-name="P146">4,004,00<text:span text:style-name="T37">0</text:span> <text:span text:style-name="T37">rows of test data</text:span></text:p>
        </text:list-item>
      </text:list>
      <text:list xml:id="list2846185525" text:style-name="L6">
        <text:list-item>
          <text:p text:style-name="P147">HTM algorithm : found [10] in [213]ms</text:p>
        </text:list-item>
        <text:list-item>
          <text:p text:style-name="P148">Zone algorithm : found [11] in [17]ms</text:p>
        </text:list-item>
      </text:list>
      <text:p text:style-name="P26"/>
      <text:p text:style-name="P27">It is <text:span text:style-name="T50">important to note </text:span>that <text:span text:style-name="T34">development time for this project was limited, and we did not set out to perform an accurate performance benchmark of the algorithms.</text:span></text:p>
      <text:p text:style-name="P27"/>
      <text:p text:style-name="P27"><text:span text:style-name="T34">T</text:span>he objective of <text:span text:style-name="T50">these experiments was </text:span>to <text:span text:style-name="T50">check </text:span>the findings in the paper by <text:span text:style-name="T19">Gray </text:span><text:span text:style-name="T30">et al</text:span><text:span text:style-name="T19">, </text:span><text:span text:style-name="T20">that the </text:span><text:span text:style-name="T32">z</text:span><text:span text:style-name="T20">one based algorithm was simpler to implement and performed </text:span><text:span text:style-name="T23">significantly </text:span><text:span text:style-name="T20">faster than the </text:span><text:span text:style-name="T22">HTM </text:span><text:span text:style-name="T18">algorithm</text:span><text:span text:style-name="T20">, </text:span><text:span text:style-name="T26">and then move on to exploring how fast we could get the zone based algorithm to work.</text:span></text:p>
      <text:p text:style-name="P23"/>
      <text:p text:style-name="P28"><text:span text:style-name="T34">As a result, the </text:span>database queries and indexing used in the <text:span text:style-name="T6">HTM version </text:span>were not optimized. If an <text:soft-page-break/>accurate benchmark is needed then it would be worth re-visiting the code and optimizing the <text:span text:style-name="T35">HTM implementation </text:span>to get the best performance from it.</text:p>
      <text:p text:style-name="P31"/>
      <text:h text:style-name="Heading_20_3" text:outline-level="3">Database indexing</text:h>
      <text:p text:style-name="P32">The next set of tests looked at the database query and indexing used in <text:span text:style-name="T20">the </text:span><text:span text:style-name="T32">z</text:span><text:span text:style-name="T21">one </text:span><text:span text:style-name="T24">based algorithm. </text:span></text:p>
      <text:p text:style-name="P61"/>
      <text:p text:style-name="P33"><text:span text:style-name="T20">T</text:span><text:span text:style-name="T23">he SQL query used for the tests came from the query outlined in the </text:span><text:span text:style-name="T24">paper by </text:span><text:span text:style-name="T19">Gray, </text:span><text:span text:style-name="T32">which </text:span><text:span text:style-name="T23">included all three steps in the same query. The initial </text:span><text:span text:style-name="T25">selection </text:span><text:span text:style-name="T23">for the target Zone based on declination, the selection within the zone based on </text:span><text:span text:style-name="T18">right ascension</text:span><text:span text:style-name="T23">, and then </text:span><text:span text:style-name="T25">a final selection based on distance.</text:span></text:p>
      <text:p text:style-name="P24"/>
      <text:p text:style-name="P127">SELECT </text:p>
      <text:p text:style-name="P127"><text:s text:c="4"/>...</text:p>
      <text:p text:style-name="P127"><text:s/>FROM </text:p>
      <text:p text:style-name="P127"><text:s text:c="4"/>zones </text:p>
      <text:p text:style-name="P127"><text:s/>WHERE </text:p>
      <text:p text:style-name="P127"><text:s text:c="4"/>zone BETWEEN ? AND ? </text:p>
      <text:p text:style-name="P127"><text:s/>AND </text:p>
      <text:p text:style-name="P127"><text:s text:c="4"/>ra BETWEEN ? AND ? </text:p>
      <text:p text:style-name="P127"><text:s/>AND </text:p>
      <text:p text:style-name="P127"><text:s text:c="4"/>dec BETWEEN ? AND ? </text:p>
      <text:p text:style-name="P127">AND <text:s/></text:p>
      <text:p text:style-name="P127"><text:s text:c="4"/>(power((cx - ?), 2) + power((cy - ?), 2) + power(cz - ?, 2)) &lt; ?</text:p>
      <text:p text:style-name="P62"/>
      <text:p text:style-name="P65"/>
      <text:p text:style-name="P66">The tests evaluated three different indexing schemes, the first scheme created three separate indexes, one index on the integer zone id, one on the right ascension and one on the declination.</text:p>
      <text:p text:style-name="P66"/>
      <text:p text:style-name="P126">CREATE INDEX zoneindex ON zones (zone)</text:p>
      <text:p text:style-name="P126">CREATE INDEX raindex <text:s text:c="2"/>ON zones (ra)</text:p>
      <text:p text:style-name="P126">CREATE INDEX decindex <text:s/>ON zones (dec)</text:p>
      <text:p text:style-name="P126"/>
      <text:p text:style-name="P66">The second scheme created two separate indexes, one index for the integer zone id alone, and one index on the right ascension and declination combined.</text:p>
      <text:p text:style-name="P66"/>
      <text:p text:style-name="P126">CREATE INDEX zoneindex <text:s/>ON zones (zone)</text:p>
      <text:p text:style-name="P126">CREATE INDEX radecindex ON zones (ra, dec)</text:p>
      <text:p text:style-name="P63"/>
      <text:p text:style-name="P66">The third scheme created a complex index of zone id, right ascension and declination combined.</text:p>
      <text:p text:style-name="P63"/>
      <text:p text:style-name="P126">CREATE INDEX complexindex ON zones (zone, ra, dec)</text:p>
      <text:p text:style-name="P63"/>
      <text:p text:style-name="P36"><text:span text:style-name="T26">The </text:span><text:span text:style-name="T18">database tests showed </text:span><text:span text:style-name="T29">that for this particular </text:span><text:span text:style-name="T31">complex </text:span><text:span text:style-name="T29">query, </text:span><text:span text:style-name="T26">the combined and complex indexes performed better than the separate single value indexes.</text:span></text:p>
      <text:p text:style-name="P67"/>
      <text:list xml:id="list2859791975" text:style-name="L7">
        <text:list-item>
          <text:p text:style-name="P149">2,563,201 rows of test data</text:p>
        </text:list-item>
        <text:list-item>
          <text:p text:style-name="P150">Separate [zone], [ra] and [dec] indexes : search time 83ms</text:p>
        </text:list-item>
        <text:list-item>
          <text:p text:style-name="P153"><text:span text:style-name="T33">C</text:span><text:span text:style-name="T18">combined [ra + dec] index : search time 50ms</text:span></text:p>
        </text:list-item>
        <text:list-item>
          <text:p text:style-name="P150">Complex [zone + ra + dec] index : search time 38ms</text:p>
        </text:list-item>
      </text:list>
      <text:p text:style-name="P63"/>
      <text:h text:style-name="P163" text:outline-level="2"/>
      <text:h text:style-name="P164" text:outline-level="2"><text:span text:style-name="T27">CQEngine </text:span><text:span text:style-name="T32">implementation</text:span></text:h>
      <text:p text:style-name="P37"><text:span text:style-name="T20">A</text:span><text:span text:style-name="T18">t this point we began to </text:span><text:span text:style-name="T28">develop </text:span><text:span text:style-name="T18">a native Java implementation </text:span><text:span text:style-name="T28">of the zone algorithm </text:span><text:span text:style-name="T27">using the CQEngine library to index data in Java Collections.</text:span></text:p>
      <text:p text:style-name="P64"/>
      <text:p text:style-name="P11">CQEngine - Collection Query Engine</text:p>
      <text:p text:style-name="P22"><text:a xlink:type="simple" xlink:href="https://github.com/npgall/cqengine" text:style-name="Internet_20_link" text:visited-style-name="Visited_20_Internet_20_Link">https://github.com/npgall/cqengine</text:a></text:p>
      <text:p text:style-name="P22"/>
      <text:p text:style-name="P39">This version implemented the zone algorithm directly in Java <text:span text:style-name="T39">code</text:span>, using the CQEngine class<text:span text:style-name="T57">es</text:span> to implement a<text:span text:style-name="T98">n indexed</text:span> <text:span text:style-name="T57">c</text:span>ollection of zones:</text:p>
      <text:p text:style-name="P38"/>
      <text:p text:style-name="P126">public class ZoneMatcherImpl</text:p>
      <text:p text:style-name="P126">implements ZoneMatcher</text:p>
      <text:p text:style-name="P126"><text:s text:c="4"/>{</text:p>
      <text:p text:style-name="P126"><text:s text:c="4"/>....</text:p>
      <text:p text:style-name="P126"><text:s text:c="4"/>private final IndexedCollection&lt;ZoneImpl&gt; zones =</text:p>
      <text:p text:style-name="P126"><text:s text:c="8"/>new ConcurrentIndexedCollection&lt;ZoneImpl&gt;(<text:span text:style-name="T98">);</text:span></text:p>
      <text:p text:style-name="P126"><text:s text:c="4"/>....</text:p>
      <text:p text:style-name="P126"><text:s text:c="4"/>}</text:p>
      <text:p text:style-name="P126"/>
      <text:p text:style-name="P137"><text:s/><text:span text:style-name="T57">and an indexed c</text:span>ollection of positions <text:span text:style-name="T57">w</text:span>ithin each zone:</text:p>
      <text:p text:style-name="P126"/>
      <text:p text:style-name="P126">public class ZoneImpl</text:p>
      <text:p text:style-name="P126">implements Zone</text:p>
      <text:p text:style-name="P126"><text:s text:c="4"/>{</text:p>
      <text:p text:style-name="P126"><text:s text:c="4"/>....</text:p>
      <text:p text:style-name="P126"><text:s text:c="4"/>private final IndexedCollection&lt;PositionImpl&gt; positions =</text:p>
      <text:p text:style-name="P126"><text:s text:c="8"/>new ConcurrentIndexedCollection&lt;PositionImpl&gt;();</text:p>
      <text:p text:style-name="P126"><text:s text:c="4"/>....</text:p>
      <text:p text:style-name="P126"><text:s text:c="4"/>}</text:p>
      <text:p text:style-name="P40"/>
      <text:p text:style-name="P29">The<text:span text:style-name="T41">se</text:span> tests showed a significant advantage to the <text:span text:style-name="T26">native Java implementation</text:span>, which out performed the <text:span text:style-name="T40">HSQLDB database implementation </text:span>by a factor of 10.</text:p>
      <text:p text:style-name="P29"/>
      <text:list xml:id="list133734157383154" text:continue-numbering="true" text:style-name="L7">
        <text:list-item>
          <text:p text:style-name="P151">2,563,201 rows of test data</text:p>
        </text:list-item>
        <text:list-item>
          <text:p text:style-name="P154"><text:span text:style-name="T18">In-memory </text:span><text:span text:style-name="T26">H</text:span><text:span text:style-name="T18">SQLDB implementation </text:span><text:span text:style-name="T26">: search time 38ms</text:span></text:p>
        </text:list-item>
        <text:list-item>
          <text:p text:style-name="P154"><text:span text:style-name="T18">In-memory </text:span><text:span text:style-name="T27">CQEngine </text:span><text:span text:style-name="T18">implementation : search time 3ms</text:span></text:p>
        </text:list-item>
        <text:list-item>
          <text:p text:style-name="P152"/>
        </text:list-item>
      </text:list>
      <text:h text:style-name="Heading_20_3" text:outline-level="3">Collection indexing</text:h>
      <text:p text:style-name="P41">The <text:span text:style-name="T59">next </text:span>set of tests looked at different ways of indexing the data in the <text:span text:style-name="T38">CQEngine </text:span>Collections.</text:p>
      <text:p text:style-name="P41"/>
      <text:p text:style-name="P41">The tests looked at three different indexing schemes for the inner <text:span text:style-name="T38">ConcurrentIndexedCollection </text:span>of Positions. The first scheme <text:span text:style-name="T58">simply </text:span>created separate indexes on right ascension and declination. </text:p>
      <text:p text:style-name="P41"/>
      <text:p text:style-name="P126">positions.addIndex(</text:p>
      <text:p text:style-name="P126"><text:s text:c="4"/>NavigableIndex.onAttribute(</text:p>
      <text:p text:style-name="P126"><text:s text:c="8"/>ZoneMatcherImpl.POS_RA</text:p>
      <text:p text:style-name="P126"><text:s text:c="8"/>)</text:p>
      <text:p text:style-name="P126"><text:s text:c="4"/>);</text:p>
      <text:p text:style-name="P126"/>
      <text:p text:style-name="P126">positions.addIndex(</text:p>
      <text:p text:style-name="P126"><text:s text:c="4"/>NavigableIndex.onAttribute(</text:p>
      <text:p text:style-name="P126"><text:s text:c="8"/>ZoneMatcherImpl.POS_DEC</text:p>
      <text:p text:style-name="P126"><text:s text:c="8"/>)</text:p>
      <text:p text:style-name="P126"><text:s text:c="4"/>);</text:p>
      <text:p text:style-name="P41"/>
      <text:p text:style-name="P41"><text:soft-page-break/>The second scheme created separate indexes, but <text:span text:style-name="T58">used </text:span>a quantized index on right ascension. </text:p>
      <text:p text:style-name="P16"/>
      <text:p text:style-name="P126">positions.addIndex(</text:p>
      <text:p text:style-name="P126"><text:s text:c="4"/>NavigableIndex.withQuantizerOnAttribute(</text:p>
      <text:p text:style-name="P126"><text:s text:c="8"/>DoubleQuantizer.withCompressionFactor(</text:p>
      <text:p text:style-name="P126"><text:s text:c="12"/>5</text:p>
      <text:p text:style-name="P126"><text:s text:c="12"/>),</text:p>
      <text:p text:style-name="P126"><text:s text:c="8"/>ZoneMatcherImpl.POS_RA</text:p>
      <text:p text:style-name="P126"><text:s text:c="8"/>)</text:p>
      <text:p text:style-name="P126"><text:s text:c="4"/>);</text:p>
      <text:p text:style-name="P126"/>
      <text:p text:style-name="P126">positions.addIndex(</text:p>
      <text:p text:style-name="P126"><text:s text:c="4"/>NavigableIndex.onAttribute(</text:p>
      <text:p text:style-name="P126"><text:s text:c="8"/>ZoneMatcherImpl.POS_DEC</text:p>
      <text:p text:style-name="P126"><text:s text:c="8"/>)</text:p>
      <text:p text:style-name="P126"><text:s text:c="4"/>);</text:p>
      <text:p text:style-name="P41"/>
      <text:p text:style-name="P41">The third scheme created a combined CompoundIndex on right ascension and declination together.</text:p>
      <text:p text:style-name="P16"/>
      <text:p text:style-name="P126">positions.addIndex(</text:p>
      <text:p text:style-name="P126"><text:s text:c="4"/>CompoundIndex.onAttributes(</text:p>
      <text:p text:style-name="P126"><text:s text:c="8"/>ZoneMatcherImpl.POS_RA,</text:p>
      <text:p text:style-name="P126"><text:s text:c="8"/>ZoneMatcherImpl.POS_DEC</text:p>
      <text:p text:style-name="P126"><text:s text:c="8"/>)</text:p>
      <text:p text:style-name="P126"><text:s text:c="4"/>);</text:p>
      <text:p text:style-name="P41"/>
      <text:p text:style-name="P42">The<text:span text:style-name="T98">se</text:span> tests showed a <text:span text:style-name="T58">significant</text:span> advantage for the separate simple indexes for this particular use case:</text:p>
      <text:p text:style-name="P42"/>
      <text:list xml:id="list141410988" text:style-name="L8">
        <text:list-item>
          <text:p text:style-name="P155">12,587,009 rows of test data</text:p>
        </text:list-item>
        <text:list-item>
          <text:p text:style-name="P155">Combined indexes : average 42ms</text:p>
        </text:list-item>
        <text:list-item>
          <text:p text:style-name="P155">Quantized ra index : average 21ms</text:p>
        </text:list-item>
        <text:list-item>
          <text:p text:style-name="P155">Separate indexes : average 0.45ms</text:p>
        </text:list-item>
      </text:list>
      <text:p text:style-name="P42"/>
      <text:p text:style-name="P70">The results of the indexing tests match the way that the algorithm was implemented in the database version and the native Java version.</text:p>
      <text:p text:style-name="P70"/>
      <text:p text:style-name="P70">The HSQLDB database implementation used a single SQL query to perform all three stages of the zone algorithm, selecting the zone, selecting positions within the zone based on ra and dec and then performing the final distance calculation all in one database query. It therefore makes sense that the <text:span text:style-name="T26">combined and complex indexes performed better than the separate single value indexes </text:span><text:span text:style-name="T18">for this case</text:span><text:span text:style-name="T26">.</text:span></text:p>
      <text:p text:style-name="P70"/>
      <text:p text:style-name="P70">The <text:s/><text:span text:style-name="T38">CQEngine Collections </text:span>implementation performed the three stages of the zone algorithm, selecting the zone, selecting positions within the zone and then performing the final distance calculation as separate steps in the Java program. <text:s/>It therefore makes sense that using three <text:span text:style-name="T42">separate indexes </text:span>gave the best performance for this implementation.</text:p>
      <text:p text:style-name="P70"/>
      <text:h text:style-name="Heading_20_3" text:outline-level="3">Zone <text:span text:style-name="T81">height</text:span></text:h>
      <text:p text:style-name="P72">The final set of tests looked at the relationship between the size of the zones, search radius and performance. Due to limited time we were unable to develop a detailed model of the relationship . However we were able to <text:span text:style-name="T60">confirm the general rule described in Gray et al. That the algorithm produced the best results when the zone height was close to or equal to the search radius. </text:span></text:p>
      <text:p text:style-name="P72"/>
      <table:table table:name="Table2" table:style-name="Table2">
        <table:table-column table:style-name="Table2.A" table:number-columns-repeated="3"/>
        <table:table-column table:style-name="Table2.D"/>
        <text:soft-page-break/>
        <table:table-row>
          <table:table-cell table:style-name="Table2.A1" office:value-type="string">
            <text:p text:style-name="P72">Data size</text:p>
          </table:table-cell>
          <table:table-cell table:style-name="Table2.A1" office:value-type="string">
            <text:p text:style-name="P72">Zone height</text:p>
          </table:table-cell>
          <table:table-cell table:style-name="Table2.A1" office:value-type="string">
            <text:p text:style-name="P72">Search radius</text:p>
          </table:table-cell>
          <table:table-cell table:style-name="Table2.D1" office:value-type="string">
            <text:p text:style-name="P72">Search time (ms)</text:p>
          </table:table-cell>
        </table:table-row>
        <table:table-row>
          <table:table-cell table:style-name="Table2.A2" office:value-type="string">
            <text:p text:style-name="P72">12,587,009</text:p>
          </table:table-cell>
          <table:table-cell table:style-name="Table2.A2" office:value-type="string">
            <text:p text:style-name="P72">0.25</text:p>
          </table:table-cell>
          <table:table-cell table:style-name="Table2.A2" office:value-type="string">
            <text:p text:style-name="P72">0.015625</text:p>
          </table:table-cell>
          <table:table-cell table:style-name="Table2.D2" office:value-type="string">
            <text:p text:style-name="P72">1.665</text:p>
          </table:table-cell>
        </table:table-row>
        <table:table-row>
          <table:table-cell table:style-name="Table2.A2" office:value-type="string">
            <text:p text:style-name="P72">12,587,009</text:p>
          </table:table-cell>
          <table:table-cell table:style-name="Table2.A2" office:value-type="string">
            <text:p text:style-name="P72">0.125</text:p>
          </table:table-cell>
          <table:table-cell table:style-name="Table2.A2" office:value-type="string">
            <text:p text:style-name="P72">0.015625</text:p>
          </table:table-cell>
          <table:table-cell table:style-name="Table2.D2" office:value-type="string">
            <text:p text:style-name="P72">2.312</text:p>
          </table:table-cell>
        </table:table-row>
        <table:table-row>
          <table:table-cell table:style-name="Table2.A2" office:value-type="string">
            <text:p text:style-name="P72">12,587,009</text:p>
          </table:table-cell>
          <table:table-cell table:style-name="Table2.A2" office:value-type="string">
            <text:p text:style-name="P72">0.0625</text:p>
          </table:table-cell>
          <table:table-cell table:style-name="Table2.A2" office:value-type="string">
            <text:p text:style-name="P72">0.015625</text:p>
          </table:table-cell>
          <table:table-cell table:style-name="Table2.D2" office:value-type="string">
            <text:p text:style-name="P72">0.669</text:p>
          </table:table-cell>
        </table:table-row>
        <table:table-row>
          <table:table-cell table:style-name="Table2.A2" office:value-type="string">
            <text:p text:style-name="P72">12,587,009</text:p>
          </table:table-cell>
          <table:table-cell table:style-name="Table2.A2" office:value-type="string">
            <text:p text:style-name="P72">0.03125</text:p>
          </table:table-cell>
          <table:table-cell table:style-name="Table2.A2" office:value-type="string">
            <text:p text:style-name="P72">0.015625</text:p>
          </table:table-cell>
          <table:table-cell table:style-name="Table2.D2" office:value-type="string">
            <text:p text:style-name="P72">0.528</text:p>
          </table:table-cell>
        </table:table-row>
        <table:table-row>
          <table:table-cell table:style-name="Table2.A2" office:value-type="string">
            <text:p text:style-name="P72">12,587,009</text:p>
          </table:table-cell>
          <table:table-cell table:style-name="Table2.A2" office:value-type="string">
            <text:p text:style-name="P72">0.015625</text:p>
          </table:table-cell>
          <table:table-cell table:style-name="Table2.A2" office:value-type="string">
            <text:p text:style-name="P72">0.015625</text:p>
          </table:table-cell>
          <table:table-cell table:style-name="Table2.D2" office:value-type="string">
            <text:p text:style-name="P72">0.419</text:p>
          </table:table-cell>
        </table:table-row>
        <table:table-row>
          <table:table-cell table:style-name="Table2.A2" office:value-type="string">
            <text:p text:style-name="P72">12,587,009</text:p>
          </table:table-cell>
          <table:table-cell table:style-name="Table2.A2" office:value-type="string">
            <text:p text:style-name="P72">0.0078125</text:p>
          </table:table-cell>
          <table:table-cell table:style-name="Table2.A2" office:value-type="string">
            <text:p text:style-name="P72">0.015625</text:p>
          </table:table-cell>
          <table:table-cell table:style-name="Table2.D2" office:value-type="string">
            <text:p text:style-name="P72">0.450</text:p>
          </table:table-cell>
        </table:table-row>
        <table:table-row>
          <table:table-cell table:style-name="Table2.A2" office:value-type="string">
            <text:p text:style-name="P72">12,587,009</text:p>
          </table:table-cell>
          <table:table-cell table:style-name="Table2.A2" office:value-type="string">
            <text:p text:style-name="P72">0.00390625</text:p>
          </table:table-cell>
          <table:table-cell table:style-name="Table2.A2" office:value-type="string">
            <text:p text:style-name="P72">0.015625</text:p>
          </table:table-cell>
          <table:table-cell table:style-name="Table2.D2" office:value-type="string">
            <text:p text:style-name="P72">0.607</text:p>
          </table:table-cell>
        </table:table-row>
      </table:table>
      <text:p text:style-name="P72"/>
      <text:p text:style-name="P73">Although some test results suggested that this may not always be the case and the true relationship may depend on additional factors <text:span text:style-name="T61">such as the size or structure of the catalog being compared</text:span>.</text:p>
      <text:p text:style-name="P71"/>
      <text:h text:style-name="Heading_20_2" text:outline-level="2">Summary of results</text:h>
      <text:p text:style-name="P74">Based on the test results, this set of experiments have been able to <text:span text:style-name="T56">demonstrate </text:span>a cross match algorithm that <text:span text:style-name="T61">is capable of meeting the target data rate of 1,000 alerts per second for catalog sizes of the order of 60 million sources. Further testing will be needed to demonstrate how this capability can be scaled to handle larger data sets.</text:span></text:p>
      <text:h text:style-name="P162" text:outline-level="2"/>
      <text:h text:style-name="P164" text:outline-level="2">Further experiments</text:h>
      <text:p text:style-name="P43">There is more <text:s/><text:span text:style-name="T66">that could be done to develop </text:span>these <text:span text:style-name="T66">experiments </text:span>further, extending the size of the test data set, optimizing the indexing and exploring the <text:span text:style-name="T61">relationship between </text:span>zone size, search radius <text:span text:style-name="T61">and search performance</text:span>.</text:p>
      <text:p text:style-name="P43"/>
      <text:p text:style-name="P56">There is also more work to do to <text:span text:style-name="T62">explore ways to make the system </text:span>scalable and fault toleran<text:span text:style-name="T62">ce</text:span>.</text:p>
      <text:p text:style-name="P56"/>
      <text:p text:style-name="P44">To meet the scalability and fault tolerance criteria we need to look at ways to distribute the crossmatch searches over multiple machines.</text:p>
      <text:p text:style-name="P44"/>
      <text:p text:style-name="P77">There are two <text:span text:style-name="T66">aspects </text:span>to the <text:span text:style-name="T43">scalability </text:span>question:</text:p>
      <text:p text:style-name="P77"/>
      <text:list xml:id="list1780236265" text:style-name="L9">
        <text:list-item>
          <text:p text:style-name="P156">How to <text:span text:style-name="T66">increase </text:span>the processing rate.</text:p>
        </text:list-item>
        <text:list-item>
          <text:p text:style-name="P156">How to increase the size of the catalog.</text:p>
        </text:list-item>
      </text:list>
      <text:p text:style-name="P75"/>
      <text:h text:style-name="Heading_20_3" text:outline-level="3">Multiple copies</text:h>
      <text:p text:style-name="P82"><text:span text:style-name="T65">One way of distributing </text:span>the data over multiple nodes would be for every node to have a full copy <text:s/>of the catalog. In this scenario, <text:span text:style-name="T99">given a data range of 0..180, then all of the nodes would have the full data range in memory, and each input alert would only need to be sent to one of the nodes in the cluster.</text:span></text:p>
      <text:p text:style-name="P82"><draw:g text:anchor-type="paragraph" draw:z-index="2" draw:name="Shape3" draw:style-name="gr1"><draw:custom-shape draw:style-name="gr40" draw:text-style-name="P165" svg:width="11cm" svg:height="4.612cm" svg:x="0cm" svg:y="0cm"><text:p/><draw:enhanced-geometry svg:viewBox="0 0 21600 21600" draw:type="rectangle" draw:enhanced-path="M 0 0 L 21600 0 21600 21600 0 21600 0 0 Z N"/></draw:custom-shape><draw:g draw:style-name="gr3"><draw:custom-shape draw:style-name="gr41" draw:text-style-name="P171" svg:width="1.842cm" svg:height="0.519cm" svg:x="6.639cm" svg:y="2.021cm"><text:p text:style-name="P166"><text:span text:style-name="T110">[0..179]</text:span></text:p><draw:enhanced-geometry svg:viewBox="0 0 21600 21600" draw:type="rectangle" draw:enhanced-path="M 0 0 L 21600 0 21600 21600 0 21600 0 0 Z N"/></draw:custom-shape><draw:custom-shape draw:style-name="gr42" draw:text-style-name="P171" svg:width="1.865cm" svg:height="0.519cm" svg:x="8.685cm" svg:y="2.021cm"><text:p text:style-name="P166"><text:span text:style-name="T110">[0..179]</text:span></text:p><draw:enhanced-geometry svg:viewBox="0 0 21600 21600" draw:type="rectangle" draw:enhanced-path="M 0 0 L 21600 0 21600 21600 0 21600 0 0 Z N"/></draw:custom-shape><draw:custom-shape draw:style-name="gr43" draw:text-style-name="P171" svg:width="1.863cm" svg:height="0.519cm" svg:x="4.568cm" svg:y="2.021cm"><text:p text:style-name="P166"><text:span text:style-name="T110">[0..179]</text:span></text:p><draw:enhanced-geometry svg:viewBox="0 0 21600 21600" draw:type="rectangle" draw:enhanced-path="M 0 0 L 21600 0 21600 21600 0 21600 0 0 Z N"/></draw:custom-shape><draw:custom-shape draw:style-name="gr31" draw:text-style-name="P167" svg:width="1.841cm" svg:height="0.519cm" svg:x="2.521cm" svg:y="2.021cm"><text:p text:style-name="P166"><text:span text:style-name="T110">[0..179]</text:span></text:p><draw:enhanced-geometry svg:viewBox="0 0 21600 21600" draw:type="rectangle" draw:enhanced-path="M 0 0 L 21600 0 21600 21600 0 21600 0 0 Z N"/></draw:custom-shape><draw:custom-shape draw:style-name="gr42" draw:text-style-name="P171" svg:width="1.865cm" svg:height="0.519cm" svg:x="0.45cm" svg:y="2.021cm"><text:p text:style-name="P166"><text:span text:style-name="T110">[0..179]</text:span></text:p><draw:enhanced-geometry svg:viewBox="0 0 21600 21600" draw:type="rectangle" draw:enhanced-path="M 0 0 L 21600 0 21600 21600 0 21600 0 0 Z N"/></draw:custom-shape><draw:custom-shape draw:style-name="gr44" draw:text-style-name="P175" svg:width="0.447cm" svg:height="0.108cm" svg:x="5.278cm" svg:y="1.164cm"><text:p/><draw:enhanced-geometry svg:viewBox="0 0 21600 21600" draw:type="rectangle" draw:enhanced-path="M 0 0 L 21600 0 21600 21600 0 21600 0 0 Z N"/></draw:custom-shape><draw:custom-shape draw:style-name="gr44" draw:text-style-name="P175" svg:width="0.447cm" svg:height="0.107cm" svg:x="5.278cm" svg:y="1.02cm"><text:p/><draw:enhanced-geometry svg:viewBox="0 0 21600 21600" draw:type="rectangle" draw:enhanced-path="M 0 0 L 21600 0 21600 21600 0 21600 0 0 Z N"/></draw:custom-shape><draw:custom-shape draw:style-name="gr45" draw:text-style-name="P172" svg:width="0.447cm" svg:height="0.255cm" svg:x="5.278cm" svg:y="0.707cm"><text:p/><draw:enhanced-geometry svg:viewBox="0 0 21600 21600" draw:type="rectangle" draw:enhanced-path="M 0 0 L 21600 0 21600 21600 0 21600 0 0 Z N"/></draw:custom-shape><draw:polygon draw:style-name="gr46" draw:text-style-name="P175" svg:width="0.875cm" svg:height="0.365cm" svg:x="5.063cm" svg:y="1.331cm" svg:viewBox="0 0 876 366" draw:points="657,0 657,209 876,209 438,366 0,209 219,209 219,0"><text:p/></draw:polygon><draw:custom-shape draw:style-name="gr17" draw:text-style-name="P172" svg:width="0.447cm" svg:height="0.1cm" svg:x="5.278cm" svg:y="0.564cm"><text:p/><draw:enhanced-geometry svg:viewBox="0 0 21600 21600" draw:type="rectangle" draw:enhanced-path="M 0 0 L 21600 0 21600 21600 0 21600 0 0 Z N"/></draw:custom-shape><draw:custom-shape draw:style-name="gr17" draw:text-style-name="P172" svg:width="0.447cm" svg:height="0.105cm" svg:x="5.278cm" svg:y="0.397cm"><text:p/><draw:enhanced-geometry svg:viewBox="0 0 21600 21600" draw:type="rectangle" draw:enhanced-path="M 0 0 L 21600 0 21600 21600 0 21600 0 0 Z N"/></draw:custom-shape><draw:g draw:style-name="gr3"><draw:g draw:style-name="gr3"><draw:custom-shape draw:style-name="gr44" draw:text-style-name="P175" svg:width="0.426cm" svg:height="0.101cm" svg:x="7.348cm" svg:y="1.161cm"><text:p/><draw:enhanced-geometry svg:viewBox="0 0 21600 21600" draw:type="rectangle" draw:enhanced-path="M 0 0 L 21600 0 21600 21600 0 21600 0 0 Z N"/></draw:custom-shape><draw:custom-shape draw:style-name="gr44" draw:text-style-name="P175" svg:width="0.426cm" svg:height="0.107cm" svg:x="7.348cm" svg:y="1.011cm"><text:p/><draw:enhanced-geometry svg:viewBox="0 0 21600 21600" draw:type="rectangle" draw:enhanced-path="M 0 0 L 21600 0 21600 21600 0 21600 0 0 Z N"/></draw:custom-shape><draw:polygon draw:style-name="gr46" draw:text-style-name="P175" svg:width="0.875cm" svg:height="0.365cm" svg:x="7.124cm" svg:y="1.323cm" svg:viewBox="0 0 876 366" draw:points="657,0 657,209 876,209 438,366 0,209 219,209 219,0"><text:p/></draw:polygon></draw:g><draw:polygon draw:style-name="gr47" draw:text-style-name="P175" svg:width="1.996cm" svg:height="0.198cm" svg:x="5.783cm" svg:y="0.769cm" svg:viewBox="0 0 1997 199" draw:points="0,0 1997,0 1997,136 1996,136 1996,199 1559,199 1559,136 0,136"><text:p/></draw:polygon></draw:g><draw:g draw:style-name="gr3"><draw:g draw:style-name="gr3"><draw:custom-shape draw:style-name="gr44" draw:text-style-name="P175" svg:width="0.447cm" svg:height="0.101cm" svg:x="9.403cm" svg:y="1.161cm"><text:p/><draw:enhanced-geometry svg:viewBox="0 0 21600 21600" draw:type="rectangle" draw:enhanced-path="M 0 0 L 21600 0 21600 21600 0 21600 0 0 Z N"/></draw:custom-shape><draw:custom-shape draw:style-name="gr44" draw:text-style-name="P175" svg:width="0.447cm" svg:height="0.107cm" svg:x="9.403cm" svg:y="1.011cm"><text:p/><draw:enhanced-geometry svg:viewBox="0 0 21600 21600" draw:type="rectangle" draw:enhanced-path="M 0 0 L 21600 0 21600 21600 0 21600 0 0 Z N"/></draw:custom-shape><draw:polygon draw:style-name="gr46" draw:text-style-name="P175" svg:width="0.875cm" svg:height="0.365cm" svg:x="9.192cm" svg:y="1.323cm" svg:viewBox="0 0 876 366" draw:points="657,0 657,209 876,209 438,366 0,209 219,209 219,0"><text:p/></draw:polygon></draw:g><draw:polygon draw:style-name="gr47" draw:text-style-name="P175" svg:width="1.996cm" svg:height="0.198cm" svg:x="7.851cm" svg:y="0.769cm" svg:viewBox="0 0 1997 199" draw:points="0,0 1997,0 1997,136 1996,136 1996,199 1559,199 1559,136 0,136"><text:p/></draw:polygon></draw:g><draw:g draw:style-name="gr3"><draw:g draw:style-name="gr3"><draw:custom-shape draw:style-name="gr48" draw:text-style-name="P176" svg:width="0.422cm" svg:height="0.101cm" svg:x="3.201cm" svg:y="1.161cm"><text:p/><draw:enhanced-geometry svg:viewBox="0 0 21600 21600" draw:mirror-horizontal="true" draw:type="rectangle" draw:enhanced-path="M 0 0 L 21600 0 21600 21600 0 21600 0 0 Z N"/></draw:custom-shape><draw:custom-shape draw:style-name="gr48" draw:text-style-name="P176" svg:width="0.422cm" svg:height="0.107cm" svg:x="3.201cm" svg:y="1.011cm"><text:p/><draw:enhanced-geometry svg:viewBox="0 0 21600 21600" draw:mirror-horizontal="true" draw:type="rectangle" draw:enhanced-path="M 0 0 L 21600 0 21600 21600 0 21600 0 0 Z N"/></draw:custom-shape><draw:polygon draw:style-name="gr49" draw:text-style-name="P176" svg:width="0.875cm" svg:height="0.365cm" svg:x="2.993cm" svg:y="1.323cm" svg:viewBox="0 0 876 366" draw:points="218,0 218,209 0,209 437,366 876,209 657,209 657,0"><text:p/></draw:polygon></draw:g><draw:polygon draw:style-name="gr19" draw:text-style-name="P172" svg:width="1.996cm" svg:height="0.198cm" svg:x="3.212cm" svg:y="0.769cm" svg:viewBox="0 0 1997 199" draw:points="1997,0 0,0 0,136 1,136 1,199 438,199 438,136 1997,136"><text:p/></draw:polygon></draw:g><draw:g draw:style-name="gr3"><draw:g draw:style-name="gr3"><draw:custom-shape draw:style-name="gr44" draw:text-style-name="P175" svg:width="0.445cm" svg:height="0.101cm" svg:x="1.138cm" svg:y="1.161cm"><text:p/><draw:enhanced-geometry svg:viewBox="0 0 21600 21600" draw:mirror-horizontal="true" draw:type="rectangle" draw:enhanced-path="M 0 0 L 21600 0 21600 21600 0 21600 0 0 Z N"/></draw:custom-shape><draw:custom-shape draw:style-name="gr44" draw:text-style-name="P175" svg:width="0.445cm" svg:height="0.107cm" svg:x="1.138cm" svg:y="1.011cm"><text:p/><draw:enhanced-geometry svg:viewBox="0 0 21600 21600" draw:mirror-horizontal="true" draw:type="rectangle" draw:enhanced-path="M 0 0 L 21600 0 21600 21600 0 21600 0 0 Z N"/></draw:custom-shape><draw:polygon draw:style-name="gr46" draw:text-style-name="P175" svg:width="0.875cm" svg:height="0.365cm" svg:x="0.926cm" svg:y="1.323cm" svg:viewBox="0 0 876 366" draw:points="218,0 218,209 0,209 437,366 876,209 657,209 657,0"><text:p/></draw:polygon></draw:g><draw:polygon draw:style-name="gr47" draw:text-style-name="P175" svg:width="1.996cm" svg:height="0.198cm" svg:x="1.145cm" svg:y="0.769cm" svg:viewBox="0 0 1997 199" draw:points="1997,0 0,0 0,136 1,136 1,199 438,199 438,136 1997,136"><text:p/></draw:polygon></draw:g><draw:g draw:style-name="gr3"><draw:g draw:style-name="gr3"><draw:polygon draw:style-name="gr47" draw:text-style-name="P175" svg:width="1.996cm" svg:height="0.198cm" draw:transform="rotate (-3.14159265358979) translate (3.095cm 3.38199999999993cm)" svg:viewBox="0 0 1997 199" draw:points="0,0 1997,0 1997,136 1996,136 1996,199 1559,199 1559,136 0,136"><text:p/></draw:polygon><draw:g draw:style-name="gr3"><draw:custom-shape draw:style-name="gr44" draw:text-style-name="P175" svg:width="0.447cm" svg:height="0.103cm" svg:x="1.095cm" svg:y="3.032cm"><text:p/><draw:enhanced-geometry svg:viewBox="0 0 21600 21600" draw:type="rectangle" draw:enhanced-path="M 0 0 L 21600 0 21600 21600 0 21600 0 0 Z N"/></draw:custom-shape><draw:custom-shape draw:style-name="gr44" draw:text-style-name="P175" svg:width="0.447cm" svg:height="0.108cm" svg:x="1.095cm" svg:y="2.882cm"><text:p/><draw:enhanced-geometry svg:viewBox="0 0 21600 21600" draw:type="rectangle" draw:enhanced-path="M 0 0 L 21600 0 21600 21600 0 21600 0 0 Z N"/></draw:custom-shape></draw:g></draw:g><draw:g draw:style-name="gr3"><draw:polygon draw:style-name="gr19" draw:text-style-name="P172" svg:width="1.996cm" svg:height="0.198cm" draw:transform="rotate (-3.14159265358979) translate (5.157cm 3.38600000000002cm)" svg:viewBox="0 0 1997 199" draw:points="0,0 1997,0 1997,136 1996,136 1996,199 1559,199 1559,136 0,136"><text:p/></draw:polygon><draw:g draw:style-name="gr3"><draw:custom-shape draw:style-name="gr17" draw:text-style-name="P172" svg:width="0.447cm" svg:height="0.103cm" svg:x="3.157cm" svg:y="3.037cm"><text:p/><draw:enhanced-geometry svg:viewBox="0 0 21600 21600" draw:type="rectangle" draw:enhanced-path="M 0 0 L 21600 0 21600 21600 0 21600 0 0 Z N"/></draw:custom-shape><draw:custom-shape draw:style-name="gr17" draw:text-style-name="P172" svg:width="0.447cm" svg:height="0.107cm" svg:x="3.157cm" svg:y="2.887cm"><text:p/><draw:enhanced-geometry svg:viewBox="0 0 21600 21600" draw:type="rectangle" draw:enhanced-path="M 0 0 L 21600 0 21600 21600 0 21600 0 0 Z N"/></draw:custom-shape><draw:custom-shape draw:style-name="gr17" draw:text-style-name="P172" svg:width="0.447cm" svg:height="0.103cm" svg:x="3.157cm" svg:y="3.037cm"><text:p/><draw:enhanced-geometry svg:viewBox="0 0 21600 21600" draw:type="rectangle" draw:enhanced-path="M 0 0 L 21600 0 21600 21600 0 21600 0 0 Z N"/></draw:custom-shape><draw:custom-shape draw:style-name="gr17" draw:text-style-name="P172" svg:width="0.447cm" svg:height="0.107cm" svg:x="3.157cm" svg:y="2.887cm"><text:p/><draw:enhanced-geometry svg:viewBox="0 0 21600 21600" draw:type="rectangle" draw:enhanced-path="M 0 0 L 21600 0 21600 21600 0 21600 0 0 Z N"/></draw:custom-shape></draw:g></draw:g></draw:g><draw:g draw:style-name="gr3"><draw:custom-shape draw:style-name="gr17" draw:text-style-name="P172" svg:width="0.445cm" svg:height="0.107cm" svg:x="5.269cm" svg:y="3.683cm"><text:p/><draw:enhanced-geometry svg:viewBox="0 0 21600 21600" draw:type="rectangle" draw:enhanced-path="M 0 0 L 21600 0 21600 21600 0 21600 0 0 Z N"/></draw:custom-shape><draw:custom-shape draw:style-name="gr17" draw:text-style-name="P172" svg:width="0.445cm" svg:height="0.107cm" svg:x="5.269cm" svg:y="3.537cm"><text:p/><draw:enhanced-geometry svg:viewBox="0 0 21600 21600" draw:type="rectangle" draw:enhanced-path="M 0 0 L 21600 0 21600 21600 0 21600 0 0 Z N"/></draw:custom-shape><draw:custom-shape draw:style-name="gr39" draw:text-style-name="P172" svg:width="0.445cm" svg:height="0.253cm" svg:x="5.269cm" svg:y="3.226cm"><text:p/><draw:enhanced-geometry svg:viewBox="0 0 21600 21600" draw:type="rectangle" draw:enhanced-path="M 0 0 L 21600 0 21600 21600 0 21600 0 0 Z N"/></draw:custom-shape><draw:polygon draw:style-name="gr18" draw:text-style-name="P172" svg:width="0.875cm" svg:height="0.365cm" svg:x="5.053cm" svg:y="3.849cm" svg:viewBox="0 0 876 366" draw:points="657,0 657,209 876,209 438,366 0,209 219,209 219,0"><text:p/></draw:polygon><draw:custom-shape draw:style-name="gr44" draw:text-style-name="P175" svg:width="0.445cm" svg:height="0.1cm" svg:x="5.269cm" svg:y="3.082cm"><text:p/><draw:enhanced-geometry svg:viewBox="0 0 21600 21600" draw:type="rectangle" draw:enhanced-path="M 0 0 L 21600 0 21600 21600 0 21600 0 0 Z N"/></draw:custom-shape><draw:custom-shape draw:style-name="gr44" draw:text-style-name="P175" svg:width="0.445cm" svg:height="0.107cm" svg:x="5.269cm" svg:y="2.914cm"><text:p/><draw:enhanced-geometry svg:viewBox="0 0 21600 21600" draw:type="rectangle" draw:enhanced-path="M 0 0 L 21600 0 21600 21600 0 21600 0 0 Z N"/></draw:custom-shape></draw:g><draw:g draw:style-name="gr3"><draw:g draw:style-name="gr3"><draw:polygon draw:style-name="gr47" draw:text-style-name="P175" svg:width="1.996cm" svg:height="0.198cm" draw:transform="rotate (-3.14159265358979) translate (9.856cm 3.36300000000007cm)" svg:viewBox="0 0 1997 199" draw:points="1997,0 0,0 0,136 1,136 1,199 438,199 438,136 1997,136"><text:p/></draw:polygon><draw:g draw:style-name="gr3"><draw:custom-shape draw:style-name="gr44" draw:text-style-name="P175" svg:width="0.447cm" svg:height="0.103cm" svg:x="9.391cm" svg:y="3.014cm"><text:p/><draw:enhanced-geometry svg:viewBox="0 0 21600 21600" draw:mirror-horizontal="true" draw:type="rectangle" draw:enhanced-path="M 0 0 L 21600 0 21600 21600 0 21600 0 0 Z N"/></draw:custom-shape><draw:custom-shape draw:style-name="gr44" draw:text-style-name="P175" svg:width="0.447cm" svg:height="0.107cm" svg:x="9.391cm" svg:y="2.865cm"><text:p/><draw:enhanced-geometry svg:viewBox="0 0 21600 21600" draw:mirror-horizontal="true" draw:type="rectangle" draw:enhanced-path="M 0 0 L 21600 0 21600 21600 0 21600 0 0 Z N"/></draw:custom-shape></draw:g></draw:g><draw:g draw:style-name="gr3"><draw:polygon draw:style-name="gr47" draw:text-style-name="P175" svg:width="1.996cm" svg:height="0.198cm" draw:transform="rotate (-3.14159265358979) translate (7.794cm 3.36699999999996cm)" svg:viewBox="0 0 1997 199" draw:points="1997,0 0,0 0,136 1,136 1,199 438,199 438,136 1997,136"><text:p/></draw:polygon><draw:g draw:style-name="gr3"><draw:custom-shape draw:style-name="gr44" draw:text-style-name="P175" svg:width="0.447cm" svg:height="0.103cm" svg:x="7.329cm" svg:y="3.018cm"><text:p/><draw:enhanced-geometry svg:viewBox="0 0 21600 21600" draw:mirror-horizontal="true" draw:type="rectangle" draw:enhanced-path="M 0 0 L 21600 0 21600 21600 0 21600 0 0 Z N"/></draw:custom-shape><draw:custom-shape draw:style-name="gr44" draw:text-style-name="P175" svg:width="0.447cm" svg:height="0.107cm" svg:x="7.329cm" svg:y="2.868cm"><text:p/><draw:enhanced-geometry svg:viewBox="0 0 21600 21600" draw:mirror-horizontal="true" draw:type="rectangle" draw:enhanced-path="M 0 0 L 21600 0 21600 21600 0 21600 0 0 Z N"/></draw:custom-shape></draw:g></draw:g></draw:g></draw:g></draw:g></text:p>
      <text:p text:style-name="P81">Processing cross match<text:span text:style-name="T66">es</text:span> for multiple alerts could be done in parallel, scaling the data rate in direct relation to the number of nodes.</text:p>
      <text:p text:style-name="P78"/>
      <text:p text:style-name="P83">The Kafka ‘<text:span text:style-name="T68">at least once</text:span>’ <text:span text:style-name="T68">delivery mode supports this pattern, using commit messages to confirm that each input alert is delivered to one processing node. This configuration would also meet the fault tolerance criteria. As each node is identical, the system could operate with spare capacity ready to take the load if any of the nodes fails.</text:span></text:p>
      <text:p text:style-name="P48"/>
      <text:p text:style-name="P47"><text:span text:style-name="T67">In theory i</text:span>f each <text:span text:style-name="T65">node </text:span>is capable of processing <text:span text:style-name="T10">&lt;n&gt;</text:span> alerts per second, then <text:span text:style-name="T65">a </text:span>set <text:span text:style-name="T65">of four nodes sharing the data between them would be </text:span>capable of handling <text:span text:style-name="T10">4n</text:span><text:span text:style-name="T68"> </text:span>alerts per second. <text:span text:style-name="T67">Further testing will be needed to determine what the scaling is in reality, and how much time and resources are lost due to overheads.</text:span></text:p>
      <text:p text:style-name="P79"/>
      <text:p text:style-name="P80"><text:span text:style-name="T73">The disadvantage of this configuration is that every node in the system has to have a complete copy of the </text:span>catalog. <text:span text:style-name="T68">Limiting the size of dataset to the available memory in a single node.</text:span></text:p>
      <text:p text:style-name="P78"/>
      <text:h text:style-name="Heading_20_3" text:outline-level="3">Multiple slices</text:h>
      <text:p text:style-name="P76"><text:span text:style-name="T65">Another </text:span>way of distributing the data would be <text:span text:style-name="T68">to assign a subset of the data to each node.</text:span></text:p>
      <text:p text:style-name="P76"/>
      <text:p text:style-name="P76"><text:span text:style-name="T43">Processing a</text:span>n all sky cross match would follow the map-reduce pattern. <text:span text:style-name="T65">A</text:span>ll of the alerts would be sent to all of the nodes, each node would perform the cross match against <text:span text:style-name="T64">its local </text:span>subset of the data and then the results from all the nodes would be aggregated to generate the final result.</text:p>
      <text:p text:style-name="P45"/>
      <text:p text:style-name="P90"><draw:g text:anchor-type="paragraph" draw:z-index="3" draw:name="Shape4" draw:style-name="gr1"><draw:custom-shape draw:style-name="gr40" draw:text-style-name="P165" svg:width="11cm" svg:height="4.612cm" svg:x="0cm" svg:y="0cm"><text:p/><draw:enhanced-geometry svg:viewBox="0 0 21600 21600" draw:type="rectangle" draw:enhanced-path="M 0 0 L 21600 0 21600 21600 0 21600 0 0 Z N"/></draw:custom-shape><draw:g draw:style-name="gr3"><draw:custom-shape draw:style-name="gr50" draw:text-style-name="P167" svg:width="1.842cm" svg:height="0.518cm" svg:x="6.639cm" svg:y="1.977cm"><text:p text:style-name="P166"><text:span text:style-name="T110">[108..143]</text:span></text:p><draw:enhanced-geometry svg:viewBox="0 0 21600 21600" draw:type="rectangle" draw:enhanced-path="M 0 0 L 21600 0 21600 21600 0 21600 0 0 Z N"/></draw:custom-shape><draw:custom-shape draw:style-name="gr8" draw:text-style-name="P167" svg:width="1.865cm" svg:height="0.518cm" svg:x="8.685cm" svg:y="1.977cm"><text:p text:style-name="P166"><text:span text:style-name="T110">[144..179]</text:span></text:p><draw:enhanced-geometry svg:viewBox="0 0 21600 21600" draw:type="rectangle" draw:enhanced-path="M 0 0 L 21600 0 21600 21600 0 21600 0 0 Z N"/></draw:custom-shape><draw:custom-shape draw:style-name="gr51" draw:text-style-name="P167" svg:width="1.863cm" svg:height="0.518cm" svg:x="4.568cm" svg:y="1.977cm"><text:p text:style-name="P166"><text:span text:style-name="T110">[72..107]</text:span></text:p><draw:enhanced-geometry svg:viewBox="0 0 21600 21600" draw:type="rectangle" draw:enhanced-path="M 0 0 L 21600 0 21600 21600 0 21600 0 0 Z N"/></draw:custom-shape><draw:custom-shape draw:style-name="gr52" draw:text-style-name="P167" svg:width="1.841cm" svg:height="0.518cm" svg:x="2.521cm" svg:y="1.977cm"><text:p text:style-name="P166"><text:span text:style-name="T110">[36..71]</text:span></text:p><draw:enhanced-geometry svg:viewBox="0 0 21600 21600" draw:type="rectangle" draw:enhanced-path="M 0 0 L 21600 0 21600 21600 0 21600 0 0 Z N"/></draw:custom-shape><draw:custom-shape draw:style-name="gr8" draw:text-style-name="P167" svg:width="1.865cm" svg:height="0.518cm" svg:x="0.45cm" svg:y="1.977cm"><text:p text:style-name="P166"><text:span text:style-name="T110">[0..35]</text:span></text:p><draw:enhanced-geometry svg:viewBox="0 0 21600 21600" draw:type="rectangle" draw:enhanced-path="M 0 0 L 21600 0 21600 21600 0 21600 0 0 Z N"/></draw:custom-shape><draw:g draw:style-name="gr3"><draw:custom-shape draw:style-name="gr17" draw:text-style-name="P172" svg:width="0.447cm" svg:height="0.107cm" svg:x="5.278cm" svg:y="1.12cm"><text:p/><draw:enhanced-geometry svg:viewBox="0 0 21600 21600" draw:type="rectangle" draw:enhanced-path="M 0 0 L 21600 0 21600 21600 0 21600 0 0 Z N"/></draw:custom-shape><draw:custom-shape draw:style-name="gr17" draw:text-style-name="P172" svg:width="0.447cm" svg:height="0.107cm" svg:x="5.278cm" svg:y="0.974cm"><text:p/><draw:enhanced-geometry svg:viewBox="0 0 21600 21600" draw:type="rectangle" draw:enhanced-path="M 0 0 L 21600 0 21600 21600 0 21600 0 0 Z N"/></draw:custom-shape><draw:custom-shape draw:style-name="gr39" draw:text-style-name="P172" svg:width="0.447cm" svg:height="0.253cm" svg:x="5.278cm" svg:y="0.663cm"><text:p/><draw:enhanced-geometry svg:viewBox="0 0 21600 21600" draw:type="rectangle" draw:enhanced-path="M 0 0 L 21600 0 21600 21600 0 21600 0 0 Z N"/></draw:custom-shape><draw:polygon draw:style-name="gr18" draw:text-style-name="P172" svg:width="0.875cm" svg:height="0.365cm" svg:x="5.063cm" svg:y="1.286cm" svg:viewBox="0 0 876 366" draw:points="657,0 657,209 876,209 438,366 0,209 219,209 219,0"><text:p/></draw:polygon><draw:custom-shape draw:style-name="gr17" draw:text-style-name="P172" svg:width="0.447cm" svg:height="0.1cm" svg:x="5.278cm" svg:y="0.519cm"><text:p/><draw:enhanced-geometry svg:viewBox="0 0 21600 21600" draw:type="rectangle" draw:enhanced-path="M 0 0 L 21600 0 21600 21600 0 21600 0 0 Z N"/></draw:custom-shape><draw:custom-shape draw:style-name="gr17" draw:text-style-name="P172" svg:width="0.447cm" svg:height="0.107cm" svg:x="5.278cm" svg:y="0.351cm"><text:p/><draw:enhanced-geometry svg:viewBox="0 0 21600 21600" draw:type="rectangle" draw:enhanced-path="M 0 0 L 21600 0 21600 21600 0 21600 0 0 Z N"/></draw:custom-shape></draw:g><draw:g draw:style-name="gr3"><draw:g draw:style-name="gr3"><draw:g draw:style-name="gr3"><draw:custom-shape draw:style-name="gr17" draw:text-style-name="P172" svg:width="0.426cm" svg:height="0.103cm" svg:x="7.348cm" svg:y="1.115cm"><text:p/><draw:enhanced-geometry svg:viewBox="0 0 21600 21600" draw:type="rectangle" draw:enhanced-path="M 0 0 L 21600 0 21600 21600 0 21600 0 0 Z N"/></draw:custom-shape><draw:custom-shape draw:style-name="gr17" draw:text-style-name="P172" svg:width="0.426cm" svg:height="0.107cm" svg:x="7.348cm" svg:y="0.965cm"><text:p/><draw:enhanced-geometry svg:viewBox="0 0 21600 21600" draw:type="rectangle" draw:enhanced-path="M 0 0 L 21600 0 21600 21600 0 21600 0 0 Z N"/></draw:custom-shape><draw:polygon draw:style-name="gr18" draw:text-style-name="P172" svg:width="0.875cm" svg:height="0.365cm" svg:x="7.124cm" svg:y="1.278cm" svg:viewBox="0 0 876 366" draw:points="657,0 657,209 876,209 438,366 0,209 219,209 219,0"><text:p/></draw:polygon></draw:g><draw:polygon draw:style-name="gr19" draw:text-style-name="P172" svg:width="1.996cm" svg:height="0.198cm" svg:x="5.783cm" svg:y="0.724cm" svg:viewBox="0 0 1997 199" draw:points="0,0 1997,0 1997,136 1996,136 1996,199 1559,199 1559,136 0,136"><text:p/></draw:polygon></draw:g><draw:g draw:style-name="gr3"><draw:g draw:style-name="gr3"><draw:custom-shape draw:style-name="gr17" draw:text-style-name="P172" svg:width="0.447cm" svg:height="0.103cm" svg:x="9.403cm" svg:y="1.115cm"><text:p/><draw:enhanced-geometry svg:viewBox="0 0 21600 21600" draw:type="rectangle" draw:enhanced-path="M 0 0 L 21600 0 21600 21600 0 21600 0 0 Z N"/></draw:custom-shape><draw:custom-shape draw:style-name="gr17" draw:text-style-name="P172" svg:width="0.447cm" svg:height="0.107cm" svg:x="9.403cm" svg:y="0.965cm"><text:p/><draw:enhanced-geometry svg:viewBox="0 0 21600 21600" draw:type="rectangle" draw:enhanced-path="M 0 0 L 21600 0 21600 21600 0 21600 0 0 Z N"/></draw:custom-shape><draw:polygon draw:style-name="gr18" draw:text-style-name="P172" svg:width="0.875cm" svg:height="0.365cm" svg:x="9.192cm" svg:y="1.278cm" svg:viewBox="0 0 876 366" draw:points="657,0 657,209 876,209 438,366 0,209 219,209 219,0"><text:p/></draw:polygon></draw:g><draw:polygon draw:style-name="gr19" draw:text-style-name="P172" svg:width="1.996cm" svg:height="0.198cm" svg:x="7.851cm" svg:y="0.724cm" svg:viewBox="0 0 1997 199" draw:points="0,0 1997,0 1997,136 1996,136 1996,199 1559,199 1559,136 0,136"><text:p/></draw:polygon></draw:g></draw:g><draw:g draw:style-name="gr3"><draw:g draw:style-name="gr3"><draw:g draw:style-name="gr3"><draw:custom-shape draw:style-name="gr17" draw:text-style-name="P172" svg:width="0.422cm" svg:height="0.103cm" svg:x="3.201cm" svg:y="1.115cm"><text:p/><draw:enhanced-geometry svg:viewBox="0 0 21600 21600" draw:mirror-horizontal="true" draw:type="rectangle" draw:enhanced-path="M 0 0 L 21600 0 21600 21600 0 21600 0 0 Z N"/></draw:custom-shape><draw:custom-shape draw:style-name="gr17" draw:text-style-name="P172" svg:width="0.422cm" svg:height="0.107cm" svg:x="3.201cm" svg:y="0.965cm"><text:p/><draw:enhanced-geometry svg:viewBox="0 0 21600 21600" draw:mirror-horizontal="true" draw:type="rectangle" draw:enhanced-path="M 0 0 L 21600 0 21600 21600 0 21600 0 0 Z N"/></draw:custom-shape><draw:polygon draw:style-name="gr18" draw:text-style-name="P172" svg:width="0.875cm" svg:height="0.365cm" svg:x="2.993cm" svg:y="1.278cm" svg:viewBox="0 0 876 366" draw:points="218,0 218,209 0,209 437,366 876,209 657,209 657,0"><text:p/></draw:polygon></draw:g><draw:polygon draw:style-name="gr19" draw:text-style-name="P172" svg:width="1.996cm" svg:height="0.198cm" svg:x="3.212cm" svg:y="0.724cm" svg:viewBox="0 0 1997 199" draw:points="1997,0 0,0 0,136 1,136 1,199 438,199 438,136 1997,136"><text:p/></draw:polygon></draw:g><draw:g draw:style-name="gr3"><draw:g draw:style-name="gr3"><draw:custom-shape draw:style-name="gr17" draw:text-style-name="P172" svg:width="0.445cm" svg:height="0.103cm" svg:x="1.138cm" svg:y="1.115cm"><text:p/><draw:enhanced-geometry svg:viewBox="0 0 21600 21600" draw:mirror-horizontal="true" draw:type="rectangle" draw:enhanced-path="M 0 0 L 21600 0 21600 21600 0 21600 0 0 Z N"/></draw:custom-shape><draw:custom-shape draw:style-name="gr17" draw:text-style-name="P172" svg:width="0.445cm" svg:height="0.107cm" svg:x="1.138cm" svg:y="0.965cm"><text:p/><draw:enhanced-geometry svg:viewBox="0 0 21600 21600" draw:mirror-horizontal="true" draw:type="rectangle" draw:enhanced-path="M 0 0 L 21600 0 21600 21600 0 21600 0 0 Z N"/></draw:custom-shape><draw:polygon draw:style-name="gr18" draw:text-style-name="P172" svg:width="0.875cm" svg:height="0.365cm" svg:x="0.926cm" svg:y="1.278cm" svg:viewBox="0 0 876 366" draw:points="218,0 218,209 0,209 437,366 876,209 657,209 657,0"><text:p/></draw:polygon></draw:g><draw:polygon draw:style-name="gr19" draw:text-style-name="P172" svg:width="1.996cm" svg:height="0.198cm" svg:x="1.145cm" svg:y="0.724cm" svg:viewBox="0 0 1997 199" draw:points="1997,0 0,0 0,136 1,136 1,199 438,199 438,136 1997,136"><text:p/></draw:polygon></draw:g></draw:g><draw:g draw:style-name="gr3"><draw:g draw:style-name="gr3"><draw:custom-shape draw:style-name="gr17" draw:text-style-name="P172" svg:width="0.445cm" svg:height="0.107cm" svg:x="5.253cm" svg:y="3.729cm"><text:p/><draw:enhanced-geometry svg:viewBox="0 0 21600 21600" draw:type="rectangle" draw:enhanced-path="M 0 0 L 21600 0 21600 21600 0 21600 0 0 Z N"/></draw:custom-shape><draw:polygon draw:style-name="gr18" draw:text-style-name="P172" svg:width="0.875cm" svg:height="0.365cm" svg:x="5.038cm" svg:y="3.894cm" svg:viewBox="0 0 876 366" draw:points="657,0 657,209 876,209 438,366 0,209 219,209 219,0"><text:p/></draw:polygon><draw:custom-shape draw:style-name="gr17" draw:text-style-name="P172" svg:width="0.445cm" svg:height="0.105cm" svg:x="5.253cm" svg:y="2.96cm"><text:p/><draw:enhanced-geometry svg:viewBox="0 0 21600 21600" draw:type="rectangle" draw:enhanced-path="M 0 0 L 21600 0 21600 21600 0 21600 0 0 Z N"/></draw:custom-shape><draw:custom-shape draw:style-name="gr17" draw:text-style-name="P172" svg:width="0.445cm" svg:height="0.107cm" svg:x="5.258cm" svg:y="2.803cm"><text:p/><draw:enhanced-geometry svg:viewBox="0 0 21600 21600" draw:type="rectangle" draw:enhanced-path="M 0 0 L 21600 0 21600 21600 0 21600 0 0 Z N"/></draw:custom-shape></draw:g><draw:custom-shape draw:style-name="gr7" draw:text-style-name="P167" svg:width="1.865cm" svg:height="0.519cm" svg:x="4.526cm" svg:y="3.145cm"><text:p text:style-name="P166"><text:span text:style-name="T110">Σ (sum)</text:span></text:p><draw:enhanced-geometry svg:viewBox="0 0 21600 21600" draw:type="rectangle" draw:enhanced-path="M 0 0 L 21600 0 21600 21600 0 21600 0 0 Z N"/></draw:custom-shape><draw:path draw:style-name="gr19" draw:text-style-name="P172" svg:width="8.71cm" svg:height="0.656cm" svg:x="1.121cm" svg:y="2.819cm" svg:viewBox="0 0 8711 657" svg:d="M5370 520h832v-63h437v63h1v136h-1270zM3340 656h-1269v-136h1v-63h437v63h831zM6714 657v-136h1559v-63h437v63h1v136zM8265 408v-102h445v102zM8265 262v-106h445v106zM8260 106v-106h445v106zM6197 409v-102h445v102zM6197 263v-106h445v106zM6192 107v-106h445v106zM1997 657h-1997v-136h1v-63h437v63h1559zM0 408v-102h445v102zM0 262v-106h445v106zM5 106v-106h445v106zM2068 409v-102h445v102zM2068 263v-106h445v106zM2073 107v-106h445v106z"><text:p/></draw:path></draw:g></draw:g></draw:g><text:soft-page-break/>The problem with this configuration is that p<text:span text:style-name="T69">assing all of the partial results to a single aggregation node means the aggregation node itself becomes a bottleneck in the system.</text:span></text:p>
      <text:p text:style-name="P84"/>
      <text:p text:style-name="P87">However, it may be possible to configure the system so that we do not need <text:span text:style-name="T99">the </text:span>aggregation node.</text:p>
      <text:p text:style-name="P87"/>
      <text:p text:style-name="P87">If we add a <text:span text:style-name="T99">filtering </text:span>mechanism <text:span text:style-name="T99">to the </text:span>node<text:span text:style-name="T99">s so that they </text:span>do not respond to alerts outside the range for their slice identifier, then only the node(s) assigned to that slice would produce a result for an alert that falls within that slice. In which case, if there is only one result <text:span text:style-name="T71">from one node </text:span>per alert there is no need to aggregate the results <text:span text:style-name="T71">from </text:span>any of the other <text:span text:style-name="T71">nodes</text:span>.</text:p>
      <text:p text:style-name="P87"/>
      <text:p text:style-name="P88">For example, if we <text:span text:style-name="T100">divide a </text:span>position range from 0 to 180 <text:span text:style-name="T100">in</text:span>to 5 slices</text:p>
      <text:p text:style-name="P88"/>
      <text:p text:style-name="P126">slice [0] = [0..<text:span text:style-name="T70">35</text:span>]</text:p>
      <text:p text:style-name="P126">slice [1] = [<text:span text:style-name="T70">36..71</text:span>]</text:p>
      <text:p text:style-name="P126">slice [2] = [<text:span text:style-name="T70">72..107</text:span>]</text:p>
      <text:p text:style-name="P126">slice [3] = [<text:span text:style-name="T70">108..143</text:span>]</text:p>
      <text:p text:style-name="P126">slice [4] = [<text:span text:style-name="T70">144..179</text:span>]</text:p>
      <text:p text:style-name="P86"/>
      <text:p text:style-name="P89">If we assign each slice <text:span text:style-name="T100">to a node </text:span>based on these values, then an alert at 24 would be assigned to <text:span text:style-name="T100">the node for </text:span>slice [1] and an alert at 102 would be assigned to <text:span text:style-name="T100">the node for </text:span>slice [2].</text:p>
      <text:p text:style-name="P89"/>
      <text:p text:style-name="P89"><draw:g text:anchor-type="paragraph" draw:z-index="4" draw:name="Shape5" draw:style-name="gr1"><draw:custom-shape draw:style-name="gr40" draw:text-style-name="P165" svg:width="11cm" svg:height="4.612cm" svg:x="0cm" svg:y="0cm"><text:p/><draw:enhanced-geometry svg:viewBox="0 0 21600 21600" draw:type="rectangle" draw:enhanced-path="M 0 0 L 21600 0 21600 21600 0 21600 0 0 Z N"/></draw:custom-shape><draw:g draw:style-name="gr3"><draw:g draw:style-name="gr3"><draw:g draw:style-name="gr3"><draw:custom-shape draw:style-name="gr17" draw:text-style-name="P172" svg:width="0.447cm" svg:height="0.107cm" svg:x="5.278cm" svg:y="3.722cm"><text:p/><draw:enhanced-geometry svg:viewBox="0 0 21600 21600" draw:type="rectangle" draw:enhanced-path="M 0 0 L 21600 0 21600 21600 0 21600 0 0 Z N"/></draw:custom-shape><draw:custom-shape draw:style-name="gr17" draw:text-style-name="P172" svg:width="0.447cm" svg:height="0.107cm" svg:x="5.278cm" svg:y="3.575cm"><text:p/><draw:enhanced-geometry svg:viewBox="0 0 21600 21600" draw:type="rectangle" draw:enhanced-path="M 0 0 L 21600 0 21600 21600 0 21600 0 0 Z N"/></draw:custom-shape><draw:custom-shape draw:style-name="gr45" draw:text-style-name="P172" svg:width="0.447cm" svg:height="0.255cm" svg:x="5.278cm" svg:y="3.263cm"><text:p/><draw:enhanced-geometry svg:viewBox="0 0 21600 21600" draw:type="rectangle" draw:enhanced-path="M 0 0 L 21600 0 21600 21600 0 21600 0 0 Z N"/></draw:custom-shape><draw:polygon draw:style-name="gr18" draw:text-style-name="P172" svg:width="0.875cm" svg:height="0.365cm" svg:x="5.063cm" svg:y="3.887cm" svg:viewBox="0 0 876 366" draw:points="657,0 657,209 876,209 438,366 0,209 219,209 219,0"><text:p/></draw:polygon><draw:custom-shape draw:style-name="gr44" draw:text-style-name="P175" svg:width="0.447cm" svg:height="0.1cm" svg:x="5.278cm" svg:y="3.12cm"><text:p/><draw:enhanced-geometry svg:viewBox="0 0 21600 21600" draw:type="rectangle" draw:enhanced-path="M 0 0 L 21600 0 21600 21600 0 21600 0 0 Z N"/></draw:custom-shape><draw:custom-shape draw:style-name="gr44" draw:text-style-name="P175" svg:width="0.447cm" svg:height="0.105cm" svg:x="5.278cm" svg:y="2.953cm"><text:p/><draw:enhanced-geometry svg:viewBox="0 0 21600 21600" draw:type="rectangle" draw:enhanced-path="M 0 0 L 21600 0 21600 21600 0 21600 0 0 Z N"/></draw:custom-shape></draw:g><draw:g draw:style-name="gr3"><draw:polygon draw:style-name="gr47" draw:text-style-name="P175" svg:width="1.996cm" svg:height="0.198cm" draw:transform="rotate (-3.14159265358979) translate (9.844cm 3.436cm)" svg:viewBox="0 0 1997 199" draw:points="1997,0 0,0 0,136 1,136 1,199 438,199 438,136 1997,136"><text:p/></draw:polygon><draw:g draw:style-name="gr3"><draw:custom-shape draw:style-name="gr44" draw:text-style-name="P175" svg:width="0.445cm" svg:height="0.103cm" svg:x="9.396cm" svg:y="3.085cm"><text:p/><draw:enhanced-geometry svg:viewBox="0 0 21600 21600" draw:mirror-vertical="false" draw:mirror-horizontal="true" draw:type="rectangle" draw:enhanced-path="M 0 0 L 21600 0 21600 21600 0 21600 0 0 Z N"/></draw:custom-shape><draw:custom-shape draw:style-name="gr44" draw:text-style-name="P175" svg:width="0.445cm" svg:height="0.107cm" svg:x="9.396cm" svg:y="2.935cm"><text:p/><draw:enhanced-geometry svg:viewBox="0 0 21600 21600" draw:mirror-vertical="false" draw:mirror-horizontal="true" draw:type="rectangle" draw:enhanced-path="M 0 0 L 21600 0 21600 21600 0 21600 0 0 Z N"/></draw:custom-shape><draw:custom-shape draw:style-name="gr44" draw:text-style-name="P175" svg:width="0.445cm" svg:height="0.108cm" svg:x="9.391cm" svg:y="2.778cm"><text:p/><draw:enhanced-geometry svg:viewBox="0 0 21600 21600" draw:mirror-vertical="false" draw:mirror-horizontal="true" draw:type="rectangle" draw:enhanced-path="M 0 0 L 21600 0 21600 21600 0 21600 0 0 Z N"/></draw:custom-shape></draw:g></draw:g><draw:g draw:style-name="gr3"><draw:polygon draw:style-name="gr47" draw:text-style-name="P175" svg:width="1.996cm" svg:height="0.198cm" draw:transform="rotate (-3.14159265358979) translate (7.773cm 3.43500000000003cm)" svg:viewBox="0 0 1997 199" draw:points="1997,0 0,0 0,136 1,136 1,199 438,199 438,136 1997,136"><text:p/></draw:polygon><draw:g draw:style-name="gr3"><draw:custom-shape draw:style-name="gr44" draw:text-style-name="P175" svg:width="0.447cm" svg:height="0.101cm" svg:x="7.308cm" svg:y="3.087cm"><text:p/><draw:enhanced-geometry svg:viewBox="0 0 21600 21600" draw:mirror-vertical="false" draw:mirror-horizontal="true" draw:type="rectangle" draw:enhanced-path="M 0 0 L 21600 0 21600 21600 0 21600 0 0 Z N"/></draw:custom-shape><draw:custom-shape draw:style-name="gr44" draw:text-style-name="P175" svg:width="0.447cm" svg:height="0.107cm" svg:x="7.308cm" svg:y="2.937cm"><text:p/><draw:enhanced-geometry svg:viewBox="0 0 21600 21600" draw:mirror-vertical="false" draw:mirror-horizontal="true" draw:type="rectangle" draw:enhanced-path="M 0 0 L 21600 0 21600 21600 0 21600 0 0 Z N"/></draw:custom-shape><draw:custom-shape draw:style-name="gr44" draw:text-style-name="P175" svg:width="0.445cm" svg:height="0.107cm" svg:x="7.324cm" svg:y="2.78cm"><text:p/><draw:enhanced-geometry svg:viewBox="0 0 21600 21600" draw:mirror-vertical="false" draw:mirror-horizontal="true" draw:type="rectangle" draw:enhanced-path="M 0 0 L 21600 0 21600 21600 0 21600 0 0 Z N"/></draw:custom-shape></draw:g></draw:g><draw:g draw:style-name="gr3"><draw:polygon draw:style-name="gr47" draw:text-style-name="P175" svg:width="1.996cm" svg:height="0.198cm" draw:transform="rotate (-3.14159265358979) translate (3.13cm 3.436cm)" svg:viewBox="0 0 1997 199" draw:points="0,0 1997,0 1997,136 1996,136 1996,199 1559,199 1559,136 0,136"><text:p/></draw:polygon><draw:g draw:style-name="gr3"><draw:custom-shape draw:style-name="gr44" draw:text-style-name="P175" svg:width="0.445cm" svg:height="0.103cm" svg:x="1.134cm" svg:y="3.085cm"><text:p/><draw:enhanced-geometry svg:viewBox="0 0 21600 21600" draw:mirror-vertical="false" draw:mirror-horizontal="false" draw:type="rectangle" draw:enhanced-path="M 0 0 L 21600 0 21600 21600 0 21600 0 0 Z N"/></draw:custom-shape><draw:custom-shape draw:style-name="gr44" draw:text-style-name="P175" svg:width="0.445cm" svg:height="0.107cm" svg:x="1.134cm" svg:y="2.935cm"><text:p/><draw:enhanced-geometry svg:viewBox="0 0 21600 21600" draw:mirror-vertical="false" draw:mirror-horizontal="false" draw:type="rectangle" draw:enhanced-path="M 0 0 L 21600 0 21600 21600 0 21600 0 0 Z N"/></draw:custom-shape><draw:custom-shape draw:style-name="gr44" draw:text-style-name="P175" svg:width="0.445cm" svg:height="0.108cm" svg:x="1.139cm" svg:y="2.778cm"><text:p/><draw:enhanced-geometry svg:viewBox="0 0 21600 21600" draw:mirror-vertical="false" draw:mirror-horizontal="false" draw:type="rectangle" draw:enhanced-path="M 0 0 L 21600 0 21600 21600 0 21600 0 0 Z N"/></draw:custom-shape></draw:g></draw:g><draw:g draw:style-name="gr3"><draw:polygon draw:style-name="gr19" draw:text-style-name="P172" svg:width="1.996cm" svg:height="0.198cm" draw:transform="rotate (-3.14159265358979) translate (5.201cm 3.43500000000003cm)" svg:viewBox="0 0 1997 199" draw:points="0,0 1997,0 1997,136 1996,136 1996,199 1559,199 1559,136 0,136"><text:p/></draw:polygon><draw:g draw:style-name="gr3"><draw:custom-shape draw:style-name="gr17" draw:text-style-name="P172" svg:width="0.447cm" svg:height="0.101cm" svg:x="3.201cm" svg:y="3.087cm"><text:p/><draw:enhanced-geometry svg:viewBox="0 0 21600 21600" draw:mirror-vertical="false" draw:mirror-horizontal="false" draw:type="rectangle" draw:enhanced-path="M 0 0 L 21600 0 21600 21600 0 21600 0 0 Z N"/></draw:custom-shape><draw:custom-shape draw:style-name="gr17" draw:text-style-name="P172" svg:width="0.447cm" svg:height="0.107cm" svg:x="3.201cm" svg:y="2.937cm"><text:p/><draw:enhanced-geometry svg:viewBox="0 0 21600 21600" draw:mirror-vertical="false" draw:mirror-horizontal="false" draw:type="rectangle" draw:enhanced-path="M 0 0 L 21600 0 21600 21600 0 21600 0 0 Z N"/></draw:custom-shape><draw:custom-shape draw:style-name="gr17" draw:text-style-name="P172" svg:width="0.445cm" svg:height="0.107cm" svg:x="3.207cm" svg:y="2.78cm"><text:p/><draw:enhanced-geometry svg:viewBox="0 0 21600 21600" draw:mirror-vertical="false" draw:mirror-horizontal="false" draw:type="rectangle" draw:enhanced-path="M 0 0 L 21600 0 21600 21600 0 21600 0 0 Z N"/></draw:custom-shape></draw:g></draw:g></draw:g><draw:g draw:style-name="gr3"><draw:custom-shape draw:style-name="gr41" draw:text-style-name="P171" svg:width="1.842cm" svg:height="0.519cm" svg:x="6.639cm" svg:y="1.983cm"><text:p text:style-name="P166"><text:span text:style-name="T110">[108..143]</text:span></text:p><draw:enhanced-geometry svg:viewBox="0 0 21600 21600" draw:type="rectangle" draw:enhanced-path="M 0 0 L 21600 0 21600 21600 0 21600 0 0 Z N"/></draw:custom-shape><draw:custom-shape draw:style-name="gr42" draw:text-style-name="P171" svg:width="1.865cm" svg:height="0.519cm" svg:x="8.685cm" svg:y="1.983cm"><text:p text:style-name="P166"><text:span text:style-name="T110">[144..179]</text:span></text:p><draw:enhanced-geometry svg:viewBox="0 0 21600 21600" draw:type="rectangle" draw:enhanced-path="M 0 0 L 21600 0 21600 21600 0 21600 0 0 Z N"/></draw:custom-shape><draw:custom-shape draw:style-name="gr43" draw:text-style-name="P171" svg:width="1.863cm" svg:height="0.519cm" svg:x="4.568cm" svg:y="1.983cm"><text:p text:style-name="P166"><text:span text:style-name="T110">[72..107]</text:span></text:p><draw:enhanced-geometry svg:viewBox="0 0 21600 21600" draw:type="rectangle" draw:enhanced-path="M 0 0 L 21600 0 21600 21600 0 21600 0 0 Z N"/></draw:custom-shape><draw:custom-shape draw:style-name="gr31" draw:text-style-name="P167" svg:width="1.841cm" svg:height="0.519cm" svg:x="2.521cm" svg:y="1.983cm"><text:p text:style-name="P166"><text:span text:style-name="T110">[36..71]</text:span></text:p><draw:enhanced-geometry svg:viewBox="0 0 21600 21600" draw:type="rectangle" draw:enhanced-path="M 0 0 L 21600 0 21600 21600 0 21600 0 0 Z N"/></draw:custom-shape><draw:custom-shape draw:style-name="gr42" draw:text-style-name="P171" svg:width="1.865cm" svg:height="0.519cm" svg:x="0.45cm" svg:y="1.983cm"><text:p text:style-name="P166"><text:span text:style-name="T110">[0..35]</text:span></text:p><draw:enhanced-geometry svg:viewBox="0 0 21600 21600" draw:type="rectangle" draw:enhanced-path="M 0 0 L 21600 0 21600 21600 0 21600 0 0 Z N"/></draw:custom-shape></draw:g><draw:g draw:style-name="gr3"><draw:g draw:style-name="gr3"><draw:custom-shape draw:style-name="gr17" draw:text-style-name="P172" svg:width="0.447cm" svg:height="0.107cm" svg:x="5.278cm" svg:y="1.125cm"><text:p/><draw:enhanced-geometry svg:viewBox="0 0 21600 21600" draw:type="rectangle" draw:enhanced-path="M 0 0 L 21600 0 21600 21600 0 21600 0 0 Z N"/></draw:custom-shape><draw:custom-shape draw:style-name="gr17" draw:text-style-name="P172" svg:width="0.447cm" svg:height="0.107cm" svg:x="5.278cm" svg:y="0.981cm"><text:p/><draw:enhanced-geometry svg:viewBox="0 0 21600 21600" draw:type="rectangle" draw:enhanced-path="M 0 0 L 21600 0 21600 21600 0 21600 0 0 Z N"/></draw:custom-shape><draw:custom-shape draw:style-name="gr45" draw:text-style-name="P172" svg:width="0.447cm" svg:height="0.255cm" svg:x="5.278cm" svg:y="0.669cm"><text:p/><draw:enhanced-geometry svg:viewBox="0 0 21600 21600" draw:type="rectangle" draw:enhanced-path="M 0 0 L 21600 0 21600 21600 0 21600 0 0 Z N"/></draw:custom-shape><draw:polygon draw:style-name="gr18" draw:text-style-name="P172" svg:width="0.875cm" svg:height="0.365cm" svg:x="5.063cm" svg:y="1.292cm" svg:viewBox="0 0 876 366" draw:points="657,0 657,209 876,209 438,366 0,209 219,209 219,0"><text:p/></draw:polygon><draw:custom-shape draw:style-name="gr17" draw:text-style-name="P172" svg:width="0.447cm" svg:height="0.1cm" svg:x="5.278cm" svg:y="0.526cm"><text:p/><draw:enhanced-geometry svg:viewBox="0 0 21600 21600" draw:type="rectangle" draw:enhanced-path="M 0 0 L 21600 0 21600 21600 0 21600 0 0 Z N"/></draw:custom-shape><draw:custom-shape draw:style-name="gr17" draw:text-style-name="P172" svg:width="0.447cm" svg:height="0.107cm" svg:x="5.278cm" svg:y="0.356cm"><text:p/><draw:enhanced-geometry svg:viewBox="0 0 21600 21600" draw:type="rectangle" draw:enhanced-path="M 0 0 L 21600 0 21600 21600 0 21600 0 0 Z N"/></draw:custom-shape></draw:g><draw:g draw:style-name="gr3"><draw:g draw:style-name="gr3"><draw:g draw:style-name="gr3"><draw:custom-shape draw:style-name="gr17" draw:text-style-name="P172" svg:width="0.426cm" svg:height="0.101cm" svg:x="7.348cm" svg:y="1.122cm"><text:p/><draw:enhanced-geometry svg:viewBox="0 0 21600 21600" draw:type="rectangle" draw:enhanced-path="M 0 0 L 21600 0 21600 21600 0 21600 0 0 Z N"/></draw:custom-shape><draw:custom-shape draw:style-name="gr17" draw:text-style-name="P172" svg:width="0.426cm" svg:height="0.108cm" svg:x="7.348cm" svg:y="0.97cm"><text:p/><draw:enhanced-geometry svg:viewBox="0 0 21600 21600" draw:type="rectangle" draw:enhanced-path="M 0 0 L 21600 0 21600 21600 0 21600 0 0 Z N"/></draw:custom-shape><draw:polygon draw:style-name="gr18" draw:text-style-name="P172" svg:width="0.875cm" svg:height="0.365cm" svg:x="7.124cm" svg:y="1.284cm" svg:viewBox="0 0 876 366" draw:points="657,0 657,209 876,209 438,366 0,209 219,209 219,0"><text:p/></draw:polygon></draw:g><draw:polygon draw:style-name="gr19" draw:text-style-name="P172" svg:width="1.996cm" svg:height="0.198cm" svg:x="5.783cm" svg:y="0.73cm" svg:viewBox="0 0 1997 199" draw:points="0,0 1997,0 1997,136 1996,136 1996,199 1559,199 1559,136 0,136"><text:p/></draw:polygon></draw:g><draw:g draw:style-name="gr3"><draw:g draw:style-name="gr3"><draw:custom-shape draw:style-name="gr17" draw:text-style-name="P172" svg:width="0.447cm" svg:height="0.101cm" svg:x="9.403cm" svg:y="1.122cm"><text:p/><draw:enhanced-geometry svg:viewBox="0 0 21600 21600" draw:type="rectangle" draw:enhanced-path="M 0 0 L 21600 0 21600 21600 0 21600 0 0 Z N"/></draw:custom-shape><draw:custom-shape draw:style-name="gr17" draw:text-style-name="P172" svg:width="0.447cm" svg:height="0.108cm" svg:x="9.403cm" svg:y="0.97cm"><text:p/><draw:enhanced-geometry svg:viewBox="0 0 21600 21600" draw:type="rectangle" draw:enhanced-path="M 0 0 L 21600 0 21600 21600 0 21600 0 0 Z N"/></draw:custom-shape><draw:polygon draw:style-name="gr18" draw:text-style-name="P172" svg:width="0.875cm" svg:height="0.365cm" svg:x="9.192cm" svg:y="1.284cm" svg:viewBox="0 0 876 366" draw:points="657,0 657,209 876,209 438,366 0,209 219,209 219,0"><text:p/></draw:polygon></draw:g><draw:polygon draw:style-name="gr19" draw:text-style-name="P172" svg:width="1.996cm" svg:height="0.198cm" svg:x="7.851cm" svg:y="0.73cm" svg:viewBox="0 0 1997 199" draw:points="0,0 1997,0 1997,136 1996,136 1996,199 1559,199 1559,136 0,136"><text:p/></draw:polygon></draw:g></draw:g><draw:g draw:style-name="gr3"><draw:g draw:style-name="gr3"><draw:g draw:style-name="gr3"><draw:custom-shape draw:style-name="gr17" draw:text-style-name="P172" svg:width="0.422cm" svg:height="0.101cm" svg:x="3.201cm" svg:y="1.122cm"><text:p/><draw:enhanced-geometry svg:viewBox="0 0 21600 21600" draw:mirror-horizontal="true" draw:type="rectangle" draw:enhanced-path="M 0 0 L 21600 0 21600 21600 0 21600 0 0 Z N"/></draw:custom-shape><draw:custom-shape draw:style-name="gr17" draw:text-style-name="P172" svg:width="0.422cm" svg:height="0.108cm" svg:x="3.201cm" svg:y="0.97cm"><text:p/><draw:enhanced-geometry svg:viewBox="0 0 21600 21600" draw:mirror-horizontal="true" draw:type="rectangle" draw:enhanced-path="M 0 0 L 21600 0 21600 21600 0 21600 0 0 Z N"/></draw:custom-shape><draw:polygon draw:style-name="gr18" draw:text-style-name="P172" svg:width="0.875cm" svg:height="0.365cm" svg:x="2.993cm" svg:y="1.284cm" svg:viewBox="0 0 876 366" draw:points="218,0 218,209 0,209 437,366 876,209 657,209 657,0"><text:p/></draw:polygon></draw:g><draw:polygon draw:style-name="gr19" draw:text-style-name="P172" svg:width="1.996cm" svg:height="0.198cm" svg:x="3.212cm" svg:y="0.73cm" svg:viewBox="0 0 1997 199" draw:points="1997,0 0,0 0,136 1,136 1,199 438,199 438,136 1997,136"><text:p/></draw:polygon></draw:g><draw:g draw:style-name="gr3"><draw:g draw:style-name="gr3"><draw:custom-shape draw:style-name="gr17" draw:text-style-name="P172" svg:width="0.445cm" svg:height="0.101cm" svg:x="1.138cm" svg:y="1.122cm"><text:p/><draw:enhanced-geometry svg:viewBox="0 0 21600 21600" draw:mirror-horizontal="true" draw:type="rectangle" draw:enhanced-path="M 0 0 L 21600 0 21600 21600 0 21600 0 0 Z N"/></draw:custom-shape><draw:custom-shape draw:style-name="gr17" draw:text-style-name="P172" svg:width="0.445cm" svg:height="0.108cm" svg:x="1.138cm" svg:y="0.97cm"><text:p/><draw:enhanced-geometry svg:viewBox="0 0 21600 21600" draw:mirror-horizontal="true" draw:type="rectangle" draw:enhanced-path="M 0 0 L 21600 0 21600 21600 0 21600 0 0 Z N"/></draw:custom-shape><draw:polygon draw:style-name="gr18" draw:text-style-name="P172" svg:width="0.875cm" svg:height="0.365cm" svg:x="0.926cm" svg:y="1.284cm" svg:viewBox="0 0 876 366" draw:points="218,0 218,209 0,209 437,366 876,209 657,209 657,0"><text:p/></draw:polygon></draw:g><draw:polygon draw:style-name="gr19" draw:text-style-name="P172" svg:width="1.996cm" svg:height="0.198cm" svg:x="1.145cm" svg:y="0.73cm" svg:viewBox="0 0 1997 199" draw:points="1997,0 0,0 0,136 1,136 1,199 438,199 438,136 1997,136"><text:p/></draw:polygon></draw:g></draw:g></draw:g></draw:g></draw:g>None of the other nodes would <text:span text:style-name="T99">respond to </text:span>these alerts, and so there would only be one result for each alert. In which case there is no need for the aggregating reduce step of the map-reduce pattern.</text:p>
      <text:p text:style-name="P86"/>
      <text:p text:style-name="P86"/>
      <text:p text:style-name="P86"/>
      <text:p text:style-name="P86"/>
      <text:p text:style-name="P86"/>
      <text:p text:style-name="P91">In order to cover <text:span text:style-name="T72">the edge case of alerts close to the </text:span>boundary between the slices, the actual data in <text:span text:style-name="T72">each</text:span> slice would <text:span text:style-name="T72">need to </text:span>be extended to include <text:span text:style-name="T72">a </text:span>search radius either side of the range for that slice. <text:span text:style-name="T72">Extending our example to include a </text:span>search radius of 2, <text:span text:style-name="T72">then the ranges for the </text:span>slice identifiers and the actual data <text:span text:style-name="T72">within </text:span>each slice would be:</text:p>
      <text:p text:style-name="P90"><text:s/></text:p>
      <text:p text:style-name="P128">slice [0] = [0..<text:span text:style-name="T70">35</text:span>] <text:span text:style-name="T71">contains </text:span>[-<text:span text:style-name="T71">2..37</text:span>]</text:p>
      <text:p text:style-name="P128">slice [1] = [<text:span text:style-name="T70">36</text:span>-<text:span text:style-name="T70">71</text:span>] <text:span text:style-name="T71">contains </text:span>[<text:span text:style-name="T70">34..73</text:span>]</text:p>
      <text:p text:style-name="P128">slice [2] = [<text:span text:style-name="T70">72</text:span>-<text:span text:style-name="T70">107</text:span>] <text:span text:style-name="T71">contains [70-109]</text:span></text:p>
      <text:p text:style-name="P128">slice [3] = [<text:span text:style-name="T70">108</text:span>-<text:span text:style-name="T70">143</text:span>] <text:span text:style-name="T71">contains [106-145]</text:span></text:p>
      <text:p text:style-name="P128">slice [4] = [<text:span text:style-name="T70">144</text:span>-<text:span text:style-name="T70">179</text:span>] <text:span text:style-name="T71">contains [142-181]</text:span></text:p>
      <text:p text:style-name="P90"/>
      <text:p text:style-name="P85"/>
      <text:p text:style-name="P46">This <text:span text:style-name="T63">configuration would enable the system to scale to handle increases in the size of the catalog. However, it would be up to us to provide the functionality required to distribute the data between the nodes and to re-balance the data when a node is added or removed from the system.</text:span></text:p>
      <text:p text:style-name="P46"/>
      <text:p text:style-name="P92"><text:soft-page-break/>Although the concepts for this configuration are fairly well described, further experiments will be needed to develop and test a data distribution system before we could complete the evaluation o<text:span text:style-name="T79">f</text:span> this design.</text:p>
      <text:p text:style-name="P92"/>
      <text:h text:style-name="Heading_20_3" text:outline-level="3">Nested configurations</text:h>
      <text:p text:style-name="P92">The multiple copies configuration addresses the scalable data rate and fault tolerance criteria, and the multiple slices configuration addresses the scalable data size criteria.</text:p>
      <text:p text:style-name="P46"/>
      <text:p text:style-name="P92">Combining the two configurations would address both sets of criteria. <text:span text:style-name="T74">However there are trade offs to be made in terms of complexity, reliability, and the size of the replicated units.</text:span></text:p>
      <text:p text:style-name="P93"/>
      <text:p text:style-name="P96"><draw:g text:anchor-type="paragraph" draw:z-index="0" draw:name="Shape2" draw:style-name="gr1"><draw:custom-shape draw:style-name="gr2" draw:text-style-name="P165" svg:width="11cm" svg:height="5.001cm" svg:x="0cm" svg:y="0.002cm"><text:p/><draw:enhanced-geometry svg:viewBox="0 0 21600 21600" draw:type="rectangle" draw:enhanced-path="M 0 0 L 21600 0 21600 21600 0 21600 0 0 Z N"/></draw:custom-shape><draw:g draw:style-name="gr3"><draw:custom-shape draw:style-name="gr4" draw:text-style-name="P167" svg:width="1.86cm" svg:height="0.519cm" svg:x="3.02cm" svg:y="3.622cm"><text:p text:style-name="P166"><text:span text:style-name="T110">[108..14</text:span><text:span text:style-name="T110">3]</text:span></text:p><draw:enhanced-geometry svg:viewBox="0 0 21600 21600" draw:type="rectangle" draw:enhanced-path="M 0 0 L 21600 0 21600 21600 0 21600 0 0 Z N"/></draw:custom-shape><draw:custom-shape draw:style-name="gr4" draw:text-style-name="P167" svg:width="1.86cm" svg:height="0.519cm" svg:x="3.02cm" svg:y="4.242cm"><text:p text:style-name="P166"><text:span text:style-name="T110">[144..17</text:span><text:span text:style-name="T110">9]</text:span></text:p><draw:enhanced-geometry svg:viewBox="0 0 21600 21600" draw:type="rectangle" draw:enhanced-path="M 0 0 L 21600 0 21600 21600 0 21600 0 0 Z N"/></draw:custom-shape><draw:custom-shape draw:style-name="gr5" draw:text-style-name="P168" svg:width="1.86cm" svg:height="0.518cm" svg:x="3.02cm" svg:y="3.002cm"><text:p text:style-name="P166"><text:span text:style-name="T111">[72..107</text:span><text:span text:style-name="T111">]</text:span></text:p><draw:enhanced-geometry svg:viewBox="0 0 21600 21600" draw:type="rectangle" draw:enhanced-path="M 0 0 L 21600 0 21600 21600 0 21600 0 0 Z N"/></draw:custom-shape><draw:custom-shape draw:style-name="gr5" draw:text-style-name="P168" svg:width="1.86cm" svg:height="0.518cm" svg:x="3.02cm" svg:y="2.381cm"><text:p text:style-name="P166"><text:span text:style-name="T111">[36..71]</text:span></text:p><draw:enhanced-geometry svg:viewBox="0 0 21600 21600" draw:type="rectangle" draw:enhanced-path="M 0 0 L 21600 0 21600 21600 0 21600 0 0 Z N"/></draw:custom-shape><draw:custom-shape draw:style-name="gr6" draw:text-style-name="P168" svg:width="1.86cm" svg:height="0.502cm" svg:x="3.02cm" svg:y="1.782cm"><text:p text:style-name="P166"><text:span text:style-name="T111">[0..35]</text:span></text:p><draw:enhanced-geometry svg:viewBox="0 0 21600 21600" draw:type="rectangle" draw:enhanced-path="M 0 0 L 21600 0 21600 21600 0 21600 0 0 Z N"/></draw:custom-shape><draw:custom-shape draw:style-name="gr7" draw:text-style-name="P167" svg:width="1.865cm" svg:height="0.519cm" svg:x="5.189cm" svg:y="3.622cm"><text:p text:style-name="P166"><text:span text:style-name="T110">[108..14</text:span><text:span text:style-name="T110">3]</text:span></text:p><draw:enhanced-geometry svg:viewBox="0 0 21600 21600" draw:type="rectangle" draw:enhanced-path="M 0 0 L 21600 0 21600 21600 0 21600 0 0 Z N"/></draw:custom-shape><draw:custom-shape draw:style-name="gr7" draw:text-style-name="P167" svg:width="1.865cm" svg:height="0.519cm" svg:x="5.189cm" svg:y="4.242cm"><text:p text:style-name="P166"><text:span text:style-name="T110">[144..17</text:span><text:span text:style-name="T110">9]</text:span></text:p><draw:enhanced-geometry svg:viewBox="0 0 21600 21600" draw:type="rectangle" draw:enhanced-path="M 0 0 L 21600 0 21600 21600 0 21600 0 0 Z N"/></draw:custom-shape><draw:custom-shape draw:style-name="gr8" draw:text-style-name="P167" svg:width="1.865cm" svg:height="0.518cm" svg:x="5.189cm" svg:y="3.002cm"><text:p text:style-name="P166"><text:span text:style-name="T110">[72..107</text:span><text:span text:style-name="T110">]</text:span></text:p><draw:enhanced-geometry svg:viewBox="0 0 21600 21600" draw:type="rectangle" draw:enhanced-path="M 0 0 L 21600 0 21600 21600 0 21600 0 0 Z N"/></draw:custom-shape><draw:custom-shape draw:style-name="gr8" draw:text-style-name="P168" svg:width="1.865cm" svg:height="0.518cm" svg:x="5.189cm" svg:y="2.381cm"><text:p text:style-name="P166"><text:span text:style-name="T111">[36..71]</text:span></text:p><draw:enhanced-geometry svg:viewBox="0 0 21600 21600" draw:type="rectangle" draw:enhanced-path="M 0 0 L 21600 0 21600 21600 0 21600 0 0 Z N"/></draw:custom-shape><draw:custom-shape draw:style-name="gr9" draw:text-style-name="P168" svg:width="1.865cm" svg:height="0.502cm" svg:x="5.189cm" svg:y="1.782cm"><text:p text:style-name="P166"><text:span text:style-name="T111">[0..35]</text:span></text:p><draw:enhanced-geometry svg:viewBox="0 0 21600 21600" draw:type="rectangle" draw:enhanced-path="M 0 0 L 21600 0 21600 21600 0 21600 0 0 Z N"/></draw:custom-shape><draw:custom-shape draw:style-name="gr10" draw:text-style-name="P167" svg:width="1.853cm" svg:height="0.519cm" svg:x="0.864cm" svg:y="3.622cm"><text:p text:style-name="P166"><text:span text:style-name="T110">[108..14</text:span><text:span text:style-name="T110">3]</text:span></text:p><draw:enhanced-geometry svg:viewBox="0 0 21600 21600" draw:type="rectangle" draw:enhanced-path="M 0 0 L 21600 0 21600 21600 0 21600 0 0 Z N"/></draw:custom-shape><draw:custom-shape draw:style-name="gr10" draw:text-style-name="P167" svg:width="1.853cm" svg:height="0.519cm" svg:x="0.864cm" svg:y="4.242cm"><text:p text:style-name="P166"><text:span text:style-name="T110">[144..179]</text:span></text:p><draw:enhanced-geometry svg:viewBox="0 0 21600 21600" draw:type="rectangle" draw:enhanced-path="M 0 0 L 21600 0 21600 21600 0 21600 0 0 Z N"/></draw:custom-shape><draw:custom-shape draw:style-name="gr11" draw:text-style-name="P168" svg:width="1.853cm" svg:height="0.518cm" svg:x="0.864cm" svg:y="3.002cm"><text:p text:style-name="P166"><text:span text:style-name="T111">[72..107]</text:span></text:p><draw:enhanced-geometry svg:viewBox="0 0 21600 21600" draw:type="rectangle" draw:enhanced-path="M 0 0 L 21600 0 21600 21600 0 21600 0 0 Z N"/></draw:custom-shape><draw:custom-shape draw:style-name="gr11" draw:text-style-name="P168" svg:width="1.853cm" svg:height="0.518cm" svg:x="0.864cm" svg:y="2.381cm"><text:p text:style-name="P166"><text:span text:style-name="T111">[36..71]</text:span></text:p><draw:enhanced-geometry svg:viewBox="0 0 21600 21600" draw:type="rectangle" draw:enhanced-path="M 0 0 L 21600 0 21600 21600 0 21600 0 0 Z N"/></draw:custom-shape><draw:custom-shape draw:style-name="gr12" draw:text-style-name="P168" svg:width="1.853cm" svg:height="0.502cm" svg:x="0.864cm" svg:y="1.782cm"><text:p text:style-name="P166"><text:span text:style-name="T111">[0..35]</text:span></text:p><draw:enhanced-geometry svg:viewBox="0 0 21600 21600" draw:type="rectangle" draw:enhanced-path="M 0 0 L 21600 0 21600 21600 0 21600 0 0 Z N"/></draw:custom-shape><draw:custom-shape draw:style-name="gr13" draw:text-style-name="P169" svg:width="1.863cm" svg:height="0.519cm" svg:x="8.273cm" svg:y="3.622cm"><text:p text:style-name="P166"><text:span text:style-name="T112">[108..143]</text:span></text:p><draw:enhanced-geometry svg:viewBox="0 0 21600 21600" draw:type="rectangle" draw:enhanced-path="M 0 0 L 21600 0 21600 21600 0 21600 0 0 Z N"/></draw:custom-shape><draw:custom-shape draw:style-name="gr13" draw:text-style-name="P169" svg:width="1.863cm" svg:height="0.519cm" svg:x="8.273cm" svg:y="4.242cm"><text:p text:style-name="P166"><text:span text:style-name="T112">[144..179</text:span><text:span text:style-name="T112">]</text:span></text:p><draw:enhanced-geometry svg:viewBox="0 0 21600 21600" draw:type="rectangle" draw:enhanced-path="M 0 0 L 21600 0 21600 21600 0 21600 0 0 Z N"/></draw:custom-shape><draw:custom-shape draw:style-name="gr14" draw:text-style-name="P170" svg:width="1.863cm" svg:height="0.518cm" svg:x="8.273cm" svg:y="3.002cm"><text:p text:style-name="P166"><text:span text:style-name="T112">[72..107]</text:span></text:p><draw:enhanced-geometry svg:viewBox="0 0 21600 21600" draw:type="rectangle" draw:enhanced-path="M 0 0 L 21600 0 21600 21600 0 21600 0 0 Z N"/></draw:custom-shape><draw:custom-shape draw:style-name="gr15" draw:text-style-name="P171" svg:width="1.863cm" svg:height="0.518cm" svg:x="8.273cm" svg:y="2.381cm"><text:p text:style-name="P166"><text:span text:style-name="T110">[36..71]</text:span></text:p><draw:enhanced-geometry svg:viewBox="0 0 21600 21600" draw:type="rectangle" draw:enhanced-path="M 0 0 L 21600 0 21600 21600 0 21600 0 0 Z N"/></draw:custom-shape><draw:custom-shape draw:style-name="gr16" draw:text-style-name="P171" svg:width="1.863cm" svg:height="0.502cm" svg:x="8.273cm" svg:y="1.782cm"><text:p text:style-name="P166"><text:span text:style-name="T110">[0..35]</text:span></text:p><draw:enhanced-geometry svg:viewBox="0 0 21600 21600" draw:type="rectangle" draw:enhanced-path="M 0 0 L 21600 0 21600 21600 0 21600 0 0 Z N"/></draw:custom-shape><draw:custom-shape draw:style-name="gr17" draw:text-style-name="P172" svg:width="0.445cm" svg:height="0.105cm" svg:x="5.764cm" svg:y="1.032cm"><text:p/><draw:enhanced-geometry svg:viewBox="0 0 21600 21600" draw:type="rectangle" draw:enhanced-path="M 0 0 L 21600 0 21600 21600 0 21600 0 0 Z N"/></draw:custom-shape><draw:custom-shape draw:style-name="gr17" draw:text-style-name="P172" svg:width="0.445cm" svg:height="0.105cm" svg:x="5.764cm" svg:y="0.886cm"><text:p/><draw:enhanced-geometry svg:viewBox="0 0 21600 21600" draw:type="rectangle" draw:enhanced-path="M 0 0 L 21600 0 21600 21600 0 21600 0 0 Z N"/></draw:custom-shape><draw:polygon draw:style-name="gr18" draw:text-style-name="P172" svg:width="0.875cm" svg:height="0.365cm" svg:x="5.551cm" svg:y="1.19cm" svg:viewBox="0 0 876 366" draw:points="657,0 657,209 876,209 438,366 0,209 219,209 219,0"><text:p/></draw:polygon><draw:custom-shape draw:style-name="gr17" draw:text-style-name="P172" svg:width="0.438cm" svg:height="0.107cm" svg:x="1.605cm" svg:y="1.046cm"><text:p/><draw:enhanced-geometry svg:viewBox="0 0 21600 21600" draw:type="rectangle" draw:enhanced-path="M 0 0 L 21600 0 21600 21600 0 21600 0 0 Z N"/></draw:custom-shape><draw:custom-shape draw:style-name="gr17" draw:text-style-name="P172" svg:width="0.438cm" svg:height="0.101cm" svg:x="1.605cm" svg:y="0.889cm"><text:p/><draw:enhanced-geometry svg:viewBox="0 0 21600 21600" draw:type="rectangle" draw:enhanced-path="M 0 0 L 21600 0 21600 21600 0 21600 0 0 Z N"/></draw:custom-shape><draw:polygon draw:style-name="gr18" draw:text-style-name="P172" svg:width="0.875cm" svg:height="0.365cm" svg:x="1.389cm" svg:y="1.202cm" svg:viewBox="0 0 876 366" draw:points="657,0 657,209 876,209 438,366 0,209 219,209 219,0"><text:p/></draw:polygon><draw:custom-shape draw:style-name="gr17" draw:text-style-name="P172" svg:width="0.426cm" svg:height="0.105cm" svg:x="3.704cm" svg:y="1.014cm"><text:p/><draw:enhanced-geometry svg:viewBox="0 0 21600 21600" draw:type="rectangle" draw:enhanced-path="M 0 0 L 21600 0 21600 21600 0 21600 0 0 Z N"/></draw:custom-shape><draw:custom-shape draw:style-name="gr17" draw:text-style-name="P172" svg:width="0.426cm" svg:height="0.107cm" svg:x="3.704cm" svg:y="0.866cm"><text:p/><draw:enhanced-geometry svg:viewBox="0 0 21600 21600" draw:type="rectangle" draw:enhanced-path="M 0 0 L 21600 0 21600 21600 0 21600 0 0 Z N"/></draw:custom-shape><draw:custom-shape draw:style-name="gr17" draw:text-style-name="P172" svg:width="0.426cm" svg:height="0.242cm" svg:x="3.704cm" svg:y="0.556cm"><text:p/><draw:enhanced-geometry svg:viewBox="0 0 21600 21600" draw:type="rectangle" draw:enhanced-path="M 0 0 L 21600 0 21600 21600 0 21600 0 0 Z N"/></draw:custom-shape><draw:polygon draw:style-name="gr18" draw:text-style-name="P172" svg:width="0.875cm" svg:height="0.365cm" svg:x="3.48cm" svg:y="1.175cm" svg:viewBox="0 0 876 366" draw:points="657,0 657,209 876,209 438,366 0,209 219,209 219,0"><text:p/></draw:polygon><draw:custom-shape draw:style-name="gr17" draw:text-style-name="P172" svg:width="0.426cm" svg:height="0.105cm" svg:x="3.704cm" svg:y="0.394cm"><text:p/><draw:enhanced-geometry svg:viewBox="0 0 21600 21600" draw:type="rectangle" draw:enhanced-path="M 0 0 L 21600 0 21600 21600 0 21600 0 0 Z N"/></draw:custom-shape><draw:custom-shape draw:style-name="gr17" draw:text-style-name="P172" svg:width="0.426cm" svg:height="0.107cm" svg:x="3.704cm" svg:y="0.244cm"><text:p/><draw:enhanced-geometry svg:viewBox="0 0 21600 21600" draw:type="rectangle" draw:enhanced-path="M 0 0 L 21600 0 21600 21600 0 21600 0 0 Z N"/></draw:custom-shape><draw:polygon draw:style-name="gr19" draw:text-style-name="P172" svg:width="2.023cm" svg:height="0.198cm" svg:x="4.184cm" svg:y="0.626cm" svg:viewBox="0 0 2024 199" draw:points="0,0 2024,0 2024,136 2023,136 2023,199 1586,199 1586,136 0,136"><text:p/></draw:polygon><draw:polygon draw:style-name="gr19" draw:text-style-name="P172" svg:width="2.023cm" svg:height="0.198cm" svg:x="1.62cm" svg:y="0.633cm" svg:viewBox="0 0 2024 199" draw:points="2024,0 0,0 0,136 1,136 1,199 438,199 438,136 2024,136"><text:p/></draw:polygon><draw:custom-shape draw:style-name="gr20" draw:text-style-name="P173" svg:width="0.429cm" svg:height="0.105cm" svg:x="8.954cm" svg:y="1.025cm"><text:p/><draw:enhanced-geometry svg:viewBox="0 0 21600 21600" draw:type="rectangle" draw:enhanced-path="M 0 0 L 21600 0 21600 21600 0 21600 0 0 Z N"/></draw:custom-shape><draw:custom-shape draw:style-name="gr20" draw:text-style-name="P173" svg:width="0.429cm" svg:height="0.105cm" svg:x="8.954cm" svg:y="0.879cm"><text:p/><draw:enhanced-geometry svg:viewBox="0 0 21600 21600" draw:type="rectangle" draw:enhanced-path="M 0 0 L 21600 0 21600 21600 0 21600 0 0 Z N"/></draw:custom-shape><draw:polygon draw:style-name="gr21" draw:text-style-name="P173" svg:width="0.875cm" svg:height="0.365cm" svg:x="8.729cm" svg:y="1.184cm" svg:viewBox="0 0 876 366" draw:points="657,0 657,209 876,209 438,366 0,209 219,209 219,0"><text:p/></draw:polygon><draw:polygon draw:style-name="gr22" draw:text-style-name="P173" svg:width="2.28cm" svg:height="0.195cm" svg:x="7.103cm" svg:y="0.627cm" svg:viewBox="0 0 2281 196" draw:points="2278,0 2281,0 2281,134 2280,134 2280,196 1843,196 1843,134 257,134 257,132 0,132 0,0 257,0"><text:p/></draw:polygon><draw:custom-shape draw:style-name="gr20" draw:text-style-name="P173" svg:width="0.101cm" svg:height="0.147cm" svg:x="6.251cm" svg:y="0.621cm"><text:p/><draw:enhanced-geometry svg:viewBox="0 0 21600 21600" draw:type="rectangle" draw:enhanced-path="M 0 0 L 21600 0 21600 21600 0 21600 0 0 Z N"/></draw:custom-shape><draw:custom-shape draw:style-name="gr20" draw:text-style-name="P173" svg:width="0.091cm" svg:height="0.147cm" svg:x="6.392cm" svg:y="0.621cm"><text:p/><draw:enhanced-geometry svg:viewBox="0 0 21600 21600" draw:type="rectangle" draw:enhanced-path="M 0 0 L 21600 0 21600 21600 0 21600 0 0 Z N"/></draw:custom-shape><draw:custom-shape draw:style-name="gr20" draw:text-style-name="P173" svg:width="0.091cm" svg:height="0.147cm" svg:x="6.544cm" svg:y="0.621cm"><text:p/><draw:enhanced-geometry svg:viewBox="0 0 21600 21600" draw:type="rectangle" draw:enhanced-path="M 0 0 L 21600 0 21600 21600 0 21600 0 0 Z N"/></draw:custom-shape><draw:custom-shape draw:style-name="gr20" draw:text-style-name="P173" svg:width="0.094cm" svg:height="0.147cm" svg:x="6.662cm" svg:y="0.621cm"><text:p/><draw:enhanced-geometry svg:viewBox="0 0 21600 21600" draw:type="rectangle" draw:enhanced-path="M 0 0 L 21600 0 21600 21600 0 21600 0 0 Z N"/></draw:custom-shape><draw:custom-shape draw:style-name="gr20" draw:text-style-name="P173" svg:width="0.092cm" svg:height="0.147cm" svg:x="6.81cm" svg:y="0.621cm"><text:p/><draw:enhanced-geometry svg:viewBox="0 0 21600 21600" draw:type="rectangle" draw:enhanced-path="M 0 0 L 21600 0 21600 21600 0 21600 0 0 Z N"/></draw:custom-shape><draw:custom-shape draw:style-name="gr20" draw:text-style-name="P173" svg:width="0.096cm" svg:height="0.147cm" svg:x="6.959cm" svg:y="0.621cm"><text:p/><draw:enhanced-geometry svg:viewBox="0 0 21600 21600" draw:type="rectangle" draw:enhanced-path="M 0 0 L 21600 0 21600 21600 0 21600 0 0 Z N"/></draw:custom-shape></draw:g></draw:g><text:span text:style-name="T76">For example, if </text:span>the system is configured as <text:span text:style-name="T75">three </text:span>copies each containing an array of <text:span text:style-name="T75">five </text:span>slices, then scaling the system <text:span text:style-name="T76">to increase the data processing rate </text:span>would require adding a full copy containing a complete set of <text:span text:style-name="T75">five </text:span>slices.</text:p>
      <text:p text:style-name="P95"/>
      <text:p text:style-name="P98"><text:span text:style-name="T76">T</text:span>he fourth copy would have to be fully populated with nodes for all of the slices before <text:span text:style-name="T76">it </text:span>could be enabled. If a copy containing a partial set of slices is <text:span text:style-name="T84">enabled </text:span>then data <text:span text:style-name="T84">routed to that copy </text:span>destined for the missing slices would be lost.</text:p>
      <text:p text:style-name="P99"/>
      <text:p text:style-name="P100"><text:span text:style-name="T84">Alternatively, i</text:span>f the system is configured as five slices each containing <text:span text:style-name="T103">three</text:span> copies, then the scaling <text:span text:style-name="T77">the system to increase data processing rate </text:span>can be done more gradually.</text:p>
      <text:p text:style-name="P100"><draw:g text:anchor-type="paragraph" draw:z-index="1" draw:name="Shape1" draw:style-name="gr1"><draw:custom-shape draw:style-name="gr2" draw:text-style-name="P165" svg:width="11cm" svg:height="5.001cm" svg:x="0cm" svg:y="0.002cm"><text:p/><draw:enhanced-geometry svg:viewBox="0 0 21600 21600" draw:type="rectangle" draw:enhanced-path="M 0 0 L 21600 0 21600 21600 0 21600 0 0 Z N"/></draw:custom-shape><draw:g draw:style-name="gr3"><draw:custom-shape draw:style-name="gr23" draw:text-style-name="P167" svg:width="1.842cm" svg:height="0.519cm" svg:x="6.639cm" svg:y="1.981cm"><text:p text:style-name="P166"><text:span text:style-name="T110">[108..143]</text:span></text:p><draw:enhanced-geometry svg:viewBox="0 0 21600 21600" draw:type="rectangle" draw:enhanced-path="M 0 0 L 21600 0 21600 21600 0 21600 0 0 Z N"/></draw:custom-shape><draw:custom-shape draw:style-name="gr24" draw:text-style-name="P167" svg:width="1.842cm" svg:height="0.507cm" svg:x="6.639cm" svg:y="2.602cm"><text:p text:style-name="P166"><text:span text:style-name="T110">[108..143]</text:span></text:p><draw:enhanced-geometry svg:viewBox="0 0 21600 21600" draw:type="rectangle" draw:enhanced-path="M 0 0 L 21600 0 21600 21600 0 21600 0 0 Z N"/></draw:custom-shape><draw:custom-shape draw:style-name="gr25" draw:text-style-name="P167" svg:width="1.842cm" svg:height="0.511cm" svg:x="6.639cm" svg:y="3.209cm"><text:p text:style-name="P166"><text:span text:style-name="T110">[108..143]</text:span></text:p><draw:enhanced-geometry svg:viewBox="0 0 21600 21600" draw:type="rectangle" draw:enhanced-path="M 0 0 L 21600 0 21600 21600 0 21600 0 0 Z N"/></draw:custom-shape><draw:custom-shape draw:style-name="gr7" draw:text-style-name="P167" svg:width="1.865cm" svg:height="0.519cm" svg:x="8.685cm" svg:y="1.981cm"><text:p text:style-name="P166"><text:span text:style-name="T110">[144..179]</text:span></text:p><draw:enhanced-geometry svg:viewBox="0 0 21600 21600" draw:type="rectangle" draw:enhanced-path="M 0 0 L 21600 0 21600 21600 0 21600 0 0 Z N"/></draw:custom-shape><draw:custom-shape draw:style-name="gr26" draw:text-style-name="P167" svg:width="1.865cm" svg:height="0.507cm" svg:x="8.685cm" svg:y="2.602cm"><text:p text:style-name="P166"><text:span text:style-name="T110">[144..179]</text:span></text:p><draw:enhanced-geometry svg:viewBox="0 0 21600 21600" draw:type="rectangle" draw:enhanced-path="M 0 0 L 21600 0 21600 21600 0 21600 0 0 Z N"/></draw:custom-shape><draw:custom-shape draw:style-name="gr27" draw:text-style-name="P167" svg:width="1.865cm" svg:height="0.511cm" svg:x="8.685cm" svg:y="3.209cm"><text:p text:style-name="P166"><text:span text:style-name="T110">[144..179]</text:span></text:p><draw:enhanced-geometry svg:viewBox="0 0 21600 21600" draw:type="rectangle" draw:enhanced-path="M 0 0 L 21600 0 21600 21600 0 21600 0 0 Z N"/></draw:custom-shape><draw:custom-shape draw:style-name="gr28" draw:text-style-name="P167" svg:width="1.863cm" svg:height="0.519cm" svg:x="4.568cm" svg:y="1.981cm"><text:p text:style-name="P166"><text:span text:style-name="T110">[72..107]</text:span></text:p><draw:enhanced-geometry svg:viewBox="0 0 21600 21600" draw:type="rectangle" draw:enhanced-path="M 0 0 L 21600 0 21600 21600 0 21600 0 0 Z N"/></draw:custom-shape><draw:custom-shape draw:style-name="gr29" draw:text-style-name="P167" svg:width="1.863cm" svg:height="0.507cm" svg:x="4.568cm" svg:y="2.602cm"><text:p text:style-name="P166"><text:span text:style-name="T110">[72..107]</text:span></text:p><draw:enhanced-geometry svg:viewBox="0 0 21600 21600" draw:type="rectangle" draw:enhanced-path="M 0 0 L 21600 0 21600 21600 0 21600 0 0 Z N"/></draw:custom-shape><draw:custom-shape draw:style-name="gr30" draw:text-style-name="P167" svg:width="1.863cm" svg:height="0.511cm" svg:x="4.568cm" svg:y="3.209cm"><text:p text:style-name="P166"><text:span text:style-name="T110">[72..107]</text:span></text:p><draw:enhanced-geometry svg:viewBox="0 0 21600 21600" draw:type="rectangle" draw:enhanced-path="M 0 0 L 21600 0 21600 21600 0 21600 0 0 Z N"/></draw:custom-shape><draw:custom-shape draw:style-name="gr31" draw:text-style-name="P167" svg:width="1.841cm" svg:height="0.519cm" svg:x="2.521cm" svg:y="1.981cm"><text:p text:style-name="P166"><text:span text:style-name="T110">[36..71]</text:span></text:p><draw:enhanced-geometry svg:viewBox="0 0 21600 21600" draw:type="rectangle" draw:enhanced-path="M 0 0 L 21600 0 21600 21600 0 21600 0 0 Z N"/></draw:custom-shape><draw:custom-shape draw:style-name="gr32" draw:text-style-name="P167" svg:width="1.841cm" svg:height="0.507cm" svg:x="2.521cm" svg:y="2.602cm"><text:p text:style-name="P166"><text:span text:style-name="T110">[36..71]</text:span></text:p><draw:enhanced-geometry svg:viewBox="0 0 21600 21600" draw:type="rectangle" draw:enhanced-path="M 0 0 L 21600 0 21600 21600 0 21600 0 0 Z N"/></draw:custom-shape><draw:custom-shape draw:style-name="gr33" draw:text-style-name="P167" svg:width="1.841cm" svg:height="0.511cm" svg:x="2.521cm" svg:y="3.209cm"><text:p text:style-name="P166"><text:span text:style-name="T110">[36..71]</text:span></text:p><draw:enhanced-geometry svg:viewBox="0 0 21600 21600" draw:type="rectangle" draw:enhanced-path="M 0 0 L 21600 0 21600 21600 0 21600 0 0 Z N"/></draw:custom-shape><draw:custom-shape draw:style-name="gr7" draw:text-style-name="P167" svg:width="1.865cm" svg:height="0.519cm" svg:x="0.45cm" svg:y="1.981cm"><text:p text:style-name="P166"><text:span text:style-name="T110">[0..35]</text:span></text:p><draw:enhanced-geometry svg:viewBox="0 0 21600 21600" draw:type="rectangle" draw:enhanced-path="M 0 0 L 21600 0 21600 21600 0 21600 0 0 Z N"/></draw:custom-shape><draw:custom-shape draw:style-name="gr26" draw:text-style-name="P167" svg:width="1.865cm" svg:height="0.507cm" svg:x="0.45cm" svg:y="2.602cm"><text:p text:style-name="P166"><text:span text:style-name="T110">[0..35]</text:span></text:p><draw:enhanced-geometry svg:viewBox="0 0 21600 21600" draw:type="rectangle" draw:enhanced-path="M 0 0 L 21600 0 21600 21600 0 21600 0 0 Z N"/></draw:custom-shape><draw:custom-shape draw:style-name="gr27" draw:text-style-name="P167" svg:width="1.865cm" svg:height="0.511cm" svg:x="0.45cm" svg:y="3.209cm"><text:p text:style-name="P166"><text:span text:style-name="T110">[0..35]</text:span></text:p><draw:enhanced-geometry svg:viewBox="0 0 21600 21600" draw:type="rectangle" draw:enhanced-path="M 0 0 L 21600 0 21600 21600 0 21600 0 0 Z N"/></draw:custom-shape><draw:custom-shape draw:style-name="gr34" draw:text-style-name="P174" svg:width="1.842cm" svg:height="0.518cm" svg:x="6.639cm" svg:y="4.133cm"><text:p text:style-name="P166"><text:span text:style-name="T113">[108..143]</text:span></text:p><draw:enhanced-geometry svg:viewBox="0 0 21600 21600" draw:type="rectangle" draw:enhanced-path="M 0 0 L 21600 0 21600 21600 0 21600 0 0 Z N"/></draw:custom-shape><draw:custom-shape draw:style-name="gr35" draw:text-style-name="P174" svg:width="1.865cm" svg:height="0.518cm" svg:x="8.685cm" svg:y="4.133cm"><text:p text:style-name="P166"><text:span text:style-name="T113">[144..179]</text:span></text:p><draw:enhanced-geometry svg:viewBox="0 0 21600 21600" draw:type="rectangle" draw:enhanced-path="M 0 0 L 21600 0 21600 21600 0 21600 0 0 Z N"/></draw:custom-shape><draw:custom-shape draw:style-name="gr36" draw:text-style-name="P174" svg:width="1.863cm" svg:height="0.518cm" svg:x="4.568cm" svg:y="4.133cm"><text:p text:style-name="P166"><text:span text:style-name="T113">[72..107]</text:span></text:p><draw:enhanced-geometry svg:viewBox="0 0 21600 21600" draw:type="rectangle" draw:enhanced-path="M 0 0 L 21600 0 21600 21600 0 21600 0 0 Z N"/></draw:custom-shape><draw:custom-shape draw:style-name="gr37" draw:text-style-name="P171" svg:width="1.841cm" svg:height="0.518cm" svg:x="2.521cm" svg:y="4.133cm"><text:p text:style-name="P166"><text:span text:style-name="T110">[36..71]</text:span></text:p><draw:enhanced-geometry svg:viewBox="0 0 21600 21600" draw:type="rectangle" draw:enhanced-path="M 0 0 L 21600 0 21600 21600 0 21600 0 0 Z N"/></draw:custom-shape><draw:custom-shape draw:style-name="gr38" draw:text-style-name="P171" svg:width="1.865cm" svg:height="0.518cm" svg:x="0.45cm" svg:y="4.133cm"><text:p text:style-name="P166"><text:span text:style-name="T110">[0..35]</text:span></text:p><draw:enhanced-geometry svg:viewBox="0 0 21600 21600" draw:type="rectangle" draw:enhanced-path="M 0 0 L 21600 0 21600 21600 0 21600 0 0 Z N"/></draw:custom-shape><draw:g draw:style-name="gr3"><draw:custom-shape draw:style-name="gr17" draw:text-style-name="P172" svg:width="0.447cm" svg:height="0.107cm" svg:x="5.278cm" svg:y="1.124cm"><text:p/><draw:enhanced-geometry svg:viewBox="0 0 21600 21600" draw:type="rectangle" draw:enhanced-path="M 0 0 L 21600 0 21600 21600 0 21600 0 0 Z N"/></draw:custom-shape><draw:custom-shape draw:style-name="gr17" draw:text-style-name="P172" svg:width="0.447cm" svg:height="0.107cm" svg:x="5.278cm" svg:y="0.977cm"><text:p/><draw:enhanced-geometry svg:viewBox="0 0 21600 21600" draw:type="rectangle" draw:enhanced-path="M 0 0 L 21600 0 21600 21600 0 21600 0 0 Z N"/></draw:custom-shape><draw:custom-shape draw:style-name="gr39" draw:text-style-name="P172" svg:width="0.447cm" svg:height="0.253cm" svg:x="5.278cm" svg:y="0.667cm"><text:p/><draw:enhanced-geometry svg:viewBox="0 0 21600 21600" draw:type="rectangle" draw:enhanced-path="M 0 0 L 21600 0 21600 21600 0 21600 0 0 Z N"/></draw:custom-shape><draw:polygon draw:style-name="gr18" draw:text-style-name="P172" svg:width="0.875cm" svg:height="0.365cm" svg:x="5.063cm" svg:y="1.291cm" svg:viewBox="0 0 876 366" draw:points="657,0 657,209 876,209 438,366 0,209 219,209 219,0"><text:p/></draw:polygon><draw:custom-shape draw:style-name="gr17" draw:text-style-name="P172" svg:width="0.447cm" svg:height="0.1cm" svg:x="5.278cm" svg:y="0.522cm"><text:p/><draw:enhanced-geometry svg:viewBox="0 0 21600 21600" draw:type="rectangle" draw:enhanced-path="M 0 0 L 21600 0 21600 21600 0 21600 0 0 Z N"/></draw:custom-shape><draw:custom-shape draw:style-name="gr17" draw:text-style-name="P172" svg:width="0.447cm" svg:height="0.107cm" svg:x="5.278cm" svg:y="0.355cm"><text:p/><draw:enhanced-geometry svg:viewBox="0 0 21600 21600" draw:type="rectangle" draw:enhanced-path="M 0 0 L 21600 0 21600 21600 0 21600 0 0 Z N"/></draw:custom-shape></draw:g><draw:g draw:style-name="gr3"><draw:g draw:style-name="gr3"><draw:g draw:style-name="gr3"><draw:custom-shape draw:style-name="gr17" draw:text-style-name="P172" svg:width="0.426cm" svg:height="0.103cm" svg:x="7.348cm" svg:y="1.119cm"><text:p/><draw:enhanced-geometry svg:viewBox="0 0 21600 21600" draw:type="rectangle" draw:enhanced-path="M 0 0 L 21600 0 21600 21600 0 21600 0 0 Z N"/></draw:custom-shape><draw:custom-shape draw:style-name="gr17" draw:text-style-name="P172" svg:width="0.426cm" svg:height="0.107cm" svg:x="7.348cm" svg:y="0.969cm"><text:p/><draw:enhanced-geometry svg:viewBox="0 0 21600 21600" draw:type="rectangle" draw:enhanced-path="M 0 0 L 21600 0 21600 21600 0 21600 0 0 Z N"/></draw:custom-shape><draw:polygon draw:style-name="gr18" draw:text-style-name="P172" svg:width="0.875cm" svg:height="0.365cm" svg:x="7.124cm" svg:y="1.284cm" svg:viewBox="0 0 876 366" draw:points="657,0 657,209 876,209 438,366 0,209 219,209 219,0"><text:p/></draw:polygon></draw:g><draw:polygon draw:style-name="gr19" draw:text-style-name="P172" svg:width="1.996cm" svg:height="0.198cm" svg:x="5.783cm" svg:y="0.73cm" svg:viewBox="0 0 1997 199" draw:points="0,0 1997,0 1997,136 1996,136 1996,199 1559,199 1559,136 0,136"><text:p/></draw:polygon><draw:polygon draw:style-name="gr19" draw:text-style-name="P172" svg:width="1.996cm" svg:height="0.198cm" svg:x="5.784cm" svg:y="0.73cm" svg:viewBox="0 0 1997 199" draw:points="0,0 1997,0 1997,136 1996,136 1996,199 1559,199 1559,136 0,136"><text:p/></draw:polygon><draw:polygon draw:style-name="gr18" draw:text-style-name="P172" svg:width="0.875cm" svg:height="0.365cm" svg:x="7.125cm" svg:y="1.284cm" svg:viewBox="0 0 876 366" draw:points="657,0 657,209 876,209 438,366 0,209 219,209 219,0"><text:p/></draw:polygon></draw:g><draw:g draw:style-name="gr3"><draw:g draw:style-name="gr3"><draw:custom-shape draw:style-name="gr17" draw:text-style-name="P172" svg:width="0.447cm" svg:height="0.103cm" svg:x="9.403cm" svg:y="1.119cm"><text:p/><draw:enhanced-geometry svg:viewBox="0 0 21600 21600" draw:type="rectangle" draw:enhanced-path="M 0 0 L 21600 0 21600 21600 0 21600 0 0 Z N"/></draw:custom-shape><draw:custom-shape draw:style-name="gr17" draw:text-style-name="P172" svg:width="0.447cm" svg:height="0.107cm" svg:x="9.403cm" svg:y="0.969cm"><text:p/><draw:enhanced-geometry svg:viewBox="0 0 21600 21600" draw:type="rectangle" draw:enhanced-path="M 0 0 L 21600 0 21600 21600 0 21600 0 0 Z N"/></draw:custom-shape><draw:polygon draw:style-name="gr18" draw:text-style-name="P172" svg:width="0.875cm" svg:height="0.365cm" svg:x="9.192cm" svg:y="1.284cm" svg:viewBox="0 0 876 366" draw:points="657,0 657,209 876,209 438,366 0,209 219,209 219,0"><text:p/></draw:polygon></draw:g><draw:polygon draw:style-name="gr19" draw:text-style-name="P172" svg:width="1.996cm" svg:height="0.198cm" svg:x="7.851cm" svg:y="0.73cm" svg:viewBox="0 0 1997 199" draw:points="0,0 1997,0 1997,136 1996,136 1996,199 1559,199 1559,136 0,136"><text:p/></draw:polygon><draw:polygon draw:style-name="gr19" draw:text-style-name="P172" svg:width="1.996cm" svg:height="0.198cm" svg:x="7.852cm" svg:y="0.73cm" svg:viewBox="0 0 1997 199" draw:points="0,0 1997,0 1997,136 1996,136 1996,199 1559,199 1559,136 0,136"><text:p/></draw:polygon><draw:polygon draw:style-name="gr18" draw:text-style-name="P172" svg:width="0.875cm" svg:height="0.365cm" svg:x="9.192cm" svg:y="1.284cm" svg:viewBox="0 0 876 366" draw:points="657,0 657,209 876,209 438,366 0,209 219,209 219,0"><text:p/></draw:polygon></draw:g></draw:g><draw:g draw:style-name="gr3"><draw:g draw:style-name="gr3"><draw:g draw:style-name="gr3"><draw:custom-shape draw:style-name="gr17" draw:text-style-name="P172" svg:width="0.422cm" svg:height="0.103cm" svg:x="3.194cm" svg:y="1.119cm"><text:p/><draw:enhanced-geometry svg:viewBox="0 0 21600 21600" draw:mirror-horizontal="true" draw:type="rectangle" draw:enhanced-path="M 0 0 L 21600 0 21600 21600 0 21600 0 0 Z N"/></draw:custom-shape><draw:custom-shape draw:style-name="gr17" draw:text-style-name="P172" svg:width="0.422cm" svg:height="0.107cm" svg:x="3.194cm" svg:y="0.969cm"><text:p/><draw:enhanced-geometry svg:viewBox="0 0 21600 21600" draw:mirror-horizontal="true" draw:type="rectangle" draw:enhanced-path="M 0 0 L 21600 0 21600 21600 0 21600 0 0 Z N"/></draw:custom-shape><draw:polygon draw:style-name="gr18" draw:text-style-name="P172" svg:width="0.875cm" svg:height="0.365cm" svg:x="2.993cm" svg:y="1.284cm" svg:viewBox="0 0 876 366" draw:points="218,0 218,209 0,209 437,366 876,209 657,209 657,0"><text:p/></draw:polygon></draw:g><draw:polygon draw:style-name="gr19" draw:text-style-name="P172" svg:width="1.996cm" svg:height="0.198cm" svg:x="3.212cm" svg:y="0.73cm" svg:viewBox="0 0 1997 199" draw:points="1997,0 0,0 0,136 1,136 1,199 438,199 438,136 1997,136"><text:p/></draw:polygon><draw:polygon draw:style-name="gr19" draw:text-style-name="P172" svg:width="1.996cm" svg:height="0.198cm" svg:x="3.212cm" svg:y="0.73cm" svg:viewBox="0 0 1997 199" draw:points="1997,0 0,0 0,136 1,136 1,199 438,199 438,136 1997,136"><text:p/></draw:polygon><draw:polygon draw:style-name="gr18" draw:text-style-name="P172" svg:width="0.875cm" svg:height="0.365cm" svg:x="2.992cm" svg:y="1.284cm" svg:viewBox="0 0 876 366" draw:points="218,0 218,209 0,209 437,366 876,209 657,209 657,0"><text:p/></draw:polygon></draw:g><draw:g draw:style-name="gr3"><draw:g draw:style-name="gr3"><draw:custom-shape draw:style-name="gr17" draw:text-style-name="P172" svg:width="0.447cm" svg:height="0.103cm" svg:x="1.113cm" svg:y="1.119cm"><text:p/><draw:enhanced-geometry svg:viewBox="0 0 21600 21600" draw:mirror-horizontal="true" draw:type="rectangle" draw:enhanced-path="M 0 0 L 21600 0 21600 21600 0 21600 0 0 Z N"/></draw:custom-shape><draw:custom-shape draw:style-name="gr17" draw:text-style-name="P172" svg:width="0.447cm" svg:height="0.107cm" svg:x="1.113cm" svg:y="0.969cm"><text:p/><draw:enhanced-geometry svg:viewBox="0 0 21600 21600" draw:mirror-horizontal="true" draw:type="rectangle" draw:enhanced-path="M 0 0 L 21600 0 21600 21600 0 21600 0 0 Z N"/></draw:custom-shape><draw:polygon draw:style-name="gr18" draw:text-style-name="P172" svg:width="0.875cm" svg:height="0.365cm" svg:x="0.926cm" svg:y="1.284cm" svg:viewBox="0 0 876 366" draw:points="218,0 218,209 0,209 437,366 876,209 657,209 657,0"><text:p/></draw:polygon></draw:g><draw:polygon draw:style-name="gr19" draw:text-style-name="P172" svg:width="1.996cm" svg:height="0.198cm" svg:x="1.145cm" svg:y="0.73cm" svg:viewBox="0 0 1997 199" draw:points="1997,0 0,0 0,136 1,136 1,199 438,199 438,136 1997,136"><text:p/></draw:polygon><draw:polygon draw:style-name="gr19" draw:text-style-name="P172" svg:width="1.996cm" svg:height="0.198cm" svg:x="1.144cm" svg:y="0.73cm" svg:viewBox="0 0 1997 199" draw:points="1997,0 0,0 0,136 1,136 1,199 438,199 438,136 1997,136"><text:p/></draw:polygon><draw:polygon draw:style-name="gr18" draw:text-style-name="P172" svg:width="0.875cm" svg:height="0.365cm" svg:x="0.925cm" svg:y="1.284cm" svg:viewBox="0 0 876 366" draw:points="218,0 218,209 0,209 437,366 876,209 657,209 657,0"><text:p/></draw:polygon></draw:g></draw:g></draw:g></draw:g></text:p>
      <text:p text:style-name="P100">Adding <text:span text:style-name="T103">a fourth </text:span>copy to two of the slices would increase the data rate for those particular slices, but would not cause side effects for the other slices. <text:span text:style-name="T84">A</text:span>dding <text:s/>additional copies to each of the slices <text:span text:style-name="T84">in turn </text:span>would gradually increase the <text:s/>system performance.</text:p>
      <text:p text:style-name="P97"/>
      <text:p text:style-name="P94"/>
      <text:p text:style-name="P116">However, to scale the system storage capacity the reverse would be true.</text:p>
      <text:p text:style-name="P116"><draw:g text:anchor-type="paragraph" draw:z-index="5" draw:name="Shape6" draw:style-name="gr1"><draw:custom-shape draw:style-name="gr53" draw:text-style-name="P165" svg:width="11cm" svg:height="5.793cm" svg:x="0.132cm" svg:y="0.344cm"><text:p/><draw:enhanced-geometry svg:viewBox="0 0 21600 21600" draw:type="rectangle" draw:enhanced-path="M 0 0 L 21600 0 21600 21600 0 21600 0 0 Z N"/></draw:custom-shape><draw:g draw:style-name="gr3"><draw:custom-shape draw:style-name="gr4" draw:text-style-name="P167" svg:width="1.86cm" svg:height="0.519cm" svg:x="4.693cm" svg:y="4.027cm"><text:p text:style-name="P166"><text:span text:style-name="T110">[108..143]</text:span></text:p><draw:enhanced-geometry svg:viewBox="0 0 21600 21600" draw:type="rectangle" draw:enhanced-path="M 0 0 L 21600 0 21600 21600 0 21600 0 0 Z N"/></draw:custom-shape><draw:custom-shape draw:style-name="gr4" draw:text-style-name="P167" svg:width="1.86cm" svg:height="0.519cm" svg:x="4.693cm" svg:y="4.648cm"><text:p text:style-name="P166"><text:span text:style-name="T110">[144..179]</text:span></text:p><draw:enhanced-geometry svg:viewBox="0 0 21600 21600" draw:type="rectangle" draw:enhanced-path="M 0 0 L 21600 0 21600 21600 0 21600 0 0 Z N"/></draw:custom-shape><draw:custom-shape draw:style-name="gr5" draw:text-style-name="P168" svg:width="1.86cm" svg:height="0.518cm" svg:x="4.693cm" svg:y="3.408cm"><text:p text:style-name="P166"><text:span text:style-name="T111">[72..107]</text:span></text:p><draw:enhanced-geometry svg:viewBox="0 0 21600 21600" draw:type="rectangle" draw:enhanced-path="M 0 0 L 21600 0 21600 21600 0 21600 0 0 Z N"/></draw:custom-shape><draw:custom-shape draw:style-name="gr5" draw:text-style-name="P168" svg:width="1.86cm" svg:height="0.518cm" svg:x="4.693cm" svg:y="2.787cm"><text:p text:style-name="P166"><text:span text:style-name="T111">[36..71]</text:span></text:p><draw:enhanced-geometry svg:viewBox="0 0 21600 21600" draw:type="rectangle" draw:enhanced-path="M 0 0 L 21600 0 21600 21600 0 21600 0 0 Z N"/></draw:custom-shape><draw:custom-shape draw:style-name="gr6" draw:text-style-name="P168" svg:width="1.86cm" svg:height="0.502cm" svg:x="4.693cm" svg:y="2.187cm"><text:p text:style-name="P166"><text:span text:style-name="T111">[0..35]</text:span></text:p><draw:enhanced-geometry svg:viewBox="0 0 21600 21600" draw:type="rectangle" draw:enhanced-path="M 0 0 L 21600 0 21600 21600 0 21600 0 0 Z N"/></draw:custom-shape><draw:custom-shape draw:style-name="gr28" draw:text-style-name="P167" svg:width="1.863cm" svg:height="0.519cm" svg:x="6.865cm" svg:y="4.027cm"><text:p text:style-name="P166"><text:span text:style-name="T110">[108..143]</text:span></text:p><draw:enhanced-geometry svg:viewBox="0 0 21600 21600" draw:type="rectangle" draw:enhanced-path="M 0 0 L 21600 0 21600 21600 0 21600 0 0 Z N"/></draw:custom-shape><draw:custom-shape draw:style-name="gr28" draw:text-style-name="P167" svg:width="1.863cm" svg:height="0.519cm" svg:x="6.865cm" svg:y="4.648cm"><text:p text:style-name="P166"><text:span text:style-name="T110">[144..179]</text:span></text:p><draw:enhanced-geometry svg:viewBox="0 0 21600 21600" draw:type="rectangle" draw:enhanced-path="M 0 0 L 21600 0 21600 21600 0 21600 0 0 Z N"/></draw:custom-shape><draw:custom-shape draw:style-name="gr51" draw:text-style-name="P167" svg:width="1.863cm" svg:height="0.518cm" svg:x="6.865cm" svg:y="3.408cm"><text:p text:style-name="P166"><text:span text:style-name="T110">[72..107]</text:span></text:p><draw:enhanced-geometry svg:viewBox="0 0 21600 21600" draw:type="rectangle" draw:enhanced-path="M 0 0 L 21600 0 21600 21600 0 21600 0 0 Z N"/></draw:custom-shape><draw:custom-shape draw:style-name="gr51" draw:text-style-name="P168" svg:width="1.863cm" svg:height="0.518cm" svg:x="6.865cm" svg:y="2.787cm"><text:p text:style-name="P166"><text:span text:style-name="T111">[36..71]</text:span></text:p><draw:enhanced-geometry svg:viewBox="0 0 21600 21600" draw:type="rectangle" draw:enhanced-path="M 0 0 L 21600 0 21600 21600 0 21600 0 0 Z N"/></draw:custom-shape><draw:custom-shape draw:style-name="gr54" draw:text-style-name="P168" svg:width="1.863cm" svg:height="0.502cm" svg:x="6.865cm" svg:y="2.187cm"><text:p text:style-name="P166"><text:span text:style-name="T111">[0..35]</text:span></text:p><draw:enhanced-geometry svg:viewBox="0 0 21600 21600" draw:type="rectangle" draw:enhanced-path="M 0 0 L 21600 0 21600 21600 0 21600 0 0 Z N"/></draw:custom-shape><draw:custom-shape draw:style-name="gr10" draw:text-style-name="P167" svg:width="1.853cm" svg:height="0.519cm" svg:x="2.538cm" svg:y="4.027cm"><text:p text:style-name="P166"><text:span text:style-name="T110">[90..119]</text:span></text:p><draw:enhanced-geometry svg:viewBox="0 0 21600 21600" draw:type="rectangle" draw:enhanced-path="M 0 0 L 21600 0 21600 21600 0 21600 0 0 Z N"/></draw:custom-shape><draw:custom-shape draw:style-name="gr10" draw:text-style-name="P167" svg:width="1.853cm" svg:height="0.519cm" svg:x="2.538cm" svg:y="4.648cm"><text:p text:style-name="P166"><text:span text:style-name="T110">[120..149]</text:span></text:p><draw:enhanced-geometry svg:viewBox="0 0 21600 21600" draw:type="rectangle" draw:enhanced-path="M 0 0 L 21600 0 21600 21600 0 21600 0 0 Z N"/></draw:custom-shape><draw:custom-shape draw:style-name="gr11" draw:text-style-name="P168" svg:width="1.853cm" svg:height="0.518cm" svg:x="2.538cm" svg:y="3.408cm"><text:p text:style-name="P166"><text:span text:style-name="T111">[60..89]</text:span></text:p><draw:enhanced-geometry svg:viewBox="0 0 21600 21600" draw:type="rectangle" draw:enhanced-path="M 0 0 L 21600 0 21600 21600 0 21600 0 0 Z N"/></draw:custom-shape><draw:custom-shape draw:style-name="gr11" draw:text-style-name="P168" svg:width="1.853cm" svg:height="0.518cm" svg:x="2.538cm" svg:y="2.787cm"><text:p text:style-name="P166"><text:span text:style-name="T111">[30..59]</text:span></text:p><draw:enhanced-geometry svg:viewBox="0 0 21600 21600" draw:type="rectangle" draw:enhanced-path="M 0 0 L 21600 0 21600 21600 0 21600 0 0 Z N"/></draw:custom-shape><draw:custom-shape draw:style-name="gr12" draw:text-style-name="P168" svg:width="1.853cm" svg:height="0.502cm" svg:x="2.538cm" svg:y="2.187cm"><text:p text:style-name="P166"><text:span text:style-name="T111">[0..29]</text:span></text:p><draw:enhanced-geometry svg:viewBox="0 0 21600 21600" draw:type="rectangle" draw:enhanced-path="M 0 0 L 21600 0 21600 21600 0 21600 0 0 Z N"/></draw:custom-shape><draw:custom-shape draw:style-name="gr55" draw:text-style-name="P170" svg:width="1.865cm" svg:height="0.518cm" svg:x="6.847cm" svg:y="5.315cm"><text:p text:style-name="P166"><text:span text:style-name="T112">[150..179]</text:span></text:p><draw:enhanced-geometry svg:viewBox="0 0 21600 21600" draw:type="rectangle" draw:enhanced-path="M 0 0 L 21600 0 21600 21600 0 21600 0 0 Z N"/></draw:custom-shape><draw:custom-shape draw:style-name="gr17" draw:text-style-name="P172" svg:width="0.445cm" svg:height="0.105cm" svg:x="7.438cm" svg:y="1.438cm"><text:p/><draw:enhanced-geometry svg:viewBox="0 0 21600 21600" draw:type="rectangle" draw:enhanced-path="M 0 0 L 21600 0 21600 21600 0 21600 0 0 Z N"/></draw:custom-shape><draw:custom-shape draw:style-name="gr17" draw:text-style-name="P172" svg:width="0.445cm" svg:height="0.107cm" svg:x="7.438cm" svg:y="1.289cm"><text:p/><draw:enhanced-geometry svg:viewBox="0 0 21600 21600" draw:type="rectangle" draw:enhanced-path="M 0 0 L 21600 0 21600 21600 0 21600 0 0 Z N"/></draw:custom-shape><draw:polygon draw:style-name="gr18" draw:text-style-name="P172" svg:width="0.875cm" svg:height="0.365cm" svg:x="7.225cm" svg:y="1.595cm" svg:viewBox="0 0 876 366" draw:points="657,0 657,209 876,209 438,366 0,209 219,209 219,0"><text:p/></draw:polygon><draw:custom-shape draw:style-name="gr17" draw:text-style-name="P172" svg:width="0.438cm" svg:height="0.107cm" svg:x="3.279cm" svg:y="1.452cm"><text:p/><draw:enhanced-geometry svg:viewBox="0 0 21600 21600" draw:type="rectangle" draw:enhanced-path="M 0 0 L 21600 0 21600 21600 0 21600 0 0 Z N"/></draw:custom-shape><draw:custom-shape draw:style-name="gr17" draw:text-style-name="P172" svg:width="0.438cm" svg:height="0.101cm" svg:x="3.279cm" svg:y="1.295cm"><text:p/><draw:enhanced-geometry svg:viewBox="0 0 21600 21600" draw:type="rectangle" draw:enhanced-path="M 0 0 L 21600 0 21600 21600 0 21600 0 0 Z N"/></draw:custom-shape><draw:polygon draw:style-name="gr18" draw:text-style-name="P172" svg:width="0.875cm" svg:height="0.365cm" svg:x="3.063cm" svg:y="1.607cm" svg:viewBox="0 0 876 366" draw:points="657,0 657,209 876,209 438,366 0,209 219,209 219,0"><text:p/></draw:polygon><draw:custom-shape draw:style-name="gr17" draw:text-style-name="P172" svg:width="0.426cm" svg:height="0.107cm" svg:x="5.38cm" svg:y="1.418cm"><text:p/><draw:enhanced-geometry svg:viewBox="0 0 21600 21600" draw:type="rectangle" draw:enhanced-path="M 0 0 L 21600 0 21600 21600 0 21600 0 0 Z N"/></draw:custom-shape><draw:custom-shape draw:style-name="gr17" draw:text-style-name="P172" svg:width="0.426cm" svg:height="0.107cm" svg:x="5.38cm" svg:y="1.272cm"><text:p/><draw:enhanced-geometry svg:viewBox="0 0 21600 21600" draw:type="rectangle" draw:enhanced-path="M 0 0 L 21600 0 21600 21600 0 21600 0 0 Z N"/></draw:custom-shape><draw:custom-shape draw:style-name="gr17" draw:text-style-name="P172" svg:width="0.426cm" svg:height="0.241cm" svg:x="5.38cm" svg:y="0.961cm"><text:p/><draw:enhanced-geometry svg:viewBox="0 0 21600 21600" draw:type="rectangle" draw:enhanced-path="M 0 0 L 21600 0 21600 21600 0 21600 0 0 Z N"/></draw:custom-shape><draw:polygon draw:style-name="gr18" draw:text-style-name="P172" svg:width="0.875cm" svg:height="0.365cm" svg:x="5.154cm" svg:y="1.58cm" svg:viewBox="0 0 876 366" draw:points="657,0 657,209 876,209 438,366 0,209 219,209 219,0"><text:p/></draw:polygon><draw:custom-shape draw:style-name="gr17" draw:text-style-name="P172" svg:width="0.426cm" svg:height="0.105cm" svg:x="5.38cm" svg:y="0.797cm"><text:p/><draw:enhanced-geometry svg:viewBox="0 0 21600 21600" draw:type="rectangle" draw:enhanced-path="M 0 0 L 21600 0 21600 21600 0 21600 0 0 Z N"/></draw:custom-shape><draw:custom-shape draw:style-name="gr17" draw:text-style-name="P172" svg:width="0.426cm" svg:height="0.105cm" svg:x="5.38cm" svg:y="0.649cm"><text:p/><draw:enhanced-geometry svg:viewBox="0 0 21600 21600" draw:type="rectangle" draw:enhanced-path="M 0 0 L 21600 0 21600 21600 0 21600 0 0 Z N"/></draw:custom-shape><draw:polygon draw:style-name="gr19" draw:text-style-name="P172" svg:width="2.023cm" svg:height="0.198cm" svg:x="5.858cm" svg:y="1.029cm" svg:viewBox="0 0 2024 199" draw:points="0,0 2024,0 2024,136 2023,136 2023,199 1586,199 1586,136 0,136"><text:p/></draw:polygon><draw:polygon draw:style-name="gr19" draw:text-style-name="P172" svg:width="2.023cm" svg:height="0.198cm" svg:x="3.294cm" svg:y="1.036cm" svg:viewBox="0 0 2024 199" draw:points="2024,0 0,0 0,136 1,136 1,199 438,199 438,136 2024,136"><text:p/></draw:polygon><draw:custom-shape draw:style-name="gr10" draw:text-style-name="P167" svg:width="1.853cm" svg:height="0.519cm" svg:x="2.538cm" svg:y="5.253cm"><text:p text:style-name="P166"><text:span text:style-name="T110">[150..179]</text:span></text:p><draw:enhanced-geometry svg:viewBox="0 0 21600 21600" draw:type="rectangle" draw:enhanced-path="M 0 0 L 21600 0 21600 21600 0 21600 0 0 Z N"/></draw:custom-shape><draw:custom-shape draw:style-name="gr14" draw:text-style-name="P170" svg:width="1.863cm" svg:height="0.518cm" svg:x="4.706cm" svg:y="5.315cm"><text:p text:style-name="P166"><text:span text:style-name="T112">[150..179]</text:span></text:p><draw:enhanced-geometry svg:viewBox="0 0 21600 21600" draw:type="rectangle" draw:enhanced-path="M 0 0 L 21600 0 21600 21600 0 21600 0 0 Z N"/></draw:custom-shape></draw:g></draw:g></text:p>
      <text:p text:style-name="P116">In the first example, configured as three copies of five slices, the system can cope with different numbers of slices within the copies, so slices can be added to <text:span text:style-name="T103">each of </text:span>the copies one at a time.</text:p>
      <text:p text:style-name="P116"/>
      <text:p text:style-name="P116"><text:span text:style-name="T78">The process of </text:span>re-balanc<text:span text:style-name="T78">ing the data within a copy may cause some disruption, but it would not require the whole system to be </text:span><text:soft-page-break/><text:span text:style-name="T78">interrupted.</text:span></text:p>
      <text:p text:style-name="P114"/>
      <text:p text:style-name="P115">In the second example, configured as five slices containing three copies, all of the copies within a slice have to be the same size.</text:p>
      <text:p text:style-name="P115"><draw:g text:anchor-type="paragraph" draw:z-index="6" draw:name="Shape7" draw:style-name="gr1"><draw:custom-shape draw:style-name="gr56" draw:text-style-name="P165" svg:width="12.713cm" svg:height="5.001cm" svg:x="0.187cm" svg:y="0.002cm"><text:p/><draw:enhanced-geometry svg:viewBox="0 0 21600 21600" draw:type="rectangle" draw:enhanced-path="M 0 0 L 21600 0 21600 21600 0 21600 0 0 Z N"/></draw:custom-shape><draw:g draw:style-name="gr3"><draw:custom-shape draw:style-name="gr37" draw:text-style-name="P171" svg:width="1.841cm" svg:height="0.518cm" svg:x="6.682cm" svg:y="2.441cm"><text:p text:style-name="P166"><text:span text:style-name="T110">[90..119]</text:span></text:p><draw:enhanced-geometry svg:viewBox="0 0 21600 21600" draw:mirror-horizontal="false" draw:mirror-vertical="false" draw:type="rectangle" draw:enhanced-path="M 0 0 L 21600 0 21600 21600 0 21600 0 0 Z N"/></draw:custom-shape><draw:custom-shape draw:style-name="gr57" draw:text-style-name="P177" svg:width="1.841cm" svg:height="0.507cm" svg:x="6.682cm" svg:y="3.062cm"><text:p text:style-name="P166"><text:span text:style-name="T110">[108..143]</text:span></text:p><draw:enhanced-geometry svg:viewBox="0 0 21600 21600" draw:type="rectangle" draw:enhanced-path="M 0 0 L 21600 0 21600 21600 0 21600 0 0 Z N"/></draw:custom-shape><draw:custom-shape draw:style-name="gr58" draw:text-style-name="P177" svg:width="1.841cm" svg:height="0.511cm" svg:x="6.682cm" svg:y="3.667cm"><text:p text:style-name="P166"><text:span text:style-name="T110">[108..143]</text:span></text:p><draw:enhanced-geometry svg:viewBox="0 0 21600 21600" draw:type="rectangle" draw:enhanced-path="M 0 0 L 21600 0 21600 21600 0 21600 0 0 Z N"/></draw:custom-shape><draw:custom-shape draw:style-name="gr38" draw:text-style-name="P171" svg:width="1.865cm" svg:height="0.518cm" svg:x="8.728cm" svg:y="2.441cm"><text:p text:style-name="P166"><text:span text:style-name="T110">[120..149]</text:span></text:p><draw:enhanced-geometry svg:viewBox="0 0 21600 21600" draw:type="rectangle" draw:enhanced-path="M 0 0 L 21600 0 21600 21600 0 21600 0 0 Z N"/></draw:custom-shape><draw:custom-shape draw:style-name="gr59" draw:text-style-name="P177" svg:width="1.865cm" svg:height="0.507cm" svg:x="8.728cm" svg:y="3.062cm"><text:p text:style-name="P166"><text:span text:style-name="T110">[144..179]</text:span></text:p><draw:enhanced-geometry svg:viewBox="0 0 21600 21600" draw:type="rectangle" draw:enhanced-path="M 0 0 L 21600 0 21600 21600 0 21600 0 0 Z N"/></draw:custom-shape><draw:custom-shape draw:style-name="gr60" draw:text-style-name="P177" svg:width="1.865cm" svg:height="0.511cm" svg:x="8.728cm" svg:y="3.667cm"><text:p text:style-name="P166"><text:span text:style-name="T110">[144..179]</text:span></text:p><draw:enhanced-geometry svg:viewBox="0 0 21600 21600" draw:type="rectangle" draw:enhanced-path="M 0 0 L 21600 0 21600 21600 0 21600 0 0 Z N"/></draw:custom-shape><draw:custom-shape draw:style-name="gr15" draw:text-style-name="P171" svg:width="1.863cm" svg:height="0.518cm" svg:x="4.611cm" svg:y="2.441cm"><text:p text:style-name="P166"><text:span text:style-name="T110">[60..89]</text:span></text:p><draw:enhanced-geometry svg:viewBox="0 0 21600 21600" draw:mirror-horizontal="false" draw:mirror-vertical="false" draw:type="rectangle" draw:enhanced-path="M 0 0 L 21600 0 21600 21600 0 21600 0 0 Z N"/></draw:custom-shape><draw:custom-shape draw:style-name="gr61" draw:text-style-name="P177" svg:width="1.863cm" svg:height="0.507cm" svg:x="4.611cm" svg:y="3.062cm"><text:p text:style-name="P166"><text:span text:style-name="T110">[72..107]</text:span></text:p><draw:enhanced-geometry svg:viewBox="0 0 21600 21600" draw:type="rectangle" draw:enhanced-path="M 0 0 L 21600 0 21600 21600 0 21600 0 0 Z N"/></draw:custom-shape><draw:custom-shape draw:style-name="gr62" draw:text-style-name="P177" svg:width="1.863cm" svg:height="0.511cm" svg:x="4.611cm" svg:y="3.667cm"><text:p text:style-name="P166"><text:span text:style-name="T110">[72..107]</text:span></text:p><draw:enhanced-geometry svg:viewBox="0 0 21600 21600" draw:type="rectangle" draw:enhanced-path="M 0 0 L 21600 0 21600 21600 0 21600 0 0 Z N"/></draw:custom-shape><draw:custom-shape draw:style-name="gr37" draw:text-style-name="P171" svg:width="1.841cm" svg:height="0.518cm" svg:x="2.563cm" svg:y="2.441cm"><text:p text:style-name="P166"><text:span text:style-name="T110">[30..59]</text:span></text:p><draw:enhanced-geometry svg:viewBox="0 0 21600 21600" draw:mirror-horizontal="false" draw:mirror-vertical="false" draw:type="rectangle" draw:enhanced-path="M 0 0 L 21600 0 21600 21600 0 21600 0 0 Z N"/></draw:custom-shape><draw:custom-shape draw:style-name="gr57" draw:text-style-name="P177" svg:width="1.841cm" svg:height="0.507cm" svg:x="2.563cm" svg:y="3.062cm"><text:p text:style-name="P166"><text:span text:style-name="T110">[36..71]</text:span></text:p><draw:enhanced-geometry svg:viewBox="0 0 21600 21600" draw:type="rectangle" draw:enhanced-path="M 0 0 L 21600 0 21600 21600 0 21600 0 0 Z N"/></draw:custom-shape><draw:custom-shape draw:style-name="gr58" draw:text-style-name="P177" svg:width="1.841cm" svg:height="0.511cm" svg:x="2.563cm" svg:y="3.667cm"><text:p text:style-name="P166"><text:span text:style-name="T110">[36..71]</text:span></text:p><draw:enhanced-geometry svg:viewBox="0 0 21600 21600" draw:type="rectangle" draw:enhanced-path="M 0 0 L 21600 0 21600 21600 0 21600 0 0 Z N"/></draw:custom-shape><draw:custom-shape draw:style-name="gr38" draw:text-style-name="P171" svg:width="1.865cm" svg:height="0.518cm" svg:x="0.492cm" svg:y="2.441cm"><text:p text:style-name="P166"><text:span text:style-name="T110">[0..29]</text:span></text:p><draw:enhanced-geometry svg:viewBox="0 0 21600 21600" draw:mirror-horizontal="false" draw:mirror-vertical="false" draw:type="rectangle" draw:enhanced-path="M 0 0 L 21600 0 21600 21600 0 21600 0 0 Z N"/></draw:custom-shape><draw:custom-shape draw:style-name="gr59" draw:text-style-name="P177" svg:width="1.865cm" svg:height="0.507cm" svg:x="0.492cm" svg:y="3.062cm"><text:p text:style-name="P166"><text:span text:style-name="T110">[0..35]</text:span></text:p><draw:enhanced-geometry svg:viewBox="0 0 21600 21600" draw:type="rectangle" draw:enhanced-path="M 0 0 L 21600 0 21600 21600 0 21600 0 0 Z N"/></draw:custom-shape><draw:custom-shape draw:style-name="gr60" draw:text-style-name="P177" svg:width="1.865cm" svg:height="0.511cm" svg:x="0.492cm" svg:y="3.667cm"><text:p text:style-name="P166"><text:span text:style-name="T110">[0..35]</text:span></text:p><draw:enhanced-geometry svg:viewBox="0 0 21600 21600" draw:type="rectangle" draw:enhanced-path="M 0 0 L 21600 0 21600 21600 0 21600 0 0 Z N"/></draw:custom-shape><draw:custom-shape draw:style-name="gr35" draw:text-style-name="P174" svg:width="1.865cm" svg:height="0.518cm" svg:x="10.696cm" svg:y="3.673cm"><text:p text:style-name="P166"><text:span text:style-name="T113">[150..179]</text:span></text:p><draw:enhanced-geometry svg:viewBox="0 0 21600 21600" draw:type="rectangle" draw:enhanced-path="M 0 0 L 21600 0 21600 21600 0 21600 0 0 Z N"/></draw:custom-shape><draw:custom-shape draw:style-name="gr38" draw:text-style-name="P171" svg:width="1.865cm" svg:height="0.518cm" svg:x="10.705cm" svg:y="2.445cm"><text:p text:style-name="P166"><text:span text:style-name="T110">[150..179]</text:span></text:p><draw:enhanced-geometry svg:viewBox="0 0 21600 21600" draw:type="rectangle" draw:enhanced-path="M 0 0 L 21600 0 21600 21600 0 21600 0 0 Z N"/></draw:custom-shape><draw:g draw:style-name="gr3"><draw:custom-shape draw:style-name="gr17" draw:text-style-name="P172" svg:width="0.445cm" svg:height="0.107cm" svg:x="5.32cm" svg:y="1.584cm"><text:p/><draw:enhanced-geometry svg:viewBox="0 0 21600 21600" draw:type="rectangle" draw:enhanced-path="M 0 0 L 21600 0 21600 21600 0 21600 0 0 Z N"/></draw:custom-shape><draw:custom-shape draw:style-name="gr17" draw:text-style-name="P172" svg:width="0.445cm" svg:height="0.107cm" svg:x="5.32cm" svg:y="1.438cm"><text:p/><draw:enhanced-geometry svg:viewBox="0 0 21600 21600" draw:type="rectangle" draw:enhanced-path="M 0 0 L 21600 0 21600 21600 0 21600 0 0 Z N"/></draw:custom-shape><draw:custom-shape draw:style-name="gr39" draw:text-style-name="P172" svg:width="0.445cm" svg:height="0.253cm" svg:x="5.32cm" svg:y="1.127cm"><text:p/><draw:enhanced-geometry svg:viewBox="0 0 21600 21600" draw:type="rectangle" draw:enhanced-path="M 0 0 L 21600 0 21600 21600 0 21600 0 0 Z N"/></draw:custom-shape><draw:polygon draw:style-name="gr18" draw:text-style-name="P172" svg:width="0.875cm" svg:height="0.365cm" svg:x="5.105cm" svg:y="1.75cm" svg:viewBox="0 0 876 366" draw:points="657,0 657,209 876,209 438,366 0,209 219,209 219,0"><text:p/></draw:polygon><draw:custom-shape draw:style-name="gr17" draw:text-style-name="P172" svg:width="0.445cm" svg:height="0.1cm" svg:x="5.32cm" svg:y="0.983cm"><text:p/><draw:enhanced-geometry svg:viewBox="0 0 21600 21600" draw:type="rectangle" draw:enhanced-path="M 0 0 L 21600 0 21600 21600 0 21600 0 0 Z N"/></draw:custom-shape><draw:custom-shape draw:style-name="gr17" draw:text-style-name="P172" svg:width="0.445cm" svg:height="0.105cm" svg:x="5.32cm" svg:y="0.815cm"><text:p/><draw:enhanced-geometry svg:viewBox="0 0 21600 21600" draw:type="rectangle" draw:enhanced-path="M 0 0 L 21600 0 21600 21600 0 21600 0 0 Z N"/></draw:custom-shape></draw:g><draw:g draw:style-name="gr3"><draw:g draw:style-name="gr3"><draw:custom-shape draw:style-name="gr17" draw:text-style-name="P172" svg:width="0.426cm" svg:height="0.103cm" svg:x="7.391cm" svg:y="1.579cm"><text:p/><draw:enhanced-geometry svg:viewBox="0 0 21600 21600" draw:type="rectangle" draw:enhanced-path="M 0 0 L 21600 0 21600 21600 0 21600 0 0 Z N"/></draw:custom-shape><draw:custom-shape draw:style-name="gr17" draw:text-style-name="P172" svg:width="0.426cm" svg:height="0.107cm" svg:x="7.391cm" svg:y="1.429cm"><text:p/><draw:enhanced-geometry svg:viewBox="0 0 21600 21600" draw:type="rectangle" draw:enhanced-path="M 0 0 L 21600 0 21600 21600 0 21600 0 0 Z N"/></draw:custom-shape><draw:polygon draw:style-name="gr18" draw:text-style-name="P172" svg:width="0.875cm" svg:height="0.365cm" svg:x="7.166cm" svg:y="1.742cm" svg:viewBox="0 0 876 366" draw:points="657,0 657,209 876,209 438,366 0,209 219,209 219,0"><text:p/></draw:polygon></draw:g><draw:polygon draw:style-name="gr19" draw:text-style-name="P172" svg:width="1.996cm" svg:height="0.198cm" svg:x="5.825cm" svg:y="1.188cm" svg:viewBox="0 0 1997 199" draw:points="0,0 1997,0 1997,136 1996,136 1996,199 1559,199 1559,136 0,136"><text:p/></draw:polygon></draw:g><draw:g draw:style-name="gr3"><draw:g draw:style-name="gr3"><draw:custom-shape draw:style-name="gr48" draw:text-style-name="P176" svg:width="0.447cm" svg:height="0.103cm" svg:x="9.446cm" svg:y="1.579cm"><text:p/><draw:enhanced-geometry svg:viewBox="0 0 21600 21600" draw:type="rectangle" draw:enhanced-path="M 0 0 L 21600 0 21600 21600 0 21600 0 0 Z N"/></draw:custom-shape><draw:custom-shape draw:style-name="gr48" draw:text-style-name="P176" svg:width="0.447cm" svg:height="0.107cm" svg:x="9.446cm" svg:y="1.429cm"><text:p/><draw:enhanced-geometry svg:viewBox="0 0 21600 21600" draw:type="rectangle" draw:enhanced-path="M 0 0 L 21600 0 21600 21600 0 21600 0 0 Z N"/></draw:custom-shape><draw:polygon draw:style-name="gr49" draw:text-style-name="P176" svg:width="0.875cm" svg:height="0.365cm" svg:x="9.234cm" svg:y="1.742cm" svg:viewBox="0 0 876 366" draw:points="657,0 657,209 876,209 438,366 0,209 219,209 219,0"><text:p/></draw:polygon></draw:g><draw:polygon draw:style-name="gr63" draw:text-style-name="P176" svg:width="1.996cm" svg:height="0.198cm" svg:x="7.893cm" svg:y="1.188cm" svg:viewBox="0 0 1997 199" draw:points="0,0 1997,0 1997,136 1996,136 1996,199 1559,199 1559,136 0,136"><text:p/></draw:polygon></draw:g><draw:g draw:style-name="gr3"><draw:g draw:style-name="gr3"><draw:g draw:style-name="gr3"><draw:custom-shape draw:style-name="gr17" draw:text-style-name="P172" svg:width="0.424cm" svg:height="0.103cm" svg:x="3.261cm" svg:y="1.579cm"><text:p/><draw:enhanced-geometry svg:viewBox="0 0 21600 21600" draw:mirror-horizontal="true" draw:type="rectangle" draw:enhanced-path="M 0 0 L 21600 0 21600 21600 0 21600 0 0 Z N"/></draw:custom-shape><draw:custom-shape draw:style-name="gr17" draw:text-style-name="P172" svg:width="0.424cm" svg:height="0.107cm" svg:x="3.261cm" svg:y="1.429cm"><text:p/><draw:enhanced-geometry svg:viewBox="0 0 21600 21600" draw:mirror-horizontal="true" draw:type="rectangle" draw:enhanced-path="M 0 0 L 21600 0 21600 21600 0 21600 0 0 Z N"/></draw:custom-shape><draw:polygon draw:style-name="gr18" draw:text-style-name="P172" svg:width="0.875cm" svg:height="0.365cm" svg:x="3.035cm" svg:y="1.742cm" svg:viewBox="0 0 876 366" draw:points="218,0 218,209 0,209 437,366 876,209 657,209 657,0"><text:p/></draw:polygon></draw:g><draw:polygon draw:style-name="gr19" draw:text-style-name="P172" svg:width="1.996cm" svg:height="0.198cm" svg:x="3.254cm" svg:y="1.188cm" svg:viewBox="0 0 1997 199" draw:points="1997,0 0,0 0,136 1,136 1,199 438,199 438,136 1997,136"><text:p/></draw:polygon></draw:g><draw:g draw:style-name="gr3"><draw:g draw:style-name="gr3"><draw:custom-shape draw:style-name="gr17" draw:text-style-name="P172" svg:width="0.445cm" svg:height="0.103cm" svg:x="1.18cm" svg:y="1.579cm"><text:p/><draw:enhanced-geometry svg:viewBox="0 0 21600 21600" draw:mirror-horizontal="true" draw:type="rectangle" draw:enhanced-path="M 0 0 L 21600 0 21600 21600 0 21600 0 0 Z N"/></draw:custom-shape><draw:custom-shape draw:style-name="gr17" draw:text-style-name="P172" svg:width="0.445cm" svg:height="0.107cm" svg:x="1.18cm" svg:y="1.429cm"><text:p/><draw:enhanced-geometry svg:viewBox="0 0 21600 21600" draw:mirror-horizontal="true" draw:type="rectangle" draw:enhanced-path="M 0 0 L 21600 0 21600 21600 0 21600 0 0 Z N"/></draw:custom-shape><draw:polygon draw:style-name="gr18" draw:text-style-name="P172" svg:width="0.875cm" svg:height="0.365cm" svg:x="0.968cm" svg:y="1.742cm" svg:viewBox="0 0 876 366" draw:points="218,0 218,209 0,209 437,366 876,209 657,209 657,0"><text:p/></draw:polygon></draw:g><draw:polygon draw:style-name="gr19" draw:text-style-name="P172" svg:width="1.996cm" svg:height="0.198cm" svg:x="1.187cm" svg:y="1.188cm" svg:viewBox="0 0 1997 199" draw:points="1997,0 0,0 0,136 1,136 1,199 438,199 438,136 1997,136"><text:p/></draw:polygon></draw:g></draw:g><draw:g draw:style-name="gr3"><draw:g draw:style-name="gr3"><draw:custom-shape draw:style-name="gr44" draw:text-style-name="P175" svg:width="0.445cm" svg:height="0.101cm" svg:x="11.511cm" svg:y="1.581cm"><text:p/><draw:enhanced-geometry svg:viewBox="0 0 21600 21600" draw:type="rectangle" draw:enhanced-path="M 0 0 L 21600 0 21600 21600 0 21600 0 0 Z N"/></draw:custom-shape><draw:custom-shape draw:style-name="gr44" draw:text-style-name="P175" svg:width="0.445cm" svg:height="0.107cm" svg:x="11.511cm" svg:y="1.431cm"><text:p/><draw:enhanced-geometry svg:viewBox="0 0 21600 21600" draw:type="rectangle" draw:enhanced-path="M 0 0 L 21600 0 21600 21600 0 21600 0 0 Z N"/></draw:custom-shape><draw:polygon draw:style-name="gr46" draw:text-style-name="P175" svg:width="0.875cm" svg:height="0.365cm" svg:x="11.301cm" svg:y="1.743cm" svg:viewBox="0 0 876 366" draw:points="657,0 657,209 876,209 438,366 0,209 219,209 219,0"><text:p/></draw:polygon></draw:g><draw:polygon draw:style-name="gr47" draw:text-style-name="P175" svg:width="1.996cm" svg:height="0.198cm" svg:x="9.958cm" svg:y="1.189cm" svg:viewBox="0 0 1997 199" draw:points="0,0 1997,0 1997,136 1996,136 1996,199 1559,199 1559,136 0,136"><text:p/></draw:polygon></draw:g><draw:custom-shape draw:style-name="gr35" draw:text-style-name="P174" svg:width="1.865cm" svg:height="0.518cm" svg:x="10.728cm" svg:y="3.069cm"><text:p text:style-name="P166"><text:span text:style-name="T113">[150..179]</text:span></text:p><draw:enhanced-geometry svg:viewBox="0 0 21600 21600" draw:type="rectangle" draw:enhanced-path="M 0 0 L 21600 0 21600 21600 0 21600 0 0 Z N"/></draw:custom-shape></draw:g></draw:g></text:p>
      <text:p text:style-name="P115"/>
      <text:p text:style-name="P115">So it would not be possible to <text:span text:style-name="T102">expand the number of slices from five to six without updating all of the copies at the same time</text:span>.</text:p>
      <text:p text:style-name="P113"/>
      <text:p text:style-name="P113"/>
      <text:p text:style-name="P102"/>
      <text:p text:style-name="P102">Although the description of the nested configurations sounds complex, in practice all of the routing logic to pass the alerts to all of the slices, or only one of the copies <text:span text:style-name="T101">are </text:span>already implemented in Kafka. <text:s/>Implementing the nested configurations could be done <text:span text:style-name="T101">using </text:span>the standard Kafka consumer <text:span text:style-name="T85">and </text:span>producer components to route the alerts to either all or one of the nodes depending on the configuration.</text:p>
      <text:p text:style-name="P101"/>
      <text:p text:style-name="P55">Future tests are planned which will <text:span text:style-name="T85">develop </text:span>prototypes for each of these solutions to <text:span text:style-name="T80">evaluate whether they provide the expected gains in processing bandwidth, storage capacity and fault tolerance, and what the additional costs involved in managing the overall system are.</text:span></text:p>
      <text:h text:style-name="Heading_20_2" text:outline-level="2">Data caching</text:h>
      <text:p text:style-name="P49">Another way to solve <text:span text:style-name="T80">the data size problem </text:span>is to to treat the in-memory data as a cache for the full <text:span text:style-name="T85">catalog </text:span>and only load a subset into memory at any one time. This requires a mechanism for dynamically updating the contents of the cache to match the incoming <text:span text:style-name="T48">data</text:span>.</text:p>
      <text:p text:style-name="P49"/>
      <text:h text:style-name="Heading_20_3" text:outline-level="3">On demand loading</text:h>
      <text:p text:style-name="P50">One way of implementing this <text:span text:style-name="T104">is </text:span>to load <text:span text:style-name="T49">the data </text:span>into memory on demand. Each time the Java code tries to load a <text:span text:style-name="T49">block of data </text:span>it checks to see if <text:span text:style-name="T49">the data </text:span>is in memory yet, and if not it loads the data from disc before continuing. The side effect of this is that <text:span text:style-name="T86">every time there is a cache-miss </text:span>the system would have to pause while the <text:span text:style-name="T86">required </text:span>data is loaded. <text:span text:style-name="T86">This would in turn </text:span>have a<text:span text:style-name="T49">n </text:span>impact on <text:span text:style-name="T104">system </text:span>performance, <text:span text:style-name="T44">m</text:span>aking <text:span text:style-name="T104">it </text:span>depend<text:span text:style-name="T49">ent</text:span> on I/O data rate.</text:p>
      <text:p text:style-name="P50"/>
      <text:h text:style-name="Heading_20_3" text:outline-level="3">Time based loading</text:h>
      <text:p text:style-name="P51">An alternative approach would be to load <text:span text:style-name="T87">cache </text:span>based on what we know about the <text:span text:style-name="T81">telescope, its physical location and </text:span>its field of view. The region of sky <text:span text:style-name="T48">a ground based </text:span>instrument can see changes over the course of a night as the Earth rotates. <text:span text:style-name="T81">Based on this w</text:span>e can calculate <text:span text:style-name="T81">the </text:span>region of the sky <text:span text:style-name="T87">visible to the telescope </text:span>at <text:span text:style-name="T81">any </text:span>given <text:span text:style-name="T87">point in </text:span>time, and hence the <text:span text:style-name="T83">subset </text:span>of data <text:span text:style-name="T83">in </text:span>the catalog that <text:span text:style-name="T81">could potentially match the alerts in the live stream</text:span>.</text:p>
      <text:p text:style-name="P51"/>
      <text:p text:style-name="P105">Note that this is not based on where the telescope is pointing, but simply the region of sky it is physically possible to see from that location on Earth at that time.</text:p>
      <text:p text:style-name="P105"/>
      <text:p text:style-name="P54">A timer based background process could <text:span text:style-name="T82">calculate the visible region and update the </text:span>subset of the catalog in memory <text:span text:style-name="T82">once an hour</text:span>, loading <text:span text:style-name="T83">new </text:span>data before it becomes visible and remov<text:span text:style-name="T82">ing old data after </text:span>it drops out of view. <text:s/><text:span text:style-name="T82">As it is only run once an hour it is not time critical, so it could use a more </text:span><text:soft-page-break/><text:span text:style-name="T82">complex calculation and selection process to load the a data from a conventional database.</text:span></text:p>
      <text:p text:style-name="P53"/>
      <text:p text:style-name="P53">This solution avoids the delays <text:span text:style-name="T45">to the alert processing caused by a cache miss in an </text:span>on-demand system that loads blocks of data when they are needed, <text:span text:style-name="T80">reducing the impact of I/O data rate on system performance.</text:span></text:p>
      <text:p text:style-name="P51"/>
      <text:p text:style-name="P55">Future tests are planned which will develop prototypes for each of these solutions to <text:span text:style-name="T48">see</text:span> <text:span text:style-name="T84">where the problems are and what </text:span>performance gains they produce.</text:p>
      <text:p text:style-name="P52"/>
      <text:p text:style-name="P51"/>
      <text:h text:style-name="P161" text:outline-level="1">Kafka data store</text:h>
      <text:p text:style-name="P129"><text:span text:style-name="T91">An </text:span>early experiments looked at the feasibility of using <text:span text:style-name="T105">a </text:span>Kafka service as a permanent <text:span text:style-name="T90">data </text:span>store.</text:p>
      <text:p text:style-name="P129">Kafka is primarily designed to store a rolling buffer of data. The actual amount of data stored is set by a number of configuration parameters, including the amount of space it is allowed to use and the maximum length of time to keep the data for. <text:span text:style-name="T105">B</text:span>y setting these configuration parameters to infinite, Kafka will store all the data it receives.</text:p>
      <text:p text:style-name="P130">It does work. The built-in replication means that <text:span text:style-name="T89">Kafka </text:span>will store <text:span text:style-name="T105">multiple </text:span>copies of the data replicated over <text:span text:style-name="T105">the </text:span>machines within <text:span text:style-name="T105">a </text:span>cluster <text:span text:style-name="T105">m</text:span>aking it a reliable and robust data store.</text:p>
      <text:p text:style-name="P130">However, we found two issues which make <text:span text:style-name="T89">Kafka </text:span>a less than ideal data store. The first issue is with indexing. Kafka is primarily designed as a temporary store and forward message processing system, not as a long term data store. As a result support for indexing and selecting subsets of the data are limited.</text:p>
      <text:p text:style-name="P130">The primary use case of Kafka indexing is to <text:span text:style-name="T92">subscribe to a stream of data starting from a specific </text:span>[<text:span text:style-name="T92">start </text:span>date] <text:span text:style-name="T92">or [offset] in the stream. This will generate a </text:span><text:span text:style-name="T12">live</text:span><text:span text:style-name="T92"> stream starting from the specified location in the topic history, and stream all the messages since that point, </text:span><text:span text:style-name="T12">followed by any new messages for that topic</text:span><text:span text:style-name="T92">.</text:span></text:p>
      <text:p text:style-name="P131">The important thing is that the streams will not stop when they reach the end of the current data -<text:span text:style-name="T93">t</text:span><text:span text:style-name="T11">here is no end-of-stream marker in Kafka</text:span>. The streams will stay open, waiting to forward new messages being sent to that topic.</text:p>
      <text:p text:style-name="P131">If the intention is to request a subset of messages between [start] and [end] offsets, then it is up to the client to realize that it has reached the last of the records it wanted to see and to close the connection from the client end. Unless told otherwise, Kafka will continue to wait <text:span text:style-name="T93">and </text:span>forward new incoming messages to the result stream.</text:p>
      <text:p text:style-name="P132">There is work in progress in the data analytics <text:span text:style-name="T105">community</text:span> to combine live data streams and historical archives, but in all the cases we have found they use a separate database, e.g Cassandra or Druid, to store the historical data.</text:p>
      <text:p text:style-name="P132">The second issue with using Kafka as a long term data store is a more practical issue concerning data validation.</text:p>
      <text:p text:style-name="P132">When Kafka is started it checks its data store directories to find <text:span text:style-name="T105">all the </text:span>stored streams <text:span text:style-name="T105">on </text:span>disc. If the service was not shut down <text:span text:style-name="T8">just so</text:span>, the server will default to checking and re-indexing any stored data that it finds before registering the service as live and ready to accept new data.</text:p>
      <text:p text:style-name="P133">This is a very conscientious and safe way of operating, <text:span text:style-name="T94">intended to prevent services with corrupt data sharing that data with other nodes in the cluster and potentially corrupting their data too. This works well if Kafka is configured as a short term store and forward messaging system.</text:span></text:p>
      <text:p text:style-name="P135"><text:span text:style-name="T94">However, if Kafka is configured as a long term data store, the </text:span><text:span text:style-name="T95">propensity </text:span><text:span text:style-name="T94">to re-index all of its data means that the service will take longer and longer to start up as the size of the data grows. If the delay at start up becomes longer than the heart-beat interval used to maintain the register of active nodes in the cluster the a service will be dropped from the cluster as unresponsive before it manages to index all of its data. In the worst case scenario this can result in the other members of the cluster attempting to re-balance the remaining replicas of the data that is on the missing server to maintain the target replication factor. If/when the dropped service finally manages to join the cluster it may discover that all of the data it carefully re-indexed is no longer needed because the other services have re-balanced the replicas between themselves making it redundant.</text:span></text:p>
      <text:p text:style-name="P134"/>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7-30T13:37:31.778233489</dc:date>
    <meta:editing-duration>PT16H56M19S</meta:editing-duration>
    <meta:editing-cycles>41</meta:editing-cycles>
    <meta:generator>LibreOffice/6.1.6.3$Linux_X86_64 LibreOffice_project/10$Build-3</meta:generator>
    <meta:print-date>2019-07-24T20:16:04.612230919</meta:print-date>
    <meta:document-statistic meta:table-count="2" meta:image-count="0" meta:object-count="0" meta:page-count="14" meta:paragraph-count="284" meta:word-count="4378" meta:character-count="26574" meta:non-whitespace-character-count="22228"/>
  </office:meta>
</office:document-meta>
</file>